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D2_20_1_20_kHz">
      <style:table-properties table:display="true" style:writing-mode="lr-tb"/>
    </style:style>
    <style:style style:name="ta2" style:family="table" style:master-page-name="PageStyle_5f_D2_20_5kHz">
      <style:table-properties table:display="true" style:writing-mode="lr-tb"/>
    </style:style>
    <style:style style:name="ta3" style:family="table" style:master-page-name="PageStyle_5f_D2_20_30kHz">
      <style:table-properties table:display="true" style:writing-mode="lr-tb"/>
    </style:style>
    <style:style style:name="ta4" style:family="table" style:master-page-name="PageStyle_5f_D2_20_100kHz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Calibri" style:font-name-asian="Tahoma" style:font-name-complex="Lohit Devanagari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2 1 kHz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2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1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Abs C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4.9642" calcext:value-type="float">
            <text:p>-24.9642</text:p>
          </table:table-cell>
          <table:table-cell office:value-type="float" office:value="-25.1927" calcext:value-type="float">
            <text:p>-25.1927</text:p>
          </table:table-cell>
          <table:table-cell office:value-type="float" office:value="-26.9338" calcext:value-type="float">
            <text:p>-26.9338</text:p>
          </table:table-cell>
          <table:table-cell table:formula="of:=AVERAGE([.B4:.D4])" office:value-type="float" office:value="-25.6969" calcext:value-type="float">
            <text:p>-25.6969</text:p>
          </table:table-cell>
          <table:table-cell table:formula="of:=LN([.A4])" office:value-type="float" office:value="2.30258509299405" calcext:value-type="float">
            <text:p>2.302585093</text:p>
          </table:table-cell>
          <table:table-cell table:formula="of:=ABS([.E4])" office:value-type="float" office:value="25.6969" calcext:value-type="float">
            <text:p>25.6969</text:p>
          </table:table-cell>
          <table:table-cell table:formula="of:=LN([.G4])" office:value-type="float" office:value="3.24637036205759" calcext:value-type="float">
            <text:p>3.2463703621</text:p>
          </table:table-cell>
          <table:table-cell table:formula="of:=(MAX([.B4:.D4])-MIN([.B4:.D4]))/2" office:value-type="float" office:value="0.9848" calcext:value-type="float">
            <text:p>0.9848</text:p>
          </table:table-cell>
          <table:table-cell/>
          <table:table-cell>
            <draw:frame table:end-cell-address="'D2 1 kHz'.Z37" table:end-x="25.48pt" table:end-y="7.48pt" draw:z-index="0" draw:name="Chart 3" draw:style-name="gr1" draw:text-style-name="P1" svg:width="703.47pt" svg:height="502.5pt" svg:x="30.76pt" svg:y="0pt">
              <loext:p draw:notify-on-update-of-ranges="'D2 1 kHz'.H4:'D2 1 kHz'.H29 'D2 1 kHz'.F4:'D2 1 kHz'.F2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3.8912" calcext:value-type="float">
            <text:p>-23.8912</text:p>
          </table:table-cell>
          <table:table-cell office:value-type="float" office:value="-23.4761" calcext:value-type="float">
            <text:p>-23.4761</text:p>
          </table:table-cell>
          <table:table-cell office:value-type="float" office:value="-24.5588" calcext:value-type="float">
            <text:p>-24.5588</text:p>
          </table:table-cell>
          <table:table-cell table:formula="of:=AVERAGE([.B5:.D5])" office:value-type="float" office:value="-23.9753666666667" calcext:value-type="float">
            <text:p>-23.9753666667</text:p>
          </table:table-cell>
          <table:table-cell table:formula="of:=LN([.A5])" office:value-type="float" office:value="2.99573227355399" calcext:value-type="float">
            <text:p>2.9957322736</text:p>
          </table:table-cell>
          <table:table-cell table:formula="of:=ABS([.E5])" office:value-type="float" office:value="23.9753666666667" calcext:value-type="float">
            <text:p>23.9753666667</text:p>
          </table:table-cell>
          <table:table-cell table:formula="of:=LN([.G5])" office:value-type="float" office:value="3.17702691436128" calcext:value-type="float">
            <text:p>3.1770269144</text:p>
          </table:table-cell>
          <table:table-cell table:formula="of:=(MAX([.B5:.D5])-MIN([.B5:.D5]))/2" office:value-type="float" office:value="0.541350000000001" calcext:value-type="float">
            <text:p>0.54135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3.9573" calcext:value-type="float">
            <text:p>-23.9573</text:p>
          </table:table-cell>
          <table:table-cell office:value-type="float" office:value="-23.1086" calcext:value-type="float">
            <text:p>-23.1086</text:p>
          </table:table-cell>
          <table:table-cell office:value-type="float" office:value="-23.6557" calcext:value-type="float">
            <text:p>-23.6557</text:p>
          </table:table-cell>
          <table:table-cell table:formula="of:=AVERAGE([.B6:.D6])" office:value-type="float" office:value="-23.5738666666667" calcext:value-type="float">
            <text:p>-23.5738666667</text:p>
          </table:table-cell>
          <table:table-cell table:formula="of:=LN([.A6])" office:value-type="float" office:value="3.40119738166216" calcext:value-type="float">
            <text:p>3.4011973817</text:p>
          </table:table-cell>
          <table:table-cell table:formula="of:=ABS([.E6])" office:value-type="float" office:value="23.5738666666667" calcext:value-type="float">
            <text:p>23.5738666667</text:p>
          </table:table-cell>
          <table:table-cell table:formula="of:=LN([.G6])" office:value-type="float" office:value="3.16013875383974" calcext:value-type="float">
            <text:p>3.1601387538</text:p>
          </table:table-cell>
          <table:table-cell table:formula="of:=(MAX([.B6:.D6])-MIN([.B6:.D6]))/2" office:value-type="float" office:value="0.42435" calcext:value-type="float">
            <text:p>0.42435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3.5712" calcext:value-type="float">
            <text:p>-23.5712</text:p>
          </table:table-cell>
          <table:table-cell office:value-type="float" office:value="-24.0459" calcext:value-type="float">
            <text:p>-24.0459</text:p>
          </table:table-cell>
          <table:table-cell office:value-type="float" office:value="-25.3324" calcext:value-type="float">
            <text:p>-25.3324</text:p>
          </table:table-cell>
          <table:table-cell table:formula="of:=AVERAGE([.B7:.D7])" office:value-type="float" office:value="-24.3165" calcext:value-type="float">
            <text:p>-24.3165</text:p>
          </table:table-cell>
          <table:table-cell table:formula="of:=LN([.A7])" office:value-type="float" office:value="3.68887945411394" calcext:value-type="float">
            <text:p>3.6888794541</text:p>
          </table:table-cell>
          <table:table-cell table:formula="of:=ABS([.E7])" office:value-type="float" office:value="24.3165" calcext:value-type="float">
            <text:p>24.3165</text:p>
          </table:table-cell>
          <table:table-cell table:formula="of:=LN([.G7])" office:value-type="float" office:value="3.1911551322676" calcext:value-type="float">
            <text:p>3.1911551323</text:p>
          </table:table-cell>
          <table:table-cell table:formula="of:=(MAX([.B7:.D7])-MIN([.B7:.D7]))/2" office:value-type="float" office:value="0.880599999999999" calcext:value-type="float">
            <text:p>0.8806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/>
          <table:table-cell table:number-columns-repeated="2"/>
          <table:table-cell table:formula="of:=AVERAGE([.B8:.D8])" office:value-type="string" office:string-value="" calcext:value-type="error">
            <text:p>#DIV/0!</text:p>
          </table:table-cell>
          <table:table-cell table:formula="of:=LN([.A8])" office:value-type="float" office:value="3.91202300542815" calcext:value-type="float">
            <text:p>3.9120230054</text:p>
          </table:table-cell>
          <table:table-cell table:formula="of:=ABS([.E8])" office:value-type="string" office:string-value="" calcext:value-type="error">
            <text:p>#DIV/0!</text:p>
          </table:table-cell>
          <table:table-cell table:formula="of:=LN([.G8])" office:value-type="string" office:string-value="" calcext:value-type="error">
            <text:p>#DIV/0!</text:p>
          </table:table-cell>
          <table:table-cell table:formula="of:=(MAX([.B8:.D8])-MIN([.B8:.D8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AVERAGE([.B9:.D9])" office:value-type="string" office:string-value="" calcext:value-type="error">
            <text:p>#DIV/0!</text:p>
          </table:table-cell>
          <table:table-cell table:formula="of:=LN([.A9])" office:value-type="float" office:value="4.0943445622221" calcext:value-type="float">
            <text:p>4.0943445622</text:p>
          </table:table-cell>
          <table:table-cell table:formula="of:=ABS([.E9])" office:value-type="string" office:string-value="" calcext:value-type="error">
            <text:p>#DIV/0!</text:p>
          </table:table-cell>
          <table:table-cell table:formula="of:=LN([.G9])" office:value-type="string" office:string-value="" calcext:value-type="error">
            <text:p>#DIV/0!</text:p>
          </table:table-cell>
          <table:table-cell table:formula="of:=(MAX([.B9:.D9])-MIN([.B9:.D9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table:formula="of:=AVERAGE([.B10:.D10])" office:value-type="string" office:string-value="" calcext:value-type="error">
            <text:p>#DIV/0!</text:p>
          </table:table-cell>
          <table:table-cell table:formula="of:=LN([.A10])" office:value-type="float" office:value="4.24849524204936" calcext:value-type="float">
            <text:p>4.248495242</text:p>
          </table:table-cell>
          <table:table-cell table:formula="of:=ABS([.E10])" office:value-type="string" office:string-value="" calcext:value-type="error">
            <text:p>#DIV/0!</text:p>
          </table:table-cell>
          <table:table-cell table:formula="of:=LN([.G10])" office:value-type="string" office:string-value="" calcext:value-type="error">
            <text:p>#DIV/0!</text:p>
          </table:table-cell>
          <table:table-cell table:formula="of:=(MAX([.B10:.D10])-MIN([.B10:.D10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table:formula="of:=AVERAGE([.B11:.D11])" office:value-type="string" office:string-value="" calcext:value-type="error">
            <text:p>#DIV/0!</text:p>
          </table:table-cell>
          <table:table-cell table:formula="of:=LN([.A11])" office:value-type="float" office:value="4.38202663467388" calcext:value-type="float">
            <text:p>4.3820266347</text:p>
          </table:table-cell>
          <table:table-cell table:formula="of:=ABS([.E11])" office:value-type="string" office:string-value="" calcext:value-type="error">
            <text:p>#DIV/0!</text:p>
          </table:table-cell>
          <table:table-cell table:formula="of:=LN([.G11])" office:value-type="string" office:string-value="" calcext:value-type="error">
            <text:p>#DIV/0!</text:p>
          </table:table-cell>
          <table:table-cell table:formula="of:=(MAX([.B11:.D11])-MIN([.B11:.D11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table:formula="of:=AVERAGE([.B12:.D12])" office:value-type="string" office:string-value="" calcext:value-type="error">
            <text:p>#DIV/0!</text:p>
          </table:table-cell>
          <table:table-cell table:formula="of:=LN([.A12])" office:value-type="float" office:value="4.49980967033027" calcext:value-type="float">
            <text:p>4.4998096703</text:p>
          </table:table-cell>
          <table:table-cell table:formula="of:=ABS([.E12])" office:value-type="string" office:string-value="" calcext:value-type="error">
            <text:p>#DIV/0!</text:p>
          </table:table-cell>
          <table:table-cell table:formula="of:=LN([.G12])" office:value-type="string" office:string-value="" calcext:value-type="error">
            <text:p>#DIV/0!</text:p>
          </table:table-cell>
          <table:table-cell table:formula="of:=(MAX([.B12:.D12])-MIN([.B12:.D12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formula="of:=AVERAGE([.B13:.D13])" office:value-type="string" office:string-value="" calcext:value-type="error">
            <text:p>#DIV/0!</text:p>
          </table:table-cell>
          <table:table-cell table:formula="of:=LN([.A13])" office:value-type="float" office:value="4.60517018598809" calcext:value-type="float">
            <text:p>4.605170186</text:p>
          </table:table-cell>
          <table:table-cell table:formula="of:=ABS([.E13])" office:value-type="string" office:string-value="" calcext:value-type="error">
            <text:p>#DIV/0!</text:p>
          </table:table-cell>
          <table:table-cell table:formula="of:=LN([.G13])" office:value-type="string" office:string-value="" calcext:value-type="error">
            <text:p>#DIV/0!</text:p>
          </table:table-cell>
          <table:table-cell table:formula="of:=(MAX([.B13:.D13])-MIN([.B13:.D13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  <table:table-cell table:formula="of:=AVERAGE([.B14:.D14])" office:value-type="string" office:string-value="" calcext:value-type="error">
            <text:p>#DIV/0!</text:p>
          </table:table-cell>
          <table:table-cell table:formula="of:=LN([.A14])" office:value-type="float" office:value="4.70048036579242" calcext:value-type="float">
            <text:p>4.7004803658</text:p>
          </table:table-cell>
          <table:table-cell table:formula="of:=ABS([.E14])" office:value-type="string" office:string-value="" calcext:value-type="error">
            <text:p>#DIV/0!</text:p>
          </table:table-cell>
          <table:table-cell table:formula="of:=LN([.G14])" office:value-type="string" office:string-value="" calcext:value-type="error">
            <text:p>#DIV/0!</text:p>
          </table:table-cell>
          <table:table-cell table:formula="of:=(MAX([.B14:.D14])-MIN([.B14:.D14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table:formula="of:=AVERAGE([.B15:.D15])" office:value-type="string" office:string-value="" calcext:value-type="error">
            <text:p>#DIV/0!</text:p>
          </table:table-cell>
          <table:table-cell table:formula="of:=LN([.A15])" office:value-type="float" office:value="4.78749174278205" calcext:value-type="float">
            <text:p>4.7874917428</text:p>
          </table:table-cell>
          <table:table-cell table:formula="of:=ABS([.E15])" office:value-type="string" office:string-value="" calcext:value-type="error">
            <text:p>#DIV/0!</text:p>
          </table:table-cell>
          <table:table-cell table:formula="of:=LN([.G15])" office:value-type="string" office:string-value="" calcext:value-type="error">
            <text:p>#DIV/0!</text:p>
          </table:table-cell>
          <table:table-cell table:formula="of:=(MAX([.B15:.D15])-MIN([.B15:.D15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table:formula="of:=AVERAGE([.B16:.D16])" office:value-type="string" office:string-value="" calcext:value-type="error">
            <text:p>#DIV/0!</text:p>
          </table:table-cell>
          <table:table-cell table:formula="of:=LN([.A16])" office:value-type="float" office:value="4.86753445045558" calcext:value-type="float">
            <text:p>4.8675344505</text:p>
          </table:table-cell>
          <table:table-cell table:formula="of:=ABS([.E16])" office:value-type="string" office:string-value="" calcext:value-type="error">
            <text:p>#DIV/0!</text:p>
          </table:table-cell>
          <table:table-cell table:formula="of:=LN([.G16])" office:value-type="string" office:string-value="" calcext:value-type="error">
            <text:p>#DIV/0!</text:p>
          </table:table-cell>
          <table:table-cell table:formula="of:=(MAX([.B16:.D16])-MIN([.B16:.D16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table:formula="of:=AVERAGE([.B17:.D17])" office:value-type="string" office:string-value="" calcext:value-type="error">
            <text:p>#DIV/0!</text:p>
          </table:table-cell>
          <table:table-cell table:formula="of:=LN([.A17])" office:value-type="float" office:value="4.9416424226093" calcext:value-type="float">
            <text:p>4.9416424226</text:p>
          </table:table-cell>
          <table:table-cell table:formula="of:=ABS([.E17])" office:value-type="string" office:string-value="" calcext:value-type="error">
            <text:p>#DIV/0!</text:p>
          </table:table-cell>
          <table:table-cell table:formula="of:=LN([.G17])" office:value-type="string" office:string-value="" calcext:value-type="error">
            <text:p>#DIV/0!</text:p>
          </table:table-cell>
          <table:table-cell table:formula="of:=(MAX([.B17:.D17])-MIN([.B17:.D17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table:formula="of:=AVERAGE([.B18:.D18])" office:value-type="string" office:string-value="" calcext:value-type="error">
            <text:p>#DIV/0!</text:p>
          </table:table-cell>
          <table:table-cell table:formula="of:=LN([.A18])" office:value-type="float" office:value="5.01063529409626" calcext:value-type="float">
            <text:p>5.0106352941</text:p>
          </table:table-cell>
          <table:table-cell table:formula="of:=ABS([.E18])" office:value-type="string" office:string-value="" calcext:value-type="error">
            <text:p>#DIV/0!</text:p>
          </table:table-cell>
          <table:table-cell table:formula="of:=LN([.G18])" office:value-type="string" office:string-value="" calcext:value-type="error">
            <text:p>#DIV/0!</text:p>
          </table:table-cell>
          <table:table-cell table:formula="of:=(MAX([.B18:.D18])-MIN([.B18:.D18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table:formula="of:=AVERAGE([.B19:.D19])" office:value-type="string" office:string-value="" calcext:value-type="error">
            <text:p>#DIV/0!</text:p>
          </table:table-cell>
          <table:table-cell table:formula="of:=LN([.A19])" office:value-type="float" office:value="5.07517381523383" calcext:value-type="float">
            <text:p>5.0751738152</text:p>
          </table:table-cell>
          <table:table-cell table:formula="of:=ABS([.E19])" office:value-type="string" office:string-value="" calcext:value-type="error">
            <text:p>#DIV/0!</text:p>
          </table:table-cell>
          <table:table-cell table:formula="of:=LN([.G19])" office:value-type="string" office:string-value="" calcext:value-type="error">
            <text:p>#DIV/0!</text:p>
          </table:table-cell>
          <table:table-cell table:formula="of:=(MAX([.B19:.D19])-MIN([.B19:.D19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  <table:table-cell table:formula="of:=AVERAGE([.B20:.D20])" office:value-type="string" office:string-value="" calcext:value-type="error">
            <text:p>#DIV/0!</text:p>
          </table:table-cell>
          <table:table-cell table:formula="of:=LN([.A20])" office:value-type="float" office:value="5.13579843705026" calcext:value-type="float">
            <text:p>5.1357984371</text:p>
          </table:table-cell>
          <table:table-cell table:formula="of:=ABS([.E20])" office:value-type="string" office:string-value="" calcext:value-type="error">
            <text:p>#DIV/0!</text:p>
          </table:table-cell>
          <table:table-cell table:formula="of:=LN([.G20])" office:value-type="string" office:string-value="" calcext:value-type="error">
            <text:p>#DIV/0!</text:p>
          </table:table-cell>
          <table:table-cell table:formula="of:=(MAX([.B20:.D20])-MIN([.B20:.D20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table:formula="of:=AVERAGE([.B21:.D21])" office:value-type="string" office:string-value="" calcext:value-type="error">
            <text:p>#DIV/0!</text:p>
          </table:table-cell>
          <table:table-cell table:formula="of:=LN([.A21])" office:value-type="float" office:value="5.19295685089021" calcext:value-type="float">
            <text:p>5.1929568509</text:p>
          </table:table-cell>
          <table:table-cell table:formula="of:=ABS([.E21])" office:value-type="string" office:string-value="" calcext:value-type="error">
            <text:p>#DIV/0!</text:p>
          </table:table-cell>
          <table:table-cell table:formula="of:=LN([.G21])" office:value-type="string" office:string-value="" calcext:value-type="error">
            <text:p>#DIV/0!</text:p>
          </table:table-cell>
          <table:table-cell table:formula="of:=(MAX([.B21:.D21])-MIN([.B21:.D21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table:formula="of:=AVERAGE([.B22:.D22])" office:value-type="string" office:string-value="" calcext:value-type="error">
            <text:p>#DIV/0!</text:p>
          </table:table-cell>
          <table:table-cell table:formula="of:=LN([.A22])" office:value-type="float" office:value="5.24702407216049" calcext:value-type="float">
            <text:p>5.2470240722</text:p>
          </table:table-cell>
          <table:table-cell table:formula="of:=ABS([.E22])" office:value-type="string" office:string-value="" calcext:value-type="error">
            <text:p>#DIV/0!</text:p>
          </table:table-cell>
          <table:table-cell table:formula="of:=LN([.G22])" office:value-type="string" office:string-value="" calcext:value-type="error">
            <text:p>#DIV/0!</text:p>
          </table:table-cell>
          <table:table-cell table:formula="of:=(MAX([.B22:.D22])-MIN([.B22:.D22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table:formula="of:=AVERAGE([.B23:.D23])" office:value-type="string" office:string-value="" calcext:value-type="error">
            <text:p>#DIV/0!</text:p>
          </table:table-cell>
          <table:table-cell table:formula="of:=LN([.A23])" office:value-type="float" office:value="5.29831736654804" calcext:value-type="float">
            <text:p>5.2983173665</text:p>
          </table:table-cell>
          <table:table-cell table:formula="of:=ABS([.E23])" office:value-type="string" office:string-value="" calcext:value-type="error">
            <text:p>#DIV/0!</text:p>
          </table:table-cell>
          <table:table-cell table:formula="of:=LN([.G23])" office:value-type="string" office:string-value="" calcext:value-type="error">
            <text:p>#DIV/0!</text:p>
          </table:table-cell>
          <table:table-cell table:formula="of:=(MAX([.B23:.D23])-MIN([.B23:.D23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table:formula="of:=AVERAGE([.B24:.D24])" office:value-type="string" office:string-value="" calcext:value-type="error">
            <text:p>#DIV/0!</text:p>
          </table:table-cell>
          <table:table-cell table:formula="of:=LN([.A24])" office:value-type="float" office:value="5.34710753071747" calcext:value-type="float">
            <text:p>5.3471075307</text:p>
          </table:table-cell>
          <table:table-cell table:formula="of:=ABS([.E24])" office:value-type="string" office:string-value="" calcext:value-type="error">
            <text:p>#DIV/0!</text:p>
          </table:table-cell>
          <table:table-cell table:formula="of:=LN([.G24])" office:value-type="string" office:string-value="" calcext:value-type="error">
            <text:p>#DIV/0!</text:p>
          </table:table-cell>
          <table:table-cell table:formula="of:=(MAX([.B24:.D24])-MIN([.B24:.D24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  <table:table-cell table:formula="of:=AVERAGE([.B25:.D25])" office:value-type="string" office:string-value="" calcext:value-type="error">
            <text:p>#DIV/0!</text:p>
          </table:table-cell>
          <table:table-cell table:formula="of:=LN([.A25])" office:value-type="float" office:value="5.39362754635236" calcext:value-type="float">
            <text:p>5.3936275464</text:p>
          </table:table-cell>
          <table:table-cell table:formula="of:=ABS([.E25])" office:value-type="string" office:string-value="" calcext:value-type="error">
            <text:p>#DIV/0!</text:p>
          </table:table-cell>
          <table:table-cell table:formula="of:=LN([.G25])" office:value-type="string" office:string-value="" calcext:value-type="error">
            <text:p>#DIV/0!</text:p>
          </table:table-cell>
          <table:table-cell table:formula="of:=(MAX([.B25:.D25])-MIN([.B25:.D25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  <table:table-cell table:formula="of:=AVERAGE([.B26:.D26])" office:value-type="string" office:string-value="" calcext:value-type="error">
            <text:p>#DIV/0!</text:p>
          </table:table-cell>
          <table:table-cell table:formula="of:=LN([.A26])" office:value-type="float" office:value="5.4380793089232" calcext:value-type="float">
            <text:p>5.4380793089</text:p>
          </table:table-cell>
          <table:table-cell table:formula="of:=ABS([.E26])" office:value-type="string" office:string-value="" calcext:value-type="error">
            <text:p>#DIV/0!</text:p>
          </table:table-cell>
          <table:table-cell table:formula="of:=LN([.G26])" office:value-type="string" office:string-value="" calcext:value-type="error">
            <text:p>#DIV/0!</text:p>
          </table:table-cell>
          <table:table-cell table:formula="of:=(MAX([.B26:.D26])-MIN([.B26:.D26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  <table:table-cell table:formula="of:=AVERAGE([.B27:.D27])" office:value-type="string" office:string-value="" calcext:value-type="error">
            <text:p>#DIV/0!</text:p>
          </table:table-cell>
          <table:table-cell table:formula="of:=LN([.A27])" office:value-type="float" office:value="5.48063892334199" calcext:value-type="float">
            <text:p>5.4806389233</text:p>
          </table:table-cell>
          <table:table-cell table:formula="of:=ABS([.E27])" office:value-type="string" office:string-value="" calcext:value-type="error">
            <text:p>#DIV/0!</text:p>
          </table:table-cell>
          <table:table-cell table:formula="of:=LN([.G27])" office:value-type="string" office:string-value="" calcext:value-type="error">
            <text:p>#DIV/0!</text:p>
          </table:table-cell>
          <table:table-cell table:formula="of:=(MAX([.B27:.D27])-MIN([.B27:.D27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table:formula="of:=AVERAGE([.B28:.D28])" office:value-type="string" office:string-value="" calcext:value-type="error">
            <text:p>#DIV/0!</text:p>
          </table:table-cell>
          <table:table-cell table:formula="of:=LN([.A28])" office:value-type="float" office:value="5.52146091786225" calcext:value-type="float">
            <text:p>5.5214609179</text:p>
          </table:table-cell>
          <table:table-cell table:formula="of:=ABS([.E28])" office:value-type="string" office:string-value="" calcext:value-type="error">
            <text:p>#DIV/0!</text:p>
          </table:table-cell>
          <table:table-cell table:formula="of:=LN([.G28])" office:value-type="string" office:string-value="" calcext:value-type="error">
            <text:p>#DIV/0!</text:p>
          </table:table-cell>
          <table:table-cell table:formula="of:=(MAX([.B28:.D28])-MIN([.B28:.D28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  <table:table-cell table:formula="of:=AVERAGE([.B29:.D29])" office:value-type="string" office:string-value="" calcext:value-type="error">
            <text:p>#DIV/0!</text:p>
          </table:table-cell>
          <table:table-cell table:formula="of:=LN([.A29])" office:value-type="float" office:value="5.56068163101553" calcext:value-type="float">
            <text:p>5.560681631</text:p>
          </table:table-cell>
          <table:table-cell table:formula="of:=ABS([.E29])" office:value-type="string" office:string-value="" calcext:value-type="error">
            <text:p>#DIV/0!</text:p>
          </table:table-cell>
          <table:table-cell table:formula="of:=LN([.G29])" office:value-type="string" office:string-value="" calcext:value-type="error">
            <text:p>#DIV/0!</text:p>
          </table:table-cell>
          <table:table-cell table:formula="of:=(MAX([.B29:.D29])-MIN([.B29:.D29]))/2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values are negative - maybe because freq. is too low?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 5kHz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Diode 2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5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1" office:value-type="string" calcext:value-type="string">
            <text:p>eln( C )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.184" calcext:value-type="float">
            <text:p>14.184</text:p>
          </table:table-cell>
          <table:table-cell office:value-type="float" office:value="14.1426" calcext:value-type="float">
            <text:p>14.1426</text:p>
          </table:table-cell>
          <table:table-cell office:value-type="float" office:value="14.1244" calcext:value-type="float">
            <text:p>14.1244</text:p>
          </table:table-cell>
          <table:table-cell table:formula="of:=AVERAGE([.B4:.D4])" office:value-type="float" office:value="14.1503333333333" calcext:value-type="float">
            <text:p>14.1503333333</text:p>
          </table:table-cell>
          <table:table-cell table:formula="of:=LN([.A4])" office:value-type="float" office:value="2.30258509299405" calcext:value-type="float">
            <text:p>2.302585093</text:p>
          </table:table-cell>
          <table:table-cell table:formula="of:=LN([.E4])" office:value-type="float" office:value="2.64973818093781" calcext:value-type="float">
            <text:p>2.6497381809</text:p>
          </table:table-cell>
          <table:table-cell table:style-name="ce5" table:formula="of:=0.05/[.A4]" office:value-type="float" office:value="0.005" calcext:value-type="float">
            <text:p>0.005</text:p>
          </table:table-cell>
          <table:table-cell table:formula="of:=(MAX([.B4:.D4])-MIN([.B4:.D4]))/(2*[.E4])" office:value-type="float" office:value="0.00210595745683257" calcext:value-type="float">
            <text:p>0.0021059575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.7857" calcext:value-type="float">
            <text:p>10.7857</text:p>
          </table:table-cell>
          <table:table-cell office:value-type="float" office:value="10.7863" calcext:value-type="float">
            <text:p>10.7863</text:p>
          </table:table-cell>
          <table:table-cell office:value-type="float" office:value="10.7531" calcext:value-type="float">
            <text:p>10.7531</text:p>
          </table:table-cell>
          <table:table-cell table:formula="of:=AVERAGE([.B5:.D5])" office:value-type="float" office:value="10.7750333333333" calcext:value-type="float">
            <text:p>10.7750333333</text:p>
          </table:table-cell>
          <table:table-cell table:formula="of:=LN([.A5])" office:value-type="float" office:value="2.99573227355399" calcext:value-type="float">
            <text:p>2.9957322736</text:p>
          </table:table-cell>
          <table:table-cell table:formula="of:=LN([.E5])" office:value-type="float" office:value="2.37723172956585" calcext:value-type="float">
            <text:p>2.3772317296</text:p>
          </table:table-cell>
          <table:table-cell table:style-name="ce5" table:formula="of:=0.05/[.A5]" office:value-type="float" office:value="0.0025" calcext:value-type="float">
            <text:p>0.0025</text:p>
          </table:table-cell>
          <table:table-cell table:formula="of:=(MAX([.B5:.D5])-MIN([.B5:.D5]))/(2*[.E5])" office:value-type="float" office:value="0.00154059848229398" calcext:value-type="float">
            <text:p>0.0015405985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.22998" calcext:value-type="float">
            <text:p>9.22998</text:p>
          </table:table-cell>
          <table:table-cell office:value-type="float" office:value="9.24744" calcext:value-type="float">
            <text:p>9.24744</text:p>
          </table:table-cell>
          <table:table-cell office:value-type="float" office:value="9.227" calcext:value-type="float">
            <text:p>9.227</text:p>
          </table:table-cell>
          <table:table-cell table:formula="of:=AVERAGE([.B6:.D6])" office:value-type="float" office:value="9.23480666666667" calcext:value-type="float">
            <text:p>9.2348066667</text:p>
          </table:table-cell>
          <table:table-cell table:formula="of:=LN([.A6])" office:value-type="float" office:value="3.40119738166216" calcext:value-type="float">
            <text:p>3.4011973817</text:p>
          </table:table-cell>
          <table:table-cell table:formula="of:=LN([.E6])" office:value-type="float" office:value="2.22297967858276" calcext:value-type="float">
            <text:p>2.2229796786</text:p>
          </table:table-cell>
          <table:table-cell table:style-name="ce5" table:formula="of:=0.05/[.A6]" office:value-type="float" office:value="0.00166666666666667" calcext:value-type="float">
            <text:p>0.0016666667</text:p>
          </table:table-cell>
          <table:table-cell table:formula="of:=(MAX([.B6:.D6])-MIN([.B6:.D6]))/(2*[.E6])" office:value-type="float" office:value="0.00110668261598685" calcext:value-type="float">
            <text:p>0.0011066826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.3427" calcext:value-type="float">
            <text:p>8.3427</text:p>
          </table:table-cell>
          <table:table-cell office:value-type="float" office:value="8.32024" calcext:value-type="float">
            <text:p>8.32024</text:p>
          </table:table-cell>
          <table:table-cell office:value-type="float" office:value="8.34707" calcext:value-type="float">
            <text:p>8.34707</text:p>
          </table:table-cell>
          <table:table-cell table:formula="of:=AVERAGE([.B7:.D7])" office:value-type="float" office:value="8.33667" calcext:value-type="float">
            <text:p>8.33667</text:p>
          </table:table-cell>
          <table:table-cell table:formula="of:=LN([.A7])" office:value-type="float" office:value="3.68887945411394" calcext:value-type="float">
            <text:p>3.6888794541</text:p>
          </table:table-cell>
          <table:table-cell table:formula="of:=LN([.E7])" office:value-type="float" office:value="2.1206638560614" calcext:value-type="float">
            <text:p>2.1206638561</text:p>
          </table:table-cell>
          <table:table-cell table:style-name="ce5" table:formula="of:=0.05/[.A7]" office:value-type="float" office:value="0.00125" calcext:value-type="float">
            <text:p>0.00125</text:p>
          </table:table-cell>
          <table:table-cell table:formula="of:=(MAX([.B7:.D7])-MIN([.B7:.D7]))/(2*[.E7])" office:value-type="float" office:value="0.00160915569406012" calcext:value-type="float">
            <text:p>0.0016091557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7.67795" calcext:value-type="float">
            <text:p>8</text:p>
          </table:table-cell>
          <table:table-cell office:value-type="float" office:value="7.70049" calcext:value-type="float">
            <text:p>7.70049</text:p>
          </table:table-cell>
          <table:table-cell office:value-type="float" office:value="7.68629" calcext:value-type="float">
            <text:p>7.68629</text:p>
          </table:table-cell>
          <table:table-cell table:formula="of:=AVERAGE([.B8:.D8])" office:value-type="float" office:value="7.68824333333333" calcext:value-type="float">
            <text:p>7.6882433333</text:p>
          </table:table-cell>
          <table:table-cell table:formula="of:=LN([.A8])" office:value-type="float" office:value="3.91202300542815" calcext:value-type="float">
            <text:p>3.9120230054</text:p>
          </table:table-cell>
          <table:table-cell table:formula="of:=LN([.E8])" office:value-type="float" office:value="2.03969232222503" calcext:value-type="float">
            <text:p>2.0396923222</text:p>
          </table:table-cell>
          <table:table-cell table:style-name="ce5" table:formula="of:=0.05/[.A8]" office:value-type="float" office:value="0.001" calcext:value-type="float">
            <text:p>0.001</text:p>
          </table:table-cell>
          <table:table-cell table:formula="of:=(MAX([.B8:.D8])-MIN([.B8:.D8]))/(2*[.E8])" office:value-type="float" office:value="0.00146587451923349" calcext:value-type="float">
            <text:p>0.0014658745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.19328" calcext:value-type="float">
            <text:p>7.19328</text:p>
          </table:table-cell>
          <table:table-cell office:value-type="float" office:value="7.19448" calcext:value-type="float">
            <text:p>7.19448</text:p>
          </table:table-cell>
          <table:table-cell office:value-type="float" office:value="7.17857" calcext:value-type="float">
            <text:p>7.17857</text:p>
          </table:table-cell>
          <table:table-cell table:formula="of:=AVERAGE([.B9:.D9])" office:value-type="float" office:value="7.18877666666667" calcext:value-type="float">
            <text:p>7.1887766667</text:p>
          </table:table-cell>
          <table:table-cell table:formula="of:=LN([.A9])" office:value-type="float" office:value="4.0943445622221" calcext:value-type="float">
            <text:p>4.0943445622</text:p>
          </table:table-cell>
          <table:table-cell table:formula="of:=LN([.E9])" office:value-type="float" office:value="1.97252101353874" calcext:value-type="float">
            <text:p>1.9725210135</text:p>
          </table:table-cell>
          <table:table-cell table:style-name="ce5" table:formula="of:=0.05/[.A9]" office:value-type="float" office:value="0.000833333333333333" calcext:value-type="float">
            <text:p>0.0008333333</text:p>
          </table:table-cell>
          <table:table-cell table:formula="of:=(MAX([.B9:.D9])-MIN([.B9:.D9]))/(2*[.E9])" office:value-type="float" office:value="0.00110658605335266" calcext:value-type="float">
            <text:p>0.0011065861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.84688" calcext:value-type="float">
            <text:p>6.84688</text:p>
          </table:table-cell>
          <table:table-cell office:value-type="float" office:value="6.82597" calcext:value-type="float">
            <text:p>6.82597</text:p>
          </table:table-cell>
          <table:table-cell office:value-type="float" office:value="6.82684" calcext:value-type="float">
            <text:p>6.82684</text:p>
          </table:table-cell>
          <table:table-cell table:formula="of:=AVERAGE([.B10:.D10])" office:value-type="float" office:value="6.83323" calcext:value-type="float">
            <text:p>6.83323</text:p>
          </table:table-cell>
          <table:table-cell table:formula="of:=LN([.A10])" office:value-type="float" office:value="4.24849524204936" calcext:value-type="float">
            <text:p>4.248495242</text:p>
          </table:table-cell>
          <table:table-cell table:formula="of:=LN([.E10])" office:value-type="float" office:value="1.9217974754107" calcext:value-type="float">
            <text:p>1.9217974754</text:p>
          </table:table-cell>
          <table:table-cell table:style-name="ce5" table:formula="of:=0.05/[.A10]" office:value-type="float" office:value="0.000714285714285714" calcext:value-type="float">
            <text:p>0.0007142857</text:p>
          </table:table-cell>
          <table:table-cell table:formula="of:=(MAX([.B10:.D10])-MIN([.B10:.D10]))/(2*[.E10])" office:value-type="float" office:value="0.00153002313693522" calcext:value-type="float">
            <text:p>0.0015300231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.55232" calcext:value-type="float">
            <text:p>6.55232</text:p>
          </table:table-cell>
          <table:table-cell table:number-columns-repeated="2" office:value-type="float" office:value="6.54097" calcext:value-type="float">
            <text:p>6.54097</text:p>
          </table:table-cell>
          <table:table-cell table:formula="of:=AVERAGE([.B11:.D11])" office:value-type="float" office:value="6.54475333333333" calcext:value-type="float">
            <text:p>6.5447533333</text:p>
          </table:table-cell>
          <table:table-cell table:formula="of:=LN([.A11])" office:value-type="float" office:value="4.38202663467388" calcext:value-type="float">
            <text:p>4.3820266347</text:p>
          </table:table-cell>
          <table:table-cell table:formula="of:=LN([.E11])" office:value-type="float" office:value="1.87866371084927" calcext:value-type="float">
            <text:p>1.8786637108</text:p>
          </table:table-cell>
          <table:table-cell table:style-name="ce5" table:formula="of:=0.05/[.A11]" office:value-type="float" office:value="0.000625" calcext:value-type="float">
            <text:p>0.000625</text:p>
          </table:table-cell>
          <table:table-cell table:formula="of:=(MAX([.B11:.D11])-MIN([.B11:.D11]))/(2*[.E11])" office:value-type="float" office:value="0.000867106781717278" calcext:value-type="float">
            <text:p>0.0008671068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.28612" calcext:value-type="float">
            <text:p>6.28612</text:p>
          </table:table-cell>
          <table:table-cell office:value-type="float" office:value="6.28518" calcext:value-type="float">
            <text:p>6.28518</text:p>
          </table:table-cell>
          <table:table-cell office:value-type="float" office:value="6.25778" calcext:value-type="float">
            <text:p>6.25778</text:p>
          </table:table-cell>
          <table:table-cell table:formula="of:=AVERAGE([.B12:.D12])" office:value-type="float" office:value="6.27636" calcext:value-type="float">
            <text:p>6.27636</text:p>
          </table:table-cell>
          <table:table-cell table:formula="of:=LN([.A12])" office:value-type="float" office:value="4.49980967033027" calcext:value-type="float">
            <text:p>4.4998096703</text:p>
          </table:table-cell>
          <table:table-cell table:formula="of:=LN([.E12])" office:value-type="float" office:value="1.83679019460236" calcext:value-type="float">
            <text:p>1.8367901946</text:p>
          </table:table-cell>
          <table:table-cell table:style-name="ce5" table:formula="of:=0.05/[.A12]" office:value-type="float" office:value="0.000555555555555556" calcext:value-type="float">
            <text:p>0.0005555556</text:p>
          </table:table-cell>
          <table:table-cell table:formula="of:=(MAX([.B12:.D12])-MIN([.B12:.D12]))/(2*[.E12])" office:value-type="float" office:value="0.00225767801719468" calcext:value-type="float">
            <text:p>0.002257678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.09291" calcext:value-type="float">
            <text:p>6.09291</text:p>
          </table:table-cell>
          <table:table-cell office:value-type="float" office:value="6.1146" calcext:value-type="float">
            <text:p>6.1146</text:p>
          </table:table-cell>
          <table:table-cell office:value-type="float" office:value="6.01894" calcext:value-type="float">
            <text:p>6.01894</text:p>
          </table:table-cell>
          <table:table-cell table:formula="of:=AVERAGE([.B13:.D13])" office:value-type="float" office:value="6.07548333333333" calcext:value-type="float">
            <text:p>6.0754833333</text:p>
          </table:table-cell>
          <table:table-cell table:formula="of:=LN([.A13])" office:value-type="float" office:value="4.60517018598809" calcext:value-type="float">
            <text:p>4.605170186</text:p>
          </table:table-cell>
          <table:table-cell table:formula="of:=LN([.E13])" office:value-type="float" office:value="1.80426154710432" calcext:value-type="float">
            <text:p>1.8042615471</text:p>
          </table:table-cell>
          <table:table-cell table:style-name="ce5" table:formula="of:=0.05/[.A13]" office:value-type="float" office:value="0.0005" calcext:value-type="float">
            <text:p>0.0005</text:p>
          </table:table-cell>
          <table:table-cell table:formula="of:=(MAX([.B13:.D13])-MIN([.B13:.D13]))/(2*[.E13])" office:value-type="float" office:value="0.00787262467458012" calcext:value-type="float">
            <text:p>0.0078726247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.95196" calcext:value-type="float">
            <text:p>5.95196</text:p>
          </table:table-cell>
          <table:table-cell office:value-type="float" office:value="5.96351" calcext:value-type="float">
            <text:p>5.96351</text:p>
          </table:table-cell>
          <table:table-cell office:value-type="float" office:value="5.99318" calcext:value-type="float">
            <text:p>5.99318</text:p>
          </table:table-cell>
          <table:table-cell table:formula="of:=AVERAGE([.B14:.D14])" office:value-type="float" office:value="5.96955" calcext:value-type="float">
            <text:p>5.96955</text:p>
          </table:table-cell>
          <table:table-cell table:formula="of:=LN([.A14])" office:value-type="float" office:value="4.70048036579242" calcext:value-type="float">
            <text:p>4.7004803658</text:p>
          </table:table-cell>
          <table:table-cell table:formula="of:=LN([.E14])" office:value-type="float" office:value="1.78667154767911" calcext:value-type="float">
            <text:p>1.7866715477</text:p>
          </table:table-cell>
          <table:table-cell table:style-name="ce5" table:formula="of:=0.05/[.A14]" office:value-type="float" office:value="0.000454545454545455" calcext:value-type="float">
            <text:p>0.0004545455</text:p>
          </table:table-cell>
          <table:table-cell table:formula="of:=(MAX([.B14:.D14])-MIN([.B14:.D14]))/(2*[.E14])" office:value-type="float" office:value="0.00345252154685027" calcext:value-type="float">
            <text:p>0.0034525215</text:p>
          </table:table-cell>
          <table:table-cell table:number-columns-repeated="2"/>
          <table:table-cell>
            <draw:frame table:end-cell-address="'D2 5kHz'.S29" table:end-x="28.49pt" table:end-y="2.61pt" draw:z-index="0" draw:name="Chart 1" draw:style-name="gr1" draw:text-style-name="P1" svg:width="354.73pt" svg:height="215.97pt" svg:x="4.51pt" svg:y="24.83pt">
              <loext:p draw:notify-on-update-of-ranges="'D2 5kHz'.G1:'D2 5kHz'.G2 'D2 5kHz'.G4:'D2 5kHz'.G23 'D2 5kHz'.F4:'D2 5kHz'.F2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.87156" calcext:value-type="float">
            <text:p>5.87156</text:p>
          </table:table-cell>
          <table:table-cell office:value-type="float" office:value="5.88538" calcext:value-type="float">
            <text:p>5.88538</text:p>
          </table:table-cell>
          <table:table-cell office:value-type="float" office:value="5.89366" calcext:value-type="float">
            <text:p>5.89366</text:p>
          </table:table-cell>
          <table:table-cell table:formula="of:=AVERAGE([.B15:.D15])" office:value-type="float" office:value="5.88353333333333" calcext:value-type="float">
            <text:p>5.8835333333</text:p>
          </table:table-cell>
          <table:table-cell table:formula="of:=LN([.A15])" office:value-type="float" office:value="4.78749174278205" calcext:value-type="float">
            <text:p>4.7874917428</text:p>
          </table:table-cell>
          <table:table-cell table:formula="of:=LN([.E15])" office:value-type="float" office:value="1.77215748846768" calcext:value-type="float">
            <text:p>1.7721574885</text:p>
          </table:table-cell>
          <table:table-cell table:style-name="ce5" table:formula="of:=0.05/[.A15]" office:value-type="float" office:value="0.000416666666666667" calcext:value-type="float">
            <text:p>0.0004166667</text:p>
          </table:table-cell>
          <table:table-cell table:formula="of:=(MAX([.B15:.D15])-MIN([.B15:.D15]))/(2*[.E15])" office:value-type="float" office:value="0.00187812312329326" calcext:value-type="float">
            <text:p>0.0018781231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.89175" calcext:value-type="float">
            <text:p>5.89175</text:p>
          </table:table-cell>
          <table:table-cell office:value-type="float" office:value="5.85866" calcext:value-type="float">
            <text:p>5.85866</text:p>
          </table:table-cell>
          <table:table-cell office:value-type="float" office:value="5.8619" calcext:value-type="float">
            <text:p>5.8619</text:p>
          </table:table-cell>
          <table:table-cell table:formula="of:=AVERAGE([.B16:.D16])" office:value-type="float" office:value="5.87077" calcext:value-type="float">
            <text:p>5.87077</text:p>
          </table:table-cell>
          <table:table-cell table:formula="of:=LN([.A16])" office:value-type="float" office:value="4.86753445045558" calcext:value-type="float">
            <text:p>4.8675344505</text:p>
          </table:table-cell>
          <table:table-cell table:formula="of:=LN([.E16])" office:value-type="float" office:value="1.76998580070574" calcext:value-type="float">
            <text:p>1.7699858007</text:p>
          </table:table-cell>
          <table:table-cell table:style-name="ce5" table:formula="of:=0.05/[.A16]" office:value-type="float" office:value="0.000384615384615385" calcext:value-type="float">
            <text:p>0.0003846154</text:p>
          </table:table-cell>
          <table:table-cell table:formula="of:=(MAX([.B16:.D16])-MIN([.B16:.D16]))/(2*[.E16])" office:value-type="float" office:value="0.00281819931627364" calcext:value-type="float">
            <text:p>0.0028181993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.77172" calcext:value-type="float">
            <text:p>5.77172</text:p>
          </table:table-cell>
          <table:table-cell office:value-type="float" office:value="5.81301" calcext:value-type="float">
            <text:p>5.81301</text:p>
          </table:table-cell>
          <table:table-cell office:value-type="float" office:value="5.77275" calcext:value-type="float">
            <text:p>5.77275</text:p>
          </table:table-cell>
          <table:table-cell table:formula="of:=AVERAGE([.B17:.D17])" office:value-type="float" office:value="5.78582666666667" calcext:value-type="float">
            <text:p>5.7858266667</text:p>
          </table:table-cell>
          <table:table-cell table:formula="of:=LN([.A17])" office:value-type="float" office:value="4.9416424226093" calcext:value-type="float">
            <text:p>4.9416424226</text:p>
          </table:table-cell>
          <table:table-cell table:formula="of:=LN([.E17])" office:value-type="float" office:value="1.75541124873685" calcext:value-type="float">
            <text:p>1.7554112487</text:p>
          </table:table-cell>
          <table:table-cell table:style-name="ce5" table:formula="of:=0.05/[.A17]" office:value-type="float" office:value="0.000357142857142857" calcext:value-type="float">
            <text:p>0.0003571429</text:p>
          </table:table-cell>
          <table:table-cell table:formula="of:=(MAX([.B17:.D17])-MIN([.B17:.D17]))/(2*[.E17])" office:value-type="float" office:value="0.00356820229664675" calcext:value-type="float">
            <text:p>0.0035682023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.76384" calcext:value-type="float">
            <text:p>5.76384</text:p>
          </table:table-cell>
          <table:table-cell office:value-type="float" office:value="5.75813" calcext:value-type="float">
            <text:p>5.75813</text:p>
          </table:table-cell>
          <table:table-cell office:value-type="float" office:value="5.76322" calcext:value-type="float">
            <text:p>5.76322</text:p>
          </table:table-cell>
          <table:table-cell table:formula="of:=AVERAGE([.B18:.D18])" office:value-type="float" office:value="5.76173" calcext:value-type="float">
            <text:p>5.76173</text:p>
          </table:table-cell>
          <table:table-cell table:formula="of:=LN([.A18])" office:value-type="float" office:value="5.01063529409626" calcext:value-type="float">
            <text:p>5.0106352941</text:p>
          </table:table-cell>
          <table:table-cell table:formula="of:=LN([.E18])" office:value-type="float" office:value="1.75123777683482" calcext:value-type="float">
            <text:p>1.7512377768</text:p>
          </table:table-cell>
          <table:table-cell table:style-name="ce5" table:formula="of:=0.05/[.A18]" office:value-type="float" office:value="0.000333333333333333" calcext:value-type="float">
            <text:p>0.0003333333</text:p>
          </table:table-cell>
          <table:table-cell table:formula="of:=(MAX([.B18:.D18])-MIN([.B18:.D18]))/(2*[.E18])" office:value-type="float" office:value="0.000495510896900728" calcext:value-type="float">
            <text:p>0.0004955109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.70572" calcext:value-type="float">
            <text:p>5.70572</text:p>
          </table:table-cell>
          <table:table-cell office:value-type="float" office:value="5.70686" calcext:value-type="float">
            <text:p>5.70686</text:p>
          </table:table-cell>
          <table:table-cell office:value-type="float" office:value="5.71551" calcext:value-type="float">
            <text:p>5.71551</text:p>
          </table:table-cell>
          <table:table-cell table:formula="of:=AVERAGE([.B19:.D19])" office:value-type="float" office:value="5.70936333333333" calcext:value-type="float">
            <text:p>5.7093633333</text:p>
          </table:table-cell>
          <table:table-cell table:formula="of:=LN([.A19])" office:value-type="float" office:value="5.07517381523383" calcext:value-type="float">
            <text:p>5.0751738152</text:p>
          </table:table-cell>
          <table:table-cell table:formula="of:=LN([.E19])" office:value-type="float" office:value="1.74210751715941" calcext:value-type="float">
            <text:p>1.7421075172</text:p>
          </table:table-cell>
          <table:table-cell table:style-name="ce5" table:formula="of:=0.05/[.A19]" office:value-type="float" office:value="0.0003125" calcext:value-type="float">
            <text:p>0.0003125</text:p>
          </table:table-cell>
          <table:table-cell table:formula="of:=(MAX([.B19:.D19])-MIN([.B19:.D19]))/(2*[.E19])" office:value-type="float" office:value="0.00085736354724897" calcext:value-type="float">
            <text:p>0.0008573635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.69792" calcext:value-type="float">
            <text:p>5.69792</text:p>
          </table:table-cell>
          <table:table-cell office:value-type="float" office:value="5.71532" calcext:value-type="float">
            <text:p>5.71532</text:p>
          </table:table-cell>
          <table:table-cell office:value-type="float" office:value="5.73407" calcext:value-type="float">
            <text:p>5.73407</text:p>
          </table:table-cell>
          <table:table-cell table:formula="of:=AVERAGE([.B20:.D20])" office:value-type="float" office:value="5.71577" calcext:value-type="float">
            <text:p>5.71577</text:p>
          </table:table-cell>
          <table:table-cell table:formula="of:=LN([.A20])" office:value-type="float" office:value="5.13579843705026" calcext:value-type="float">
            <text:p>5.1357984371</text:p>
          </table:table-cell>
          <table:table-cell table:formula="of:=LN([.E20])" office:value-type="float" office:value="1.74322902132943" calcext:value-type="float">
            <text:p>1.7432290213</text:p>
          </table:table-cell>
          <table:table-cell table:style-name="ce5" table:formula="of:=0.05/[.A20]" office:value-type="float" office:value="0.000294117647058824" calcext:value-type="float">
            <text:p>0.0002941176</text:p>
          </table:table-cell>
          <table:table-cell table:formula="of:=(MAX([.B20:.D20])-MIN([.B20:.D20]))/(2*[.E20])" office:value-type="float" office:value="0.00316230359164208" calcext:value-type="float">
            <text:p>0.0031623036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.66867" calcext:value-type="float">
            <text:p>5.66867</text:p>
          </table:table-cell>
          <table:table-cell office:value-type="float" office:value="5.6963" calcext:value-type="float">
            <text:p>5.6963</text:p>
          </table:table-cell>
          <table:table-cell office:value-type="float" office:value="5.6768" calcext:value-type="float">
            <text:p>5.6768</text:p>
          </table:table-cell>
          <table:table-cell table:formula="of:=AVERAGE([.B21:.D21])" office:value-type="float" office:value="5.68059" calcext:value-type="float">
            <text:p>5.68059</text:p>
          </table:table-cell>
          <table:table-cell table:formula="of:=LN([.A21])" office:value-type="float" office:value="5.19295685089021" calcext:value-type="float">
            <text:p>5.1929568509</text:p>
          </table:table-cell>
          <table:table-cell table:formula="of:=LN([.E21])" office:value-type="float" office:value="1.73705510057805" calcext:value-type="float">
            <text:p>1.7370551006</text:p>
          </table:table-cell>
          <table:table-cell table:style-name="ce5" table:formula="of:=0.05/[.A21]" office:value-type="float" office:value="0.000277777777777778" calcext:value-type="float">
            <text:p>0.0002777778</text:p>
          </table:table-cell>
          <table:table-cell table:formula="of:=(MAX([.B21:.D21])-MIN([.B21:.D21]))/(2*[.E21])" office:value-type="float" office:value="0.00243196569370437" calcext:value-type="float">
            <text:p>0.0024319657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5.62985" calcext:value-type="float">
            <text:p>5.62985</text:p>
          </table:table-cell>
          <table:table-cell office:value-type="float" office:value="5.64097" calcext:value-type="float">
            <text:p>5.64097</text:p>
          </table:table-cell>
          <table:table-cell office:value-type="float" office:value="5.61817" calcext:value-type="float">
            <text:p>5.61817</text:p>
          </table:table-cell>
          <table:table-cell table:formula="of:=AVERAGE([.B22:.D22])" office:value-type="float" office:value="5.62966333333333" calcext:value-type="float">
            <text:p>5.6296633333</text:p>
          </table:table-cell>
          <table:table-cell table:formula="of:=LN([.A22])" office:value-type="float" office:value="5.24702407216049" calcext:value-type="float">
            <text:p>5.2470240722</text:p>
          </table:table-cell>
          <table:table-cell table:formula="of:=LN([.E22])" office:value-type="float" office:value="1.72804964166613" calcext:value-type="float">
            <text:p>1.7280496417</text:p>
          </table:table-cell>
          <table:table-cell table:style-name="ce5" table:formula="of:=0.05/[.A22]" office:value-type="float" office:value="0.000263157894736842" calcext:value-type="float">
            <text:p>0.0002631579</text:p>
          </table:table-cell>
          <table:table-cell table:formula="of:=(MAX([.B22:.D22])-MIN([.B22:.D22]))/(2*[.E22])" office:value-type="float" office:value="0.00202498787671733" calcext:value-type="float">
            <text:p>0.0020249879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.6381" calcext:value-type="float">
            <text:p>5.6381</text:p>
          </table:table-cell>
          <table:table-cell office:value-type="float" office:value="5.63539" calcext:value-type="float">
            <text:p>5.63539</text:p>
          </table:table-cell>
          <table:table-cell office:value-type="float" office:value="5.62829" calcext:value-type="float">
            <text:p>5.62829</text:p>
          </table:table-cell>
          <table:table-cell table:formula="of:=AVERAGE([.B23:.D23])" office:value-type="float" office:value="5.63392666666667" calcext:value-type="float">
            <text:p>5.6339266667</text:p>
          </table:table-cell>
          <table:table-cell table:formula="of:=LN([.A23])" office:value-type="float" office:value="5.29831736654804" calcext:value-type="float">
            <text:p>5.2983173665</text:p>
          </table:table-cell>
          <table:table-cell table:formula="of:=LN([.E23])" office:value-type="float" office:value="1.72880665315837" calcext:value-type="float">
            <text:p>1.7288066532</text:p>
          </table:table-cell>
          <table:table-cell table:style-name="ce5" table:formula="of:=0.05/[.A23]" office:value-type="float" office:value="0.00025" calcext:value-type="float">
            <text:p>0.00025</text:p>
          </table:table-cell>
          <table:table-cell table:formula="of:=(MAX([.B23:.D23])-MIN([.B23:.D23]))/(2*[.E23])" office:value-type="float" office:value="0.000870618360906355" calcext:value-type="float">
            <text:p>0.000870618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 30kHz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2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3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.0917" calcext:value-type="float">
            <text:p>15.0917</text:p>
          </table:table-cell>
          <table:table-cell office:value-type="float" office:value="15.1004" calcext:value-type="float">
            <text:p>15.1004</text:p>
          </table:table-cell>
          <table:table-cell office:value-type="float" office:value="15.1412" calcext:value-type="float">
            <text:p>15.1412</text:p>
          </table:table-cell>
          <table:table-cell table:formula="of:=AVERAGE([.B4:.D4])" office:value-type="float" office:value="15.1111" calcext:value-type="float">
            <text:p>15.1111</text:p>
          </table:table-cell>
          <table:table-cell table:formula="of:=LN([.A4])" office:value-type="float" office:value="2.30258509299405" calcext:value-type="float">
            <text:p>2.302585093</text:p>
          </table:table-cell>
          <table:table-cell table:formula="of:=LN([.E4])" office:value-type="float" office:value="2.71542957310544" calcext:value-type="float">
            <text:p>2.7154295731</text:p>
          </table:table-cell>
          <table:table-cell table:formula="of:=0.05/[.A4]" office:value-type="float" office:value="0.005" calcext:value-type="float">
            <text:p>0.005</text:p>
          </table:table-cell>
          <table:table-cell table:style-name="ce5" table:formula="of:=(MAX([.B4:.D4])-MIN([.B4:.D4]))/(2*[.E4])" office:value-type="float" office:value="0.00163786885137416" calcext:value-type="float">
            <text:p>0.0016378689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7624" calcext:value-type="float">
            <text:p>11.7624</text:p>
          </table:table-cell>
          <table:table-cell office:value-type="float" office:value="11.7141" calcext:value-type="float">
            <text:p>11.7141</text:p>
          </table:table-cell>
          <table:table-cell office:value-type="float" office:value="11.7505" calcext:value-type="float">
            <text:p>11.7505</text:p>
          </table:table-cell>
          <table:table-cell table:formula="of:=AVERAGE([.B5:.D5])" office:value-type="float" office:value="11.7423333333333" calcext:value-type="float">
            <text:p>11.7423333333</text:p>
          </table:table-cell>
          <table:table-cell table:formula="of:=LN([.A5])" office:value-type="float" office:value="2.99573227355399" calcext:value-type="float">
            <text:p>2.9957322736</text:p>
          </table:table-cell>
          <table:table-cell table:formula="of:=LN([.E5])" office:value-type="float" office:value="2.46320054536147" calcext:value-type="float">
            <text:p>2.4632005454</text:p>
          </table:table-cell>
          <table:table-cell table:formula="of:=0.05/[.A5]" office:value-type="float" office:value="0.0025" calcext:value-type="float">
            <text:p>0.0025</text:p>
          </table:table-cell>
          <table:table-cell table:style-name="ce5" table:formula="of:=(MAX([.B5:.D5])-MIN([.B5:.D5]))/(2*[.E5])" office:value-type="float" office:value="0.00205666108382772" calcext:value-type="float">
            <text:p>0.002056661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.1909" calcext:value-type="float">
            <text:p>10.1909</text:p>
          </table:table-cell>
          <table:table-cell office:value-type="float" office:value="10.2678" calcext:value-type="float">
            <text:p>10.2678</text:p>
          </table:table-cell>
          <table:table-cell office:value-type="float" office:value="10.2643" calcext:value-type="float">
            <text:p>10.2643</text:p>
          </table:table-cell>
          <table:table-cell table:formula="of:=AVERAGE([.B6:.D6])" office:value-type="float" office:value="10.241" calcext:value-type="float">
            <text:p>10.241</text:p>
          </table:table-cell>
          <table:table-cell table:formula="of:=LN([.A6])" office:value-type="float" office:value="0.693147180559945" calcext:value-type="float">
            <text:p>0.6931471806</text:p>
          </table:table-cell>
          <table:table-cell table:formula="of:=LN([.E6])" office:value-type="float" office:value="2.3263992710933" calcext:value-type="float">
            <text:p>2.3263992711</text:p>
          </table:table-cell>
          <table:table-cell table:formula="of:=0.05/[.A6]" office:value-type="float" office:value="0.025" calcext:value-type="float">
            <text:p>0.025</text:p>
          </table:table-cell>
          <table:table-cell table:style-name="ce5" table:formula="of:=(MAX([.B6:.D6])-MIN([.B6:.D6]))/(2*[.E6])" office:value-type="float" office:value="0.00375451616053121" calcext:value-type="float">
            <text:p>0.0037545162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.32536" calcext:value-type="float">
            <text:p>9.32536</text:p>
          </table:table-cell>
          <table:table-cell office:value-type="float" office:value="9.28535" calcext:value-type="float">
            <text:p>9.28535</text:p>
          </table:table-cell>
          <table:table-cell office:value-type="float" office:value="9.34618" calcext:value-type="float">
            <text:p>9.34618</text:p>
          </table:table-cell>
          <table:table-cell table:formula="of:=AVERAGE([.B7:.D7])" office:value-type="float" office:value="9.31896333333333" calcext:value-type="float">
            <text:p>9.3189633333</text:p>
          </table:table-cell>
          <table:table-cell table:formula="of:=LN([.A7])" office:value-type="float" office:value="3.68887945411394" calcext:value-type="float">
            <text:p>3.6888794541</text:p>
          </table:table-cell>
          <table:table-cell table:formula="of:=LN([.E7])" office:value-type="float" office:value="2.23205139218191" calcext:value-type="float">
            <text:p>2.2320513922</text:p>
          </table:table-cell>
          <table:table-cell table:formula="of:=0.05/[.A7]" office:value-type="float" office:value="0.00125" calcext:value-type="float">
            <text:p>0.00125</text:p>
          </table:table-cell>
          <table:table-cell table:style-name="ce5" table:formula="of:=(MAX([.B7:.D7])-MIN([.B7:.D7]))/(2*[.E7])" office:value-type="float" office:value="0.00326377504793994" calcext:value-type="float">
            <text:p>0.003263775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8.71117" calcext:value-type="float">
            <text:p>9</text:p>
          </table:table-cell>
          <table:table-cell office:value-type="float" office:value="8.64214" calcext:value-type="float">
            <text:p>8.64214</text:p>
          </table:table-cell>
          <table:table-cell office:value-type="float" office:value="8.6483" calcext:value-type="float">
            <text:p>8.6483</text:p>
          </table:table-cell>
          <table:table-cell table:formula="of:=AVERAGE([.B8:.D8])" office:value-type="float" office:value="8.66720333333333" calcext:value-type="float">
            <text:p>8.6672033333</text:p>
          </table:table-cell>
          <table:table-cell table:formula="of:=LN([.A8])" office:value-type="float" office:value="3.91202300542815" calcext:value-type="float">
            <text:p>3.9120230054</text:p>
          </table:table-cell>
          <table:table-cell table:formula="of:=LN([.E8])" office:value-type="float" office:value="2.15954617051314" calcext:value-type="float">
            <text:p>2.1595461705</text:p>
          </table:table-cell>
          <table:table-cell table:formula="of:=0.05/[.A8]" office:value-type="float" office:value="0.001" calcext:value-type="float">
            <text:p>0.001</text:p>
          </table:table-cell>
          <table:table-cell table:style-name="ce5" table:formula="of:=(MAX([.B8:.D8])-MIN([.B8:.D8]))/(2*[.E8])" office:value-type="float" office:value="0.00398225340661596" calcext:value-type="float">
            <text:p>0.0039822534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.20241" calcext:value-type="float">
            <text:p>8.20241</text:p>
          </table:table-cell>
          <table:table-cell office:value-type="float" office:value="8.27067" calcext:value-type="float">
            <text:p>8.27067</text:p>
          </table:table-cell>
          <table:table-cell office:value-type="float" office:value="8.23646" calcext:value-type="float">
            <text:p>8.23646</text:p>
          </table:table-cell>
          <table:table-cell table:formula="of:=AVERAGE([.B9:.D9])" office:value-type="float" office:value="8.23651333333333" calcext:value-type="float">
            <text:p>8.2365133333</text:p>
          </table:table-cell>
          <table:table-cell table:formula="of:=LN([.A9])" office:value-type="float" office:value="4.0943445622221" calcext:value-type="float">
            <text:p>4.0943445622</text:p>
          </table:table-cell>
          <table:table-cell table:formula="of:=LN([.E9])" office:value-type="float" office:value="2.10857711521417" calcext:value-type="float">
            <text:p>2.1085771152</text:p>
          </table:table-cell>
          <table:table-cell table:formula="of:=0.05/[.A9]" office:value-type="float" office:value="0.000833333333333333" calcext:value-type="float">
            <text:p>0.0008333333</text:p>
          </table:table-cell>
          <table:table-cell table:style-name="ce5" table:formula="of:=(MAX([.B9:.D9])-MIN([.B9:.D9]))/(2*[.E9])" office:value-type="float" office:value="0.00414374367147266" calcext:value-type="float">
            <text:p>0.0041437437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.82996" calcext:value-type="float">
            <text:p>7.82996</text:p>
          </table:table-cell>
          <table:table-cell office:value-type="float" office:value="7.86866" calcext:value-type="float">
            <text:p>7.86866</text:p>
          </table:table-cell>
          <table:table-cell office:value-type="float" office:value="7.89517" calcext:value-type="float">
            <text:p>7.89517</text:p>
          </table:table-cell>
          <table:table-cell table:formula="of:=AVERAGE([.B10:.D10])" office:value-type="float" office:value="7.86459666666667" calcext:value-type="float">
            <text:p>7.8645966667</text:p>
          </table:table-cell>
          <table:table-cell table:formula="of:=LN([.A10])" office:value-type="float" office:value="4.24849524204936" calcext:value-type="float">
            <text:p>4.248495242</text:p>
          </table:table-cell>
          <table:table-cell table:formula="of:=LN([.E10])" office:value-type="float" office:value="2.06237125314399" calcext:value-type="float">
            <text:p>2.0623712531</text:p>
          </table:table-cell>
          <table:table-cell table:formula="of:=0.05/[.A10]" office:value-type="float" office:value="0.000714285714285714" calcext:value-type="float">
            <text:p>0.0007142857</text:p>
          </table:table-cell>
          <table:table-cell table:style-name="ce5" table:formula="of:=(MAX([.B10:.D10])-MIN([.B10:.D10]))/(2*[.E10])" office:value-type="float" office:value="0.00414579429587195" calcext:value-type="float">
            <text:p>0.0041457943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.50151" calcext:value-type="float">
            <text:p>7.50151</text:p>
          </table:table-cell>
          <table:table-cell office:value-type="float" office:value="7.5861" calcext:value-type="float">
            <text:p>7.5861</text:p>
          </table:table-cell>
          <table:table-cell office:value-type="float" office:value="7.6035" calcext:value-type="float">
            <text:p>7.6035</text:p>
          </table:table-cell>
          <table:table-cell table:formula="of:=AVERAGE([.B11:.D11])" office:value-type="float" office:value="7.56370333333333" calcext:value-type="float">
            <text:p>7.5637033333</text:p>
          </table:table-cell>
          <table:table-cell table:formula="of:=LN([.A11])" office:value-type="float" office:value="4.38202663467388" calcext:value-type="float">
            <text:p>4.3820266347</text:p>
          </table:table-cell>
          <table:table-cell table:formula="of:=LN([.E11])" office:value-type="float" office:value="2.02336092915626" calcext:value-type="float">
            <text:p>2.0233609292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style-name="ce5" table:formula="of:=(MAX([.B11:.D11])-MIN([.B11:.D11]))/(2*[.E11])" office:value-type="float" office:value="0.00674206770845503" calcext:value-type="float">
            <text:p>0.0067420677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.32822" calcext:value-type="float">
            <text:p>7.32822</text:p>
          </table:table-cell>
          <table:table-cell office:value-type="float" office:value="7.27424" calcext:value-type="float">
            <text:p>7.27424</text:p>
          </table:table-cell>
          <table:table-cell office:value-type="float" office:value="7.2644" calcext:value-type="float">
            <text:p>7.2644</text:p>
          </table:table-cell>
          <table:table-cell table:formula="of:=AVERAGE([.B12:.D12])" office:value-type="float" office:value="7.28895333333333" calcext:value-type="float">
            <text:p>7.2889533333</text:p>
          </table:table-cell>
          <table:table-cell table:formula="of:=LN([.A12])" office:value-type="float" office:value="4.49980967033027" calcext:value-type="float">
            <text:p>4.4998096703</text:p>
          </table:table-cell>
          <table:table-cell table:formula="of:=LN([.E12])" office:value-type="float" office:value="1.98635996003815" calcext:value-type="float">
            <text:p>1.98635996</text:p>
          </table:table-cell>
          <table:table-cell table:formula="of:=0.05/[.A12]" office:value-type="float" office:value="0.000555555555555556" calcext:value-type="float">
            <text:p>0.0005555556</text:p>
          </table:table-cell>
          <table:table-cell table:style-name="ce5" table:formula="of:=(MAX([.B12:.D12])-MIN([.B12:.D12]))/(2*[.E12])" office:value-type="float" office:value="0.00437785763479529" calcext:value-type="float">
            <text:p>0.0043778576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.11645" calcext:value-type="float">
            <text:p>7.11645</text:p>
          </table:table-cell>
          <table:table-cell office:value-type="float" office:value="7.14842" calcext:value-type="float">
            <text:p>7.14842</text:p>
          </table:table-cell>
          <table:table-cell office:value-type="float" office:value="7.06736" calcext:value-type="float">
            <text:p>7.06736</text:p>
          </table:table-cell>
          <table:table-cell table:formula="of:=AVERAGE([.B13:.D13])" office:value-type="float" office:value="7.11074333333333" calcext:value-type="float">
            <text:p>7.1107433333</text:p>
          </table:table-cell>
          <table:table-cell table:formula="of:=LN([.A13])" office:value-type="float" office:value="4.60517018598809" calcext:value-type="float">
            <text:p>4.605170186</text:p>
          </table:table-cell>
          <table:table-cell table:formula="of:=LN([.E13])" office:value-type="float" office:value="1.96160678593599" calcext:value-type="float">
            <text:p>1.9616067859</text:p>
          </table:table-cell>
          <table:table-cell table:formula="of:=0.05/[.A13]" office:value-type="float" office:value="0.0005" calcext:value-type="float">
            <text:p>0.0005</text:p>
          </table:table-cell>
          <table:table-cell table:style-name="ce5" table:formula="of:=(MAX([.B13:.D13])-MIN([.B13:.D13]))/(2*[.E13])" office:value-type="float" office:value="0.00569982603787789" calcext:value-type="float">
            <text:p>0.005699826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.96395" calcext:value-type="float">
            <text:p>6.96395</text:p>
          </table:table-cell>
          <table:table-cell office:value-type="float" office:value="6.96605" calcext:value-type="float">
            <text:p>6.96605</text:p>
          </table:table-cell>
          <table:table-cell office:value-type="float" office:value="7.05767" calcext:value-type="float">
            <text:p>7.05767</text:p>
          </table:table-cell>
          <table:table-cell table:formula="of:=AVERAGE([.B14:.D14])" office:value-type="float" office:value="6.99589" calcext:value-type="float">
            <text:p>6.99589</text:p>
          </table:table-cell>
          <table:table-cell table:formula="of:=LN([.A14])" office:value-type="float" office:value="4.70048036579242" calcext:value-type="float">
            <text:p>4.7004803658</text:p>
          </table:table-cell>
          <table:table-cell table:formula="of:=LN([.E14])" office:value-type="float" office:value="1.9453228337623" calcext:value-type="float">
            <text:p>1.9453228338</text:p>
          </table:table-cell>
          <table:table-cell table:formula="of:=0.05/[.A14]" office:value-type="float" office:value="0.000454545454545455" calcext:value-type="float">
            <text:p>0.0004545455</text:p>
          </table:table-cell>
          <table:table-cell table:style-name="ce5" table:formula="of:=(MAX([.B14:.D14])-MIN([.B14:.D14]))/(2*[.E14])" office:value-type="float" office:value="0.00669821852544853" calcext:value-type="float">
            <text:p>0.0066982185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.95895" calcext:value-type="float">
            <text:p>6.95895</text:p>
          </table:table-cell>
          <table:table-cell office:value-type="float" office:value="6.94123" calcext:value-type="float">
            <text:p>6.94123</text:p>
          </table:table-cell>
          <table:table-cell office:value-type="float" office:value="6.8641" calcext:value-type="float">
            <text:p>6.8641</text:p>
          </table:table-cell>
          <table:table-cell table:formula="of:=AVERAGE([.B15:.D15])" office:value-type="float" office:value="6.92142666666667" calcext:value-type="float">
            <text:p>6.9214266667</text:p>
          </table:table-cell>
          <table:table-cell table:formula="of:=LN([.A15])" office:value-type="float" office:value="4.78749174278205" calcext:value-type="float">
            <text:p>4.7874917428</text:p>
          </table:table-cell>
          <table:table-cell table:formula="of:=LN([.E15])" office:value-type="float" office:value="1.93462191408363" calcext:value-type="float">
            <text:p>1.9346219141</text:p>
          </table:table-cell>
          <table:table-cell table:formula="of:=0.05/[.A15]" office:value-type="float" office:value="0.000416666666666667" calcext:value-type="float">
            <text:p>0.0004166667</text:p>
          </table:table-cell>
          <table:table-cell table:style-name="ce5" table:formula="of:=(MAX([.B15:.D15])-MIN([.B15:.D15]))/(2*[.E15])" office:value-type="float" office:value="0.00685191107035737" calcext:value-type="float">
            <text:p>0.0068519111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.89062" calcext:value-type="float">
            <text:p>6.89062</text:p>
          </table:table-cell>
          <table:table-cell office:value-type="float" office:value="6.83547" calcext:value-type="float">
            <text:p>6.83547</text:p>
          </table:table-cell>
          <table:table-cell office:value-type="float" office:value="6.83318" calcext:value-type="float">
            <text:p>6.83318</text:p>
          </table:table-cell>
          <table:table-cell table:formula="of:=AVERAGE([.B16:.D16])" office:value-type="float" office:value="6.85309" calcext:value-type="float">
            <text:p>6.85309</text:p>
          </table:table-cell>
          <table:table-cell table:formula="of:=LN([.A16])" office:value-type="float" office:value="4.86753445045558" calcext:value-type="float">
            <text:p>4.8675344505</text:p>
          </table:table-cell>
          <table:table-cell table:formula="of:=LN([.E16])" office:value-type="float" office:value="1.92469964545193" calcext:value-type="float">
            <text:p>1.9246996455</text:p>
          </table:table-cell>
          <table:table-cell table:formula="of:=0.05/[.A16]" office:value-type="float" office:value="0.000384615384615385" calcext:value-type="float">
            <text:p>0.0003846154</text:p>
          </table:table-cell>
          <table:table-cell table:style-name="ce5" table:formula="of:=(MAX([.B16:.D16])-MIN([.B16:.D16]))/(2*[.E16])" office:value-type="float" office:value="0.00419081027682408" calcext:value-type="float">
            <text:p>0.0041908103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.79132" calcext:value-type="float">
            <text:p>6.79132</text:p>
          </table:table-cell>
          <table:table-cell office:value-type="float" office:value="6.82607" calcext:value-type="float">
            <text:p>6.82607</text:p>
          </table:table-cell>
          <table:table-cell office:value-type="float" office:value="6.84314" calcext:value-type="float">
            <text:p>6.84314</text:p>
          </table:table-cell>
          <table:table-cell table:formula="of:=AVERAGE([.B17:.D17])" office:value-type="float" office:value="6.82017666666667" calcext:value-type="float">
            <text:p>6.8201766667</text:p>
          </table:table-cell>
          <table:table-cell table:formula="of:=LN([.A17])" office:value-type="float" office:value="4.9416424226093" calcext:value-type="float">
            <text:p>4.9416424226</text:p>
          </table:table-cell>
          <table:table-cell table:formula="of:=LN([.E17])" office:value-type="float" office:value="1.91988537572319" calcext:value-type="float">
            <text:p>1.9198853757</text:p>
          </table:table-cell>
          <table:table-cell table:formula="of:=0.05/[.A17]" office:value-type="float" office:value="0.000357142857142857" calcext:value-type="float">
            <text:p>0.0003571429</text:p>
          </table:table-cell>
          <table:table-cell table:style-name="ce5" table:formula="of:=(MAX([.B17:.D17])-MIN([.B17:.D17]))/(2*[.E17])" office:value-type="float" office:value="0.00379902182397036" calcext:value-type="float">
            <text:p>0.0037990218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.78708" calcext:value-type="float">
            <text:p>6.78708</text:p>
          </table:table-cell>
          <table:table-cell office:value-type="float" office:value="6.74785" calcext:value-type="float">
            <text:p>6.74785</text:p>
          </table:table-cell>
          <table:table-cell office:value-type="float" office:value="6.78667" calcext:value-type="float">
            <text:p>6.78667</text:p>
          </table:table-cell>
          <table:table-cell table:formula="of:=AVERAGE([.B18:.D18])" office:value-type="float" office:value="6.77386666666667" calcext:value-type="float">
            <text:p>6.7738666667</text:p>
          </table:table-cell>
          <table:table-cell table:formula="of:=LN([.A18])" office:value-type="float" office:value="5.01063529409626" calcext:value-type="float">
            <text:p>5.0106352941</text:p>
          </table:table-cell>
          <table:table-cell table:formula="of:=LN([.E18])" office:value-type="float" office:value="1.91307207109981" calcext:value-type="float">
            <text:p>1.9130720711</text:p>
          </table:table-cell>
          <table:table-cell table:formula="of:=0.05/[.A18]" office:value-type="float" office:value="0.000333333333333333" calcext:value-type="float">
            <text:p>0.0003333333</text:p>
          </table:table-cell>
          <table:table-cell table:style-name="ce5" table:formula="of:=(MAX([.B18:.D18])-MIN([.B18:.D18]))/(2*[.E18])" office:value-type="float" office:value="0.00289568734745295" calcext:value-type="float">
            <text:p>0.0028956873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.72386" calcext:value-type="float">
            <text:p>6.72386</text:p>
          </table:table-cell>
          <table:table-cell office:value-type="float" office:value="6.79586" calcext:value-type="float">
            <text:p>6.79586</text:p>
          </table:table-cell>
          <table:table-cell office:value-type="float" office:value="6.74962" calcext:value-type="float">
            <text:p>6.74962</text:p>
          </table:table-cell>
          <table:table-cell table:formula="of:=AVERAGE([.B19:.D19])" office:value-type="float" office:value="6.75644666666667" calcext:value-type="float">
            <text:p>6.7564466667</text:p>
          </table:table-cell>
          <table:table-cell table:formula="of:=LN([.A19])" office:value-type="float" office:value="5.07517381523383" calcext:value-type="float">
            <text:p>5.0751738152</text:p>
          </table:table-cell>
          <table:table-cell table:formula="of:=LN([.E19])" office:value-type="float" office:value="1.91049711083156" calcext:value-type="float">
            <text:p>1.9104971108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style-name="ce5" table:formula="of:=(MAX([.B19:.D19])-MIN([.B19:.D19]))/(2*[.E19])" office:value-type="float" office:value="0.00532824453090234" calcext:value-type="float">
            <text:p>0.0053282445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.75798" calcext:value-type="float">
            <text:p>6.75798</text:p>
          </table:table-cell>
          <table:table-cell office:value-type="float" office:value="6.72734" calcext:value-type="float">
            <text:p>6.72734</text:p>
          </table:table-cell>
          <table:table-cell office:value-type="float" office:value="6.75925" calcext:value-type="float">
            <text:p>6.75925</text:p>
          </table:table-cell>
          <table:table-cell table:formula="of:=AVERAGE([.B20:.D20])" office:value-type="float" office:value="6.74819" calcext:value-type="float">
            <text:p>6.74819</text:p>
          </table:table-cell>
          <table:table-cell table:formula="of:=LN([.A20])" office:value-type="float" office:value="5.13579843705026" calcext:value-type="float">
            <text:p>5.1357984371</text:p>
          </table:table-cell>
          <table:table-cell table:formula="of:=LN([.E20])" office:value-type="float" office:value="1.90927432077815" calcext:value-type="float">
            <text:p>1.9092743208</text:p>
          </table:table-cell>
          <table:table-cell table:formula="of:=0.05/[.A20]" office:value-type="float" office:value="0.000294117647058824" calcext:value-type="float">
            <text:p>0.0002941176</text:p>
          </table:table-cell>
          <table:table-cell table:style-name="ce5" table:formula="of:=(MAX([.B20:.D20])-MIN([.B20:.D20]))/(2*[.E20])" office:value-type="float" office:value="0.0023643376964786" calcext:value-type="float">
            <text:p>0.0023643377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.69408" calcext:value-type="float">
            <text:p>6.69408</text:p>
          </table:table-cell>
          <table:table-cell office:value-type="float" office:value="6.70342" calcext:value-type="float">
            <text:p>6.70342</text:p>
          </table:table-cell>
          <table:table-cell office:value-type="float" office:value="6.69291" calcext:value-type="float">
            <text:p>6.69291</text:p>
          </table:table-cell>
          <table:table-cell table:formula="of:=AVERAGE([.B21:.D21])" office:value-type="float" office:value="6.69680333333333" calcext:value-type="float">
            <text:p>6.6968033333</text:p>
          </table:table-cell>
          <table:table-cell table:formula="of:=LN([.A21])" office:value-type="float" office:value="5.19295685089021" calcext:value-type="float">
            <text:p>5.1929568509</text:p>
          </table:table-cell>
          <table:table-cell table:formula="of:=LN([.E21])" office:value-type="float" office:value="1.90163029811375" calcext:value-type="float">
            <text:p>1.9016302981</text:p>
          </table:table-cell>
          <table:table-cell table:formula="of:=0.05/[.A21]" office:value-type="float" office:value="0.000277777777777778" calcext:value-type="float">
            <text:p>0.0002777778</text:p>
          </table:table-cell>
          <table:table-cell table:style-name="ce5" table:formula="of:=(MAX([.B21:.D21])-MIN([.B21:.D21]))/(2*[.E21])" office:value-type="float" office:value="0.000784702751213143" calcext:value-type="float">
            <text:p>0.0007847028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.7379" calcext:value-type="float">
            <text:p>6.7379</text:p>
          </table:table-cell>
          <table:table-cell office:value-type="float" office:value="6.66152" calcext:value-type="float">
            <text:p>6.66152</text:p>
          </table:table-cell>
          <table:table-cell office:value-type="float" office:value="6.72109" calcext:value-type="float">
            <text:p>6.72109</text:p>
          </table:table-cell>
          <table:table-cell table:formula="of:=AVERAGE([.B22:.D22])" office:value-type="float" office:value="6.70683666666667" calcext:value-type="float">
            <text:p>6.7068366667</text:p>
          </table:table-cell>
          <table:table-cell table:formula="of:=LN([.A22])" office:value-type="float" office:value="5.24702407216049" calcext:value-type="float">
            <text:p>5.2470240722</text:p>
          </table:table-cell>
          <table:table-cell table:formula="of:=LN([.E22])" office:value-type="float" office:value="1.9031274041547" calcext:value-type="float">
            <text:p>1.9031274042</text:p>
          </table:table-cell>
          <table:table-cell table:formula="of:=0.05/[.A22]" office:value-type="float" office:value="0.000263157894736842" calcext:value-type="float">
            <text:p>0.0002631579</text:p>
          </table:table-cell>
          <table:table-cell table:style-name="ce5" table:formula="of:=(MAX([.B22:.D22])-MIN([.B22:.D22]))/(2*[.E22])" office:value-type="float" office:value="0.00569418966020241" calcext:value-type="float">
            <text:p>0.0056941897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.64367" calcext:value-type="float">
            <text:p>6.64367</text:p>
          </table:table-cell>
          <table:table-cell office:value-type="float" office:value="6.61186" calcext:value-type="float">
            <text:p>6.61186</text:p>
          </table:table-cell>
          <table:table-cell office:value-type="float" office:value="6.66171" calcext:value-type="float">
            <text:p>6.66171</text:p>
          </table:table-cell>
          <table:table-cell table:formula="of:=AVERAGE([.B23:.D23])" office:value-type="float" office:value="6.63908" calcext:value-type="float">
            <text:p>6.63908</text:p>
          </table:table-cell>
          <table:table-cell table:formula="of:=LN([.A23])" office:value-type="float" office:value="5.29831736654804" calcext:value-type="float">
            <text:p>5.2983173665</text:p>
          </table:table-cell>
          <table:table-cell table:formula="of:=LN([.E23])" office:value-type="float" office:value="1.89297339967195" calcext:value-type="float">
            <text:p>1.8929733997</text:p>
          </table:table-cell>
          <table:table-cell table:formula="of:=0.05/[.A23]" office:value-type="float" office:value="0.00025" calcext:value-type="float">
            <text:p>0.00025</text:p>
          </table:table-cell>
          <table:table-cell table:style-name="ce5" table:formula="of:=(MAX([.B23:.D23])-MIN([.B23:.D23]))/(2*[.E23])" office:value-type="float" office:value="0.00375428523229123" calcext:value-type="float">
            <text:p>0.0037542852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 100kHz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2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10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.0424" calcext:value-type="float">
            <text:p>15.0424</text:p>
          </table:table-cell>
          <table:table-cell office:value-type="float" office:value="15.0656" calcext:value-type="float">
            <text:p>15.0656</text:p>
          </table:table-cell>
          <table:table-cell office:value-type="float" office:value="15.0867" calcext:value-type="float">
            <text:p>15.0867</text:p>
          </table:table-cell>
          <table:table-cell table:formula="of:=AVERAGE([.B4:.D4])" office:value-type="float" office:value="15.0649" calcext:value-type="float">
            <text:p>15.0649</text:p>
          </table:table-cell>
          <table:table-cell table:formula="of:=LN([.A4])" office:value-type="float" office:value="2.30258509299405" calcext:value-type="float">
            <text:p>2.302585093</text:p>
          </table:table-cell>
          <table:table-cell table:formula="of:=LN([.E4])" office:value-type="float" office:value="2.71236753465781" calcext:value-type="float">
            <text:p>2.7123675347</text:p>
          </table:table-cell>
          <table:table-cell table:formula="of:=0.05/[.A4]" office:value-type="float" office:value="0.005" calcext:value-type="float">
            <text:p>0.005</text:p>
          </table:table-cell>
          <table:table-cell table:style-name="ce5" table:formula="of:=(MAX([.B4:.D4])-MIN([.B4:.D4]))/(2*[.E4])" office:value-type="float" office:value="0.0014703051463999" calcext:value-type="float">
            <text:p>0.0014703051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6538" calcext:value-type="float">
            <text:p>11.6538</text:p>
          </table:table-cell>
          <table:table-cell office:value-type="float" office:value="11.7028" calcext:value-type="float">
            <text:p>11.7028</text:p>
          </table:table-cell>
          <table:table-cell office:value-type="float" office:value="11.6662" calcext:value-type="float">
            <text:p>11.6662</text:p>
          </table:table-cell>
          <table:table-cell table:formula="of:=AVERAGE([.B5:.D5])" office:value-type="float" office:value="11.6742666666667" calcext:value-type="float">
            <text:p>11.6742666667</text:p>
          </table:table-cell>
          <table:table-cell table:formula="of:=LN([.A5])" office:value-type="float" office:value="2.99573227355399" calcext:value-type="float">
            <text:p>2.9957322736</text:p>
          </table:table-cell>
          <table:table-cell table:formula="of:=LN([.E5])" office:value-type="float" office:value="2.45738698930524" calcext:value-type="float">
            <text:p>2.4573869893</text:p>
          </table:table-cell>
          <table:table-cell table:formula="of:=0.05/[.A5]" office:value-type="float" office:value="0.0025" calcext:value-type="float">
            <text:p>0.0025</text:p>
          </table:table-cell>
          <table:table-cell table:style-name="ce5" table:formula="of:=(MAX([.B5:.D5])-MIN([.B5:.D5]))/(2*[.E5])" office:value-type="float" office:value="0.00209863289057412" calcext:value-type="float">
            <text:p>0.0020986329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.1457" calcext:value-type="float">
            <text:p>10.1457</text:p>
          </table:table-cell>
          <table:table-cell office:value-type="float" office:value="10.1375" calcext:value-type="float">
            <text:p>10.1375</text:p>
          </table:table-cell>
          <table:table-cell office:value-type="float" office:value="10.1368" calcext:value-type="float">
            <text:p>10.1368</text:p>
          </table:table-cell>
          <table:table-cell table:formula="of:=AVERAGE([.B6:.D6])" office:value-type="float" office:value="10.14" calcext:value-type="float">
            <text:p>10.14</text:p>
          </table:table-cell>
          <table:table-cell table:formula="of:=LN([.A6])" office:value-type="float" office:value="3.40119738166216" calcext:value-type="float">
            <text:p>3.4011973817</text:p>
          </table:table-cell>
          <table:table-cell table:formula="of:=LN([.E6])" office:value-type="float" office:value="2.31648799816304" calcext:value-type="float">
            <text:p>2.3164879982</text:p>
          </table:table-cell>
          <table:table-cell table:formula="of:=0.05/[.A6]" office:value-type="float" office:value="0.00166666666666667" calcext:value-type="float">
            <text:p>0.0016666667</text:p>
          </table:table-cell>
          <table:table-cell table:style-name="ce5" table:formula="of:=(MAX([.B6:.D6])-MIN([.B6:.D6]))/(2*[.E6])" office:value-type="float" office:value="0.000438856015779121" calcext:value-type="float">
            <text:p>0.000438856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.24377" calcext:value-type="float">
            <text:p>9.24377</text:p>
          </table:table-cell>
          <table:table-cell office:value-type="float" office:value="9.23729" calcext:value-type="float">
            <text:p>9.23729</text:p>
          </table:table-cell>
          <table:table-cell office:value-type="float" office:value="9.25651" calcext:value-type="float">
            <text:p>9.25651</text:p>
          </table:table-cell>
          <table:table-cell table:formula="of:=AVERAGE([.B7:.D7])" office:value-type="float" office:value="9.24585666666667" calcext:value-type="float">
            <text:p>9.2458566667</text:p>
          </table:table-cell>
          <table:table-cell table:formula="of:=LN([.A7])" office:value-type="float" office:value="3.68887945411394" calcext:value-type="float">
            <text:p>3.6888794541</text:p>
          </table:table-cell>
          <table:table-cell table:formula="of:=LN([.E7])" office:value-type="float" office:value="2.22417552324672" calcext:value-type="float">
            <text:p>2.2241755232</text:p>
          </table:table-cell>
          <table:table-cell table:formula="of:=0.05/[.A7]" office:value-type="float" office:value="0.00125" calcext:value-type="float">
            <text:p>0.00125</text:p>
          </table:table-cell>
          <table:table-cell table:style-name="ce5" table:formula="of:=(MAX([.B7:.D7])-MIN([.B7:.D7]))/(2*[.E7])" office:value-type="float" office:value="0.0010393844882591" calcext:value-type="float">
            <text:p>0.0010393845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8.60264" calcext:value-type="float">
            <text:p>9</text:p>
          </table:table-cell>
          <table:table-cell office:value-type="float" office:value="8.58511" calcext:value-type="float">
            <text:p>8.58511</text:p>
          </table:table-cell>
          <table:table-cell office:value-type="float" office:value="8.59192" calcext:value-type="float">
            <text:p>8.59192</text:p>
          </table:table-cell>
          <table:table-cell table:formula="of:=AVERAGE([.B8:.D8])" office:value-type="float" office:value="8.59322333333333" calcext:value-type="float">
            <text:p>8.5932233333</text:p>
          </table:table-cell>
          <table:table-cell table:formula="of:=LN([.A8])" office:value-type="float" office:value="3.91202300542815" calcext:value-type="float">
            <text:p>3.9120230054</text:p>
          </table:table-cell>
          <table:table-cell table:formula="of:=LN([.E8])" office:value-type="float" office:value="2.15097390814037" calcext:value-type="float">
            <text:p>2.1509739081</text:p>
          </table:table-cell>
          <table:table-cell table:formula="of:=0.05/[.A8]" office:value-type="float" office:value="0.001" calcext:value-type="float">
            <text:p>0.001</text:p>
          </table:table-cell>
          <table:table-cell table:style-name="ce5" table:formula="of:=(MAX([.B8:.D8])-MIN([.B8:.D8]))/(2*[.E8])" office:value-type="float" office:value="0.0010199897826465" calcext:value-type="float">
            <text:p>0.0010199898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.13475" calcext:value-type="float">
            <text:p>8.13475</text:p>
          </table:table-cell>
          <table:table-cell office:value-type="float" office:value="8.12759" calcext:value-type="float">
            <text:p>8.12759</text:p>
          </table:table-cell>
          <table:table-cell office:value-type="float" office:value="8.15404" calcext:value-type="float">
            <text:p>8.15404</text:p>
          </table:table-cell>
          <table:table-cell table:formula="of:=AVERAGE([.B9:.D9])" office:value-type="float" office:value="8.13879333333333" calcext:value-type="float">
            <text:p>8.1387933333</text:p>
          </table:table-cell>
          <table:table-cell table:formula="of:=LN([.A9])" office:value-type="float" office:value="4.0943445622221" calcext:value-type="float">
            <text:p>4.0943445622</text:p>
          </table:table-cell>
          <table:table-cell table:formula="of:=LN([.E9])" office:value-type="float" office:value="2.0966419298777" calcext:value-type="float">
            <text:p>2.0966419299</text:p>
          </table:table-cell>
          <table:table-cell table:formula="of:=0.05/[.A9]" office:value-type="float" office:value="0.000833333333333333" calcext:value-type="float">
            <text:p>0.0008333333</text:p>
          </table:table-cell>
          <table:table-cell table:style-name="ce5" table:formula="of:=(MAX([.B9:.D9])-MIN([.B9:.D9]))/(2*[.E9])" office:value-type="float" office:value="0.00162493375348847" calcext:value-type="float">
            <text:p>0.0016249338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.76823" calcext:value-type="float">
            <text:p>7.76823</text:p>
          </table:table-cell>
          <table:table-cell office:value-type="float" office:value="7.75869" calcext:value-type="float">
            <text:p>7.75869</text:p>
          </table:table-cell>
          <table:table-cell office:value-type="float" office:value="7.78775" calcext:value-type="float">
            <text:p>7.78775</text:p>
          </table:table-cell>
          <table:table-cell table:formula="of:=AVERAGE([.B10:.D10])" office:value-type="float" office:value="7.77155666666667" calcext:value-type="float">
            <text:p>7.7715566667</text:p>
          </table:table-cell>
          <table:table-cell table:formula="of:=LN([.A10])" office:value-type="float" office:value="4.24849524204936" calcext:value-type="float">
            <text:p>4.248495242</text:p>
          </table:table-cell>
          <table:table-cell table:formula="of:=LN([.E10])" office:value-type="float" office:value="2.05047048751388" calcext:value-type="float">
            <text:p>2.0504704875</text:p>
          </table:table-cell>
          <table:table-cell table:formula="of:=0.05/[.A10]" office:value-type="float" office:value="0.000714285714285714" calcext:value-type="float">
            <text:p>0.0007142857</text:p>
          </table:table-cell>
          <table:table-cell table:style-name="ce5" table:formula="of:=(MAX([.B10:.D10])-MIN([.B10:.D10]))/(2*[.E10])" office:value-type="float" office:value="0.00186963830069225" calcext:value-type="float">
            <text:p>0.0018696383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.53423" calcext:value-type="float">
            <text:p>7.53423</text:p>
          </table:table-cell>
          <table:table-cell office:value-type="float" office:value="7.50418" calcext:value-type="float">
            <text:p>7.50418</text:p>
          </table:table-cell>
          <table:table-cell office:value-type="float" office:value="7.47295" calcext:value-type="float">
            <text:p>7.47295</text:p>
          </table:table-cell>
          <table:table-cell table:formula="of:=AVERAGE([.B11:.D11])" office:value-type="float" office:value="7.50378666666667" calcext:value-type="float">
            <text:p>7.5037866667</text:p>
          </table:table-cell>
          <table:table-cell table:formula="of:=LN([.A11])" office:value-type="float" office:value="4.38202663467388" calcext:value-type="float">
            <text:p>4.3820266347</text:p>
          </table:table-cell>
          <table:table-cell table:formula="of:=LN([.E11])" office:value-type="float" office:value="2.01540778201764" calcext:value-type="float">
            <text:p>2.015407782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style-name="ce5" table:formula="of:=(MAX([.B11:.D11])-MIN([.B11:.D11]))/(2*[.E11])" office:value-type="float" office:value="0.00408327173480412" calcext:value-type="float">
            <text:p>0.0040832717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.2884" calcext:value-type="float">
            <text:p>7.2884</text:p>
          </table:table-cell>
          <table:table-cell office:value-type="float" office:value="7.21538" calcext:value-type="float">
            <text:p>7.21538</text:p>
          </table:table-cell>
          <table:table-cell office:value-type="float" office:value="7.25181" calcext:value-type="float">
            <text:p>7.25181</text:p>
          </table:table-cell>
          <table:table-cell table:formula="of:=AVERAGE([.B12:.D12])" office:value-type="float" office:value="7.25186333333333" calcext:value-type="float">
            <text:p>7.2518633333</text:p>
          </table:table-cell>
          <table:table-cell table:formula="of:=LN([.A12])" office:value-type="float" office:value="4.49980967033027" calcext:value-type="float">
            <text:p>4.4998096703</text:p>
          </table:table-cell>
          <table:table-cell table:formula="of:=LN([.E12])" office:value-type="float" office:value="1.98125844733904" calcext:value-type="float">
            <text:p>1.9812584473</text:p>
          </table:table-cell>
          <table:table-cell table:formula="of:=0.05/[.A12]" office:value-type="float" office:value="0.000555555555555556" calcext:value-type="float">
            <text:p>0.0005555556</text:p>
          </table:table-cell>
          <table:table-cell table:style-name="ce5" table:formula="of:=(MAX([.B12:.D12])-MIN([.B12:.D12]))/(2*[.E12])" office:value-type="float" office:value="0.00503456812708829" calcext:value-type="float">
            <text:p>0.0050345681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7.06725" calcext:value-type="float">
            <text:p>7.06725</text:p>
          </table:table-cell>
          <table:table-cell office:value-type="float" office:value="7.05957" calcext:value-type="float">
            <text:p>7.05957</text:p>
          </table:table-cell>
          <table:table-cell office:value-type="float" office:value="7.09219" calcext:value-type="float">
            <text:p>7.09219</text:p>
          </table:table-cell>
          <table:table-cell table:formula="of:=AVERAGE([.B13:.D13])" office:value-type="float" office:value="7.07300333333333" calcext:value-type="float">
            <text:p>7.0730033333</text:p>
          </table:table-cell>
          <table:table-cell table:formula="of:=LN([.A13])" office:value-type="float" office:value="4.60517018598809" calcext:value-type="float">
            <text:p>4.605170186</text:p>
          </table:table-cell>
          <table:table-cell table:formula="of:=LN([.E13])" office:value-type="float" office:value="1.95628518932949" calcext:value-type="float">
            <text:p>1.9562851893</text:p>
          </table:table-cell>
          <table:table-cell table:formula="of:=0.05/[.A13]" office:value-type="float" office:value="0.0005" calcext:value-type="float">
            <text:p>0.0005</text:p>
          </table:table-cell>
          <table:table-cell table:style-name="ce5" table:formula="of:=(MAX([.B13:.D13])-MIN([.B13:.D13]))/(2*[.E13])" office:value-type="float" office:value="0.00230595112590082" calcext:value-type="float">
            <text:p>0.0023059511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.98147" calcext:value-type="float">
            <text:p>6.98147</text:p>
          </table:table-cell>
          <table:table-cell office:value-type="float" office:value="6.97932" calcext:value-type="float">
            <text:p>6.97932</text:p>
          </table:table-cell>
          <table:table-cell office:value-type="float" office:value="6.97843" calcext:value-type="float">
            <text:p>6.97843</text:p>
          </table:table-cell>
          <table:table-cell table:formula="of:=AVERAGE([.B14:.D14])" office:value-type="float" office:value="6.97974" calcext:value-type="float">
            <text:p>6.97974</text:p>
          </table:table-cell>
          <table:table-cell table:formula="of:=LN([.A14])" office:value-type="float" office:value="4.70048036579242" calcext:value-type="float">
            <text:p>4.7004803658</text:p>
          </table:table-cell>
          <table:table-cell table:formula="of:=LN([.E14])" office:value-type="float" office:value="1.94301166679684" calcext:value-type="float">
            <text:p>1.9430116668</text:p>
          </table:table-cell>
          <table:table-cell table:formula="of:=0.05/[.A14]" office:value-type="float" office:value="0.000454545454545455" calcext:value-type="float">
            <text:p>0.0004545455</text:p>
          </table:table-cell>
          <table:table-cell table:style-name="ce5" table:formula="of:=(MAX([.B14:.D14])-MIN([.B14:.D14]))/(2*[.E14])" office:value-type="float" office:value="0.000217773154873927" calcext:value-type="float">
            <text:p>0.0002177732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.89064" calcext:value-type="float">
            <text:p>6.89064</text:p>
          </table:table-cell>
          <table:table-cell office:value-type="float" office:value="6.91898" calcext:value-type="float">
            <text:p>6.91898</text:p>
          </table:table-cell>
          <table:table-cell office:value-type="float" office:value="6.87178" calcext:value-type="float">
            <text:p>6.87178</text:p>
          </table:table-cell>
          <table:table-cell table:formula="of:=AVERAGE([.B15:.D15])" office:value-type="float" office:value="6.8938" calcext:value-type="float">
            <text:p>6.8938</text:p>
          </table:table-cell>
          <table:table-cell table:formula="of:=LN([.A15])" office:value-type="float" office:value="4.78749174278205" calcext:value-type="float">
            <text:p>4.7874917428</text:p>
          </table:table-cell>
          <table:table-cell table:formula="of:=LN([.E15])" office:value-type="float" office:value="1.93062245693988" calcext:value-type="float">
            <text:p>1.9306224569</text:p>
          </table:table-cell>
          <table:table-cell table:formula="of:=0.05/[.A15]" office:value-type="float" office:value="0.000416666666666667" calcext:value-type="float">
            <text:p>0.0004166667</text:p>
          </table:table-cell>
          <table:table-cell table:style-name="ce5" table:formula="of:=(MAX([.B15:.D15])-MIN([.B15:.D15]))/(2*[.E15])" office:value-type="float" office:value="0.00342336592300329" calcext:value-type="float">
            <text:p>0.0034233659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.86676" calcext:value-type="float">
            <text:p>6.86676</text:p>
          </table:table-cell>
          <table:table-cell office:value-type="float" office:value="6.84715" calcext:value-type="float">
            <text:p>6.84715</text:p>
          </table:table-cell>
          <table:table-cell office:value-type="float" office:value="6.83596" calcext:value-type="float">
            <text:p>6.83596</text:p>
          </table:table-cell>
          <table:table-cell table:formula="of:=AVERAGE([.B16:.D16])" office:value-type="float" office:value="6.84995666666667" calcext:value-type="float">
            <text:p>6.8499566667</text:p>
          </table:table-cell>
          <table:table-cell table:formula="of:=LN([.A16])" office:value-type="float" office:value="4.86753445045558" calcext:value-type="float">
            <text:p>4.8675344505</text:p>
          </table:table-cell>
          <table:table-cell table:formula="of:=LN([.E16])" office:value-type="float" office:value="1.92424232622006" calcext:value-type="float">
            <text:p>1.9242423262</text:p>
          </table:table-cell>
          <table:table-cell table:formula="of:=0.05/[.A16]" office:value-type="float" office:value="0.000384615384615385" calcext:value-type="float">
            <text:p>0.0003846154</text:p>
          </table:table-cell>
          <table:table-cell table:style-name="ce5" table:formula="of:=(MAX([.B16:.D16])-MIN([.B16:.D16]))/(2*[.E16])" office:value-type="float" office:value="0.00224818940460452" calcext:value-type="float">
            <text:p>0.0022481894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.76602" calcext:value-type="float">
            <text:p>6.76602</text:p>
          </table:table-cell>
          <table:table-cell office:value-type="float" office:value="6.81782" calcext:value-type="float">
            <text:p>6.81782</text:p>
          </table:table-cell>
          <table:table-cell office:value-type="float" office:value="6.80871" calcext:value-type="float">
            <text:p>6.80871</text:p>
          </table:table-cell>
          <table:table-cell table:formula="of:=AVERAGE([.B17:.D17])" office:value-type="float" office:value="6.79751666666667" calcext:value-type="float">
            <text:p>6.7975166667</text:p>
          </table:table-cell>
          <table:table-cell table:formula="of:=LN([.A17])" office:value-type="float" office:value="4.9416424226093" calcext:value-type="float">
            <text:p>4.9416424226</text:p>
          </table:table-cell>
          <table:table-cell table:formula="of:=LN([.E17])" office:value-type="float" office:value="1.9165573494033" calcext:value-type="float">
            <text:p>1.9165573494</text:p>
          </table:table-cell>
          <table:table-cell table:formula="of:=0.05/[.A17]" office:value-type="float" office:value="0.000357142857142857" calcext:value-type="float">
            <text:p>0.0003571429</text:p>
          </table:table-cell>
          <table:table-cell table:style-name="ce5" table:formula="of:=(MAX([.B17:.D17])-MIN([.B17:.D17]))/(2*[.E17])" office:value-type="float" office:value="0.00381021500498957" calcext:value-type="float">
            <text:p>0.003810215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.77223" calcext:value-type="float">
            <text:p>6.77223</text:p>
          </table:table-cell>
          <table:table-cell office:value-type="float" office:value="6.76876" calcext:value-type="float">
            <text:p>6.76876</text:p>
          </table:table-cell>
          <table:table-cell office:value-type="float" office:value="6.77781" calcext:value-type="float">
            <text:p>6.77781</text:p>
          </table:table-cell>
          <table:table-cell table:formula="of:=AVERAGE([.B18:.D18])" office:value-type="float" office:value="6.77293333333333" calcext:value-type="float">
            <text:p>6.7729333333</text:p>
          </table:table-cell>
          <table:table-cell table:formula="of:=LN([.A18])" office:value-type="float" office:value="5.01063529409626" calcext:value-type="float">
            <text:p>5.0106352941</text:p>
          </table:table-cell>
          <table:table-cell table:formula="of:=LN([.E18])" office:value-type="float" office:value="1.91293427718024" calcext:value-type="float">
            <text:p>1.9129342772</text:p>
          </table:table-cell>
          <table:table-cell table:formula="of:=0.05/[.A18]" office:value-type="float" office:value="0.000333333333333333" calcext:value-type="float">
            <text:p>0.0003333333</text:p>
          </table:table-cell>
          <table:table-cell table:style-name="ce5" table:formula="of:=(MAX([.B18:.D18])-MIN([.B18:.D18]))/(2*[.E18])" office:value-type="float" office:value="0.000668100478374658" calcext:value-type="float">
            <text:p>0.0006681005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.71702" calcext:value-type="float">
            <text:p>6.71702</text:p>
          </table:table-cell>
          <table:table-cell office:value-type="float" office:value="6.74505" calcext:value-type="float">
            <text:p>6.74505</text:p>
          </table:table-cell>
          <table:table-cell office:value-type="float" office:value="6.74158" calcext:value-type="float">
            <text:p>6.74158</text:p>
          </table:table-cell>
          <table:table-cell table:formula="of:=AVERAGE([.B19:.D19])" office:value-type="float" office:value="6.73455" calcext:value-type="float">
            <text:p>6.73455</text:p>
          </table:table-cell>
          <table:table-cell table:formula="of:=LN([.A19])" office:value-type="float" office:value="5.07517381523383" calcext:value-type="float">
            <text:p>5.0751738152</text:p>
          </table:table-cell>
          <table:table-cell table:formula="of:=LN([.E19])" office:value-type="float" office:value="1.90725099248533" calcext:value-type="float">
            <text:p>1.9072509925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style-name="ce5" table:formula="of:=(MAX([.B19:.D19])-MIN([.B19:.D19]))/(2*[.E19])" office:value-type="float" office:value="0.00208105961051594" calcext:value-type="float">
            <text:p>0.0020810596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.70041" calcext:value-type="float">
            <text:p>6.70041</text:p>
          </table:table-cell>
          <table:table-cell office:value-type="float" office:value="6.7123" calcext:value-type="float">
            <text:p>6.7123</text:p>
          </table:table-cell>
          <table:table-cell office:value-type="float" office:value="6.71147" calcext:value-type="float">
            <text:p>6.71147</text:p>
          </table:table-cell>
          <table:table-cell table:formula="of:=AVERAGE([.B20:.D20])" office:value-type="float" office:value="6.70806" calcext:value-type="float">
            <text:p>6.70806</text:p>
          </table:table-cell>
          <table:table-cell table:formula="of:=LN([.A20])" office:value-type="float" office:value="5.13579843705026" calcext:value-type="float">
            <text:p>5.1357984371</text:p>
          </table:table-cell>
          <table:table-cell table:formula="of:=LN([.E20])" office:value-type="float" office:value="1.90330978846479" calcext:value-type="float">
            <text:p>1.9033097885</text:p>
          </table:table-cell>
          <table:table-cell table:formula="of:=0.05/[.A20]" office:value-type="float" office:value="0.000294117647058824" calcext:value-type="float">
            <text:p>0.0002941176</text:p>
          </table:table-cell>
          <table:table-cell table:style-name="ce5" table:formula="of:=(MAX([.B20:.D20])-MIN([.B20:.D20]))/(2*[.E20])" office:value-type="float" office:value="0.000886247290572846" calcext:value-type="float">
            <text:p>0.0008862473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.66431" calcext:value-type="float">
            <text:p>6.66431</text:p>
          </table:table-cell>
          <table:table-cell office:value-type="float" office:value="6.6837" calcext:value-type="float">
            <text:p>6.6837</text:p>
          </table:table-cell>
          <table:table-cell office:value-type="float" office:value="6.6722" calcext:value-type="float">
            <text:p>6.6722</text:p>
          </table:table-cell>
          <table:table-cell table:formula="of:=AVERAGE([.B21:.D21])" office:value-type="float" office:value="6.67340333333333" calcext:value-type="float">
            <text:p>6.6734033333</text:p>
          </table:table-cell>
          <table:table-cell table:formula="of:=LN([.A21])" office:value-type="float" office:value="5.19295685089021" calcext:value-type="float">
            <text:p>5.1929568509</text:p>
          </table:table-cell>
          <table:table-cell table:formula="of:=LN([.E21])" office:value-type="float" office:value="1.89812997467444" calcext:value-type="float">
            <text:p>1.8981299747</text:p>
          </table:table-cell>
          <table:table-cell table:formula="of:=0.05/[.A21]" office:value-type="float" office:value="0.000277777777777778" calcext:value-type="float">
            <text:p>0.0002777778</text:p>
          </table:table-cell>
          <table:table-cell table:style-name="ce5" table:formula="of:=(MAX([.B21:.D21])-MIN([.B21:.D21]))/(2*[.E21])" office:value-type="float" office:value="0.00145278196382552" calcext:value-type="float">
            <text:p>0.001452782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.64496" calcext:value-type="float">
            <text:p>6.64496</text:p>
          </table:table-cell>
          <table:table-cell office:value-type="float" office:value="6.63313" calcext:value-type="float">
            <text:p>6.63313</text:p>
          </table:table-cell>
          <table:table-cell office:value-type="float" office:value="6.64248" calcext:value-type="float">
            <text:p>6.64248</text:p>
          </table:table-cell>
          <table:table-cell table:formula="of:=AVERAGE([.B22:.D22])" office:value-type="float" office:value="6.64019" calcext:value-type="float">
            <text:p>6.64019</text:p>
          </table:table-cell>
          <table:table-cell table:formula="of:=LN([.A22])" office:value-type="float" office:value="5.24702407216049" calcext:value-type="float">
            <text:p>5.2470240722</text:p>
          </table:table-cell>
          <table:table-cell table:formula="of:=LN([.E22])" office:value-type="float" office:value="1.89314057753679" calcext:value-type="float">
            <text:p>1.8931405775</text:p>
          </table:table-cell>
          <table:table-cell table:formula="of:=0.05/[.A22]" office:value-type="float" office:value="0.000263157894736842" calcext:value-type="float">
            <text:p>0.0002631579</text:p>
          </table:table-cell>
          <table:table-cell table:style-name="ce5" table:formula="of:=(MAX([.B22:.D22])-MIN([.B22:.D22]))/(2*[.E22])" office:value-type="float" office:value="0.000890787763603134" calcext:value-type="float">
            <text:p>0.0008907878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.61518" calcext:value-type="float">
            <text:p>6.61518</text:p>
          </table:table-cell>
          <table:table-cell office:value-type="float" office:value="6.60138" calcext:value-type="float">
            <text:p>6.60138</text:p>
          </table:table-cell>
          <table:table-cell office:value-type="float" office:value="6.64756" calcext:value-type="float">
            <text:p>6.64756</text:p>
          </table:table-cell>
          <table:table-cell table:formula="of:=AVERAGE([.B23:.D23])" office:value-type="float" office:value="6.62137333333333" calcext:value-type="float">
            <text:p>6.6213733333</text:p>
          </table:table-cell>
          <table:table-cell table:formula="of:=LN([.A23])" office:value-type="float" office:value="5.29831736654804" calcext:value-type="float">
            <text:p>5.2983173665</text:p>
          </table:table-cell>
          <table:table-cell table:formula="of:=LN([.E23])" office:value-type="float" office:value="1.89030280059885" calcext:value-type="float">
            <text:p>1.8903028006</text:p>
          </table:table-cell>
          <table:table-cell table:formula="of:=0.05/[.A23]" office:value-type="float" office:value="0.00025" calcext:value-type="float">
            <text:p>0.00025</text:p>
          </table:table-cell>
          <table:table-cell table:style-name="ce5" table:formula="of:=(MAX([.B23:.D23])-MIN([.B23:.D23]))/(2*[.E23])" office:value-type="float" office:value="0.00348719198232798" calcext:value-type="float">
            <text:p>0.003487192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 10kHz" table:style-name="ta5">
        <table:table-column table:style-name="co3" table:number-columns-repeated="10" table:default-cell-style-name="Default"/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 table:style-name="ce4" office:value-type="string" calcext:value-type="string">
            <text:p>%eln( C )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42.5409" calcext:value-type="float">
            <text:p>42.5409</text:p>
          </table:table-cell>
          <table:table-cell table:style-name="ce3" office:value-type="float" office:value="42.6078" calcext:value-type="float">
            <text:p>42.6078</text:p>
          </table:table-cell>
          <table:table-cell table:style-name="ce3" office:value-type="float" office:value="42.4948" calcext:value-type="float">
            <text:p>42.4948</text:p>
          </table:table-cell>
          <table:table-cell table:formula="of:=AVERAGE([.B2:.D2])" office:value-type="float" office:value="42.5478333333333" calcext:value-type="float">
            <text:p>42.5478333333</text:p>
          </table:table-cell>
          <table:table-cell table:formula="of:=LN([.A2])" office:value-type="float" office:value="0" calcext:value-type="float">
            <text:p>0</text:p>
          </table:table-cell>
          <table:table-cell table:formula="of:=LN([.E2])" office:value-type="float" office:value="3.75062893323719" calcext:value-type="float">
            <text:p>3.7506289332</text:p>
          </table:table-cell>
          <table:table-cell table:formula="of:=0.05/[.A2]" office:value-type="float" office:value="0.05" calcext:value-type="float">
            <text:p>0.05</text:p>
          </table:table-cell>
          <table:table-cell table:formula="of:=(MAX([.B2:.D2])-MIN([.B2:.D2]))/(2*[.E2])" office:value-type="float" office:value="0.0013279172069083" calcext:value-type="float">
            <text:p>0.0013279172</text:p>
          </table:table-cell>
          <table:table-cell table:formula="of:=100*[.I2]/[.G2]" office:value-type="float" office:value="0.0354051875177683" calcext:value-type="float">
            <text:p>0.0354051875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23.5781" calcext:value-type="float">
            <text:p>23.5781</text:p>
          </table:table-cell>
          <table:table-cell office:value-type="float" office:value="23.5912" calcext:value-type="float">
            <text:p>23.5912</text:p>
          </table:table-cell>
          <table:table-cell office:value-type="float" office:value="23.5688" calcext:value-type="float">
            <text:p>23.5688</text:p>
          </table:table-cell>
          <table:table-cell table:formula="of:=AVERAGE([.B3:.D3])" office:value-type="float" office:value="23.5793666666667" calcext:value-type="float">
            <text:p>23.5793666667</text:p>
          </table:table-cell>
          <table:table-cell table:formula="of:=LN([.A3])" office:value-type="float" office:value="1.09861228866811" calcext:value-type="float">
            <text:p>1.0986122887</text:p>
          </table:table-cell>
          <table:table-cell table:formula="of:=LN([.E3])" office:value-type="float" office:value="3.16037203582853" calcext:value-type="float">
            <text:p>3.1603720358</text:p>
          </table:table-cell>
          <table:table-cell table:formula="of:=0.05/[.A3]" office:value-type="float" office:value="0.0166666666666667" calcext:value-type="float">
            <text:p>0.0166666667</text:p>
          </table:table-cell>
          <table:table-cell table:formula="of:=(MAX([.B3:.D3])-MIN([.B3:.D3]))/(2*[.E3])" office:value-type="float" office:value="0.000474991553349632" calcext:value-type="float">
            <text:p>0.0004749916</text:p>
          </table:table-cell>
          <table:table-cell table:formula="of:=100*[.I3]/[.G3]" office:value-type="float" office:value="0.0150296087917734" calcext:value-type="float">
            <text:p>0.015029608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.0683" calcext:value-type="float">
            <text:p>19.0683</text:p>
          </table:table-cell>
          <table:table-cell office:value-type="float" office:value="19.0431" calcext:value-type="float">
            <text:p>19.0431</text:p>
          </table:table-cell>
          <table:table-cell office:value-type="float" office:value="19.0276" calcext:value-type="float">
            <text:p>19.0276</text:p>
          </table:table-cell>
          <table:table-cell table:formula="of:=AVERAGE([.B4:.D4])" office:value-type="float" office:value="19.0463333333333" calcext:value-type="float">
            <text:p>19.0463333333</text:p>
          </table:table-cell>
          <table:table-cell table:formula="of:=LN([.A4])" office:value-type="float" office:value="1.6094379124341" calcext:value-type="float">
            <text:p>1.6094379124</text:p>
          </table:table-cell>
          <table:table-cell table:formula="of:=LN([.E4])" office:value-type="float" office:value="2.94687460710633" calcext:value-type="float">
            <text:p>2.9468746071</text:p>
          </table:table-cell>
          <table:table-cell table:formula="of:=0.05/[.A4]" office:value-type="float" office:value="0.01" calcext:value-type="float">
            <text:p>0.01</text:p>
          </table:table-cell>
          <table:table-cell table:formula="of:=(MAX([.B4:.D4])-MIN([.B4:.D4]))/(2*[.E4])" office:value-type="float" office:value="0.00106844712018064" calcext:value-type="float">
            <text:p>0.0010684471</text:p>
          </table:table-cell>
          <table:table-cell table:formula="of:=100*[.I4]/[.G4]" office:value-type="float" office:value="0.0362569590712852" calcext:value-type="float">
            <text:p>0.036256959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.4674" calcext:value-type="float">
            <text:p>14.4674</text:p>
          </table:table-cell>
          <table:table-cell office:value-type="float" office:value="14.4572" calcext:value-type="float">
            <text:p>14.4572</text:p>
          </table:table-cell>
          <table:table-cell office:value-type="float" office:value="14.4525" calcext:value-type="float">
            <text:p>14.4525</text:p>
          </table:table-cell>
          <table:table-cell table:formula="of:=AVERAGE([.B5:.D5])" office:value-type="float" office:value="14.4590333333333" calcext:value-type="float">
            <text:p>14.4590333333</text:p>
          </table:table-cell>
          <table:table-cell table:formula="of:=LN([.A5])" office:value-type="float" office:value="2.30258509299405" calcext:value-type="float">
            <text:p>2.302585093</text:p>
          </table:table-cell>
          <table:table-cell table:formula="of:=LN([.E5])" office:value-type="float" office:value="2.67131936341254" calcext:value-type="float">
            <text:p>2.6713193634</text:p>
          </table:table-cell>
          <table:table-cell table:formula="of:=0.05/[.A5]" office:value-type="float" office:value="0.005" calcext:value-type="float">
            <text:p>0.005</text:p>
          </table:table-cell>
          <table:table-cell table:formula="of:=(MAX([.B5:.D5])-MIN([.B5:.D5]))/(2*[.E5])" office:value-type="float" office:value="0.000515248829451451" calcext:value-type="float">
            <text:p>0.0005152488</text:p>
          </table:table-cell>
          <table:table-cell table:formula="of:=100*[.I5]/[.G5]" office:value-type="float" office:value="0.0192881778385807" calcext:value-type="float">
            <text:p>0.019288177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.3506" calcext:value-type="float">
            <text:p>12.3506</text:p>
          </table:table-cell>
          <table:table-cell office:value-type="float" office:value="12.3552" calcext:value-type="float">
            <text:p>12.3552</text:p>
          </table:table-cell>
          <table:table-cell office:value-type="float" office:value="12.3781" calcext:value-type="float">
            <text:p>12.3781</text:p>
          </table:table-cell>
          <table:table-cell table:formula="of:=AVERAGE([.B6:.D6])" office:value-type="float" office:value="12.3613" calcext:value-type="float">
            <text:p>12.3613</text:p>
          </table:table-cell>
          <table:table-cell table:formula="of:=LN([.A6])" office:value-type="float" office:value="2.70805020110221" calcext:value-type="float">
            <text:p>2.7080502011</text:p>
          </table:table-cell>
          <table:table-cell table:formula="of:=LN([.E6])" office:value-type="float" office:value="2.51457062449225" calcext:value-type="float">
            <text:p>2.5145706245</text:p>
          </table:table-cell>
          <table:table-cell table:formula="of:=0.05/[.A6]" office:value-type="float" office:value="0.00333333333333333" calcext:value-type="float">
            <text:p>0.0033333333</text:p>
          </table:table-cell>
          <table:table-cell table:formula="of:=(MAX([.B6:.D6])-MIN([.B6:.D6]))/(2*[.E6])" office:value-type="float" office:value="0.00111234255296772" calcext:value-type="float">
            <text:p>0.0011123426</text:p>
          </table:table-cell>
          <table:table-cell table:formula="of:=100*[.I6]/[.G6]" office:value-type="float" office:value="0.0442358843348188" calcext:value-type="float">
            <text:p>0.044235884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0593" calcext:value-type="float">
            <text:p>11.0593</text:p>
          </table:table-cell>
          <table:table-cell office:value-type="float" office:value="11.0617" calcext:value-type="float">
            <text:p>11.0617</text:p>
          </table:table-cell>
          <table:table-cell office:value-type="float" office:value="11.0476" calcext:value-type="float">
            <text:p>11.0476</text:p>
          </table:table-cell>
          <table:table-cell table:formula="of:=AVERAGE([.B7:.D7])" office:value-type="float" office:value="11.0562" calcext:value-type="float">
            <text:p>11.0562</text:p>
          </table:table-cell>
          <table:table-cell table:formula="of:=LN([.A7])" office:value-type="float" office:value="2.99573227355399" calcext:value-type="float">
            <text:p>2.9957322736</text:p>
          </table:table-cell>
          <table:table-cell table:formula="of:=LN([.E7])" office:value-type="float" office:value="2.40299135658673" calcext:value-type="float">
            <text:p>2.4029913566</text:p>
          </table:table-cell>
          <table:table-cell table:formula="of:=0.05/[.A7]" office:value-type="float" office:value="0.0025" calcext:value-type="float">
            <text:p>0.0025</text:p>
          </table:table-cell>
          <table:table-cell table:formula="of:=(MAX([.B7:.D7])-MIN([.B7:.D7]))/(2*[.E7])" office:value-type="float" office:value="0.000637651272589176" calcext:value-type="float">
            <text:p>0.0006376513</text:p>
          </table:table-cell>
          <table:table-cell table:formula="of:=100*[.I7]/[.G7]" office:value-type="float" office:value="0.0265357289297499" calcext:value-type="float">
            <text:p>0.026535728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.2228" calcext:value-type="float">
            <text:p>10.2228</text:p>
          </table:table-cell>
          <table:table-cell office:value-type="float" office:value="10.1896" calcext:value-type="float">
            <text:p>10.1896</text:p>
          </table:table-cell>
          <table:table-cell office:value-type="float" office:value="10.2221" calcext:value-type="float">
            <text:p>10.2221</text:p>
          </table:table-cell>
          <table:table-cell table:formula="of:=AVERAGE([.B8:.D8])" office:value-type="float" office:value="10.2115" calcext:value-type="float">
            <text:p>10.2115</text:p>
          </table:table-cell>
          <table:table-cell table:formula="of:=LN([.A8])" office:value-type="float" office:value="3.2188758248682" calcext:value-type="float">
            <text:p>3.2188758249</text:p>
          </table:table-cell>
          <table:table-cell table:formula="of:=LN([.E8])" office:value-type="float" office:value="2.32351453617508" calcext:value-type="float">
            <text:p>2.3235145362</text:p>
          </table:table-cell>
          <table:table-cell table:formula="of:=0.05/[.A8]" office:value-type="float" office:value="0.002" calcext:value-type="float">
            <text:p>0.002</text:p>
          </table:table-cell>
          <table:table-cell table:formula="of:=(MAX([.B8:.D8])-MIN([.B8:.D8]))/(2*[.E8])" office:value-type="float" office:value="0.0016256181755863" calcext:value-type="float">
            <text:p>0.0016256182</text:p>
          </table:table-cell>
          <table:table-cell table:formula="of:=100*[.I8]/[.G8]" office:value-type="float" office:value="0.0699637618046652" calcext:value-type="float">
            <text:p>0.069963761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9.54463" calcext:value-type="float">
            <text:p>10</text:p>
          </table:table-cell>
          <table:table-cell office:value-type="float" office:value="9.58599" calcext:value-type="float">
            <text:p>9.58599</text:p>
          </table:table-cell>
          <table:table-cell office:value-type="float" office:value="9.52861" calcext:value-type="float">
            <text:p>9.52861</text:p>
          </table:table-cell>
          <table:table-cell table:formula="of:=AVERAGE([.B9:.D9])" office:value-type="float" office:value="9.55307666666667" calcext:value-type="float">
            <text:p>9.5530766667</text:p>
          </table:table-cell>
          <table:table-cell table:formula="of:=LN([.A9])" office:value-type="float" office:value="3.40119738166216" calcext:value-type="float">
            <text:p>3.4011973817</text:p>
          </table:table-cell>
          <table:table-cell table:formula="of:=LN([.E9])" office:value-type="float" office:value="2.25686326665781" calcext:value-type="float">
            <text:p>2.2568632667</text:p>
          </table:table-cell>
          <table:table-cell table:formula="of:=0.05/[.A9]" office:value-type="float" office:value="0.00166666666666667" calcext:value-type="float">
            <text:p>0.0016666667</text:p>
          </table:table-cell>
          <table:table-cell table:formula="of:=(MAX([.B9:.D9])-MIN([.B9:.D9]))/(2*[.E9])" office:value-type="float" office:value="0.00300322095185392" calcext:value-type="float">
            <text:p>0.003003221</text:p>
          </table:table-cell>
          <table:table-cell table:formula="of:=100*[.I9]/[.G9]" office:value-type="float" office:value="0.133070576149763" calcext:value-type="float">
            <text:p>0.133070576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8.96976" calcext:value-type="float">
            <text:p>8.96976</text:p>
          </table:table-cell>
          <table:table-cell office:value-type="float" office:value="9.02308" calcext:value-type="float">
            <text:p>9.02308</text:p>
          </table:table-cell>
          <table:table-cell office:value-type="float" office:value="9.0337" calcext:value-type="float">
            <text:p>9.0337</text:p>
          </table:table-cell>
          <table:table-cell table:formula="of:=AVERAGE([.B10:.D10])" office:value-type="float" office:value="9.00884666666667" calcext:value-type="float">
            <text:p>9.0088466667</text:p>
          </table:table-cell>
          <table:table-cell table:formula="of:=LN([.A10])" office:value-type="float" office:value="3.55534806148941" calcext:value-type="float">
            <text:p>3.5553480615</text:p>
          </table:table-cell>
          <table:table-cell table:formula="of:=LN([.E10])" office:value-type="float" office:value="2.19820705750744" calcext:value-type="float">
            <text:p>2.1982070575</text:p>
          </table:table-cell>
          <table:table-cell table:formula="of:=0.05/[.A10]" office:value-type="float" office:value="0.00142857142857143" calcext:value-type="float">
            <text:p>0.0014285714</text:p>
          </table:table-cell>
          <table:table-cell table:formula="of:=(MAX([.B10:.D10])-MIN([.B10:.D10]))/(2*[.E10])" office:value-type="float" office:value="0.00354873394818568" calcext:value-type="float">
            <text:p>0.0035487339</text:p>
          </table:table-cell>
          <table:table-cell table:formula="of:=100*[.I10]/[.G10]" office:value-type="float" office:value="0.161437656023614" calcext:value-type="float">
            <text:p>0.16143765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.62978" calcext:value-type="float">
            <text:p>8.62978</text:p>
          </table:table-cell>
          <table:table-cell office:value-type="float" office:value="8.53091" calcext:value-type="float">
            <text:p>8.53091</text:p>
          </table:table-cell>
          <table:table-cell office:value-type="float" office:value="8.58692" calcext:value-type="float">
            <text:p>8.58692</text:p>
          </table:table-cell>
          <table:table-cell table:formula="of:=AVERAGE([.B11:.D11])" office:value-type="float" office:value="8.58253666666667" calcext:value-type="float">
            <text:p>8.5825366667</text:p>
          </table:table-cell>
          <table:table-cell table:formula="of:=LN([.A11])" office:value-type="float" office:value="3.68887945411394" calcext:value-type="float">
            <text:p>3.6888794541</text:p>
          </table:table-cell>
          <table:table-cell table:formula="of:=LN([.E11])" office:value-type="float" office:value="2.14972951860003" calcext:value-type="float">
            <text:p>2.1497295186</text:p>
          </table:table-cell>
          <table:table-cell table:formula="of:=0.05/[.A11]" office:value-type="float" office:value="0.00125" calcext:value-type="float">
            <text:p>0.00125</text:p>
          </table:table-cell>
          <table:table-cell table:formula="of:=(MAX([.B11:.D11])-MIN([.B11:.D11]))/(2*[.E11])" office:value-type="float" office:value="0.00575995208875696" calcext:value-type="float">
            <text:p>0.0057599521</text:p>
          </table:table-cell>
          <table:table-cell table:formula="of:=100*[.I11]/[.G11]" office:value-type="float" office:value="0.267938456392785" calcext:value-type="float">
            <text:p>0.267938456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8.24377" calcext:value-type="float">
            <text:p>8.24377</text:p>
          </table:table-cell>
          <table:table-cell office:value-type="float" office:value="8.25107" calcext:value-type="float">
            <text:p>8.25107</text:p>
          </table:table-cell>
          <table:table-cell office:value-type="float" office:value="8.24732" calcext:value-type="float">
            <text:p>8.24732</text:p>
          </table:table-cell>
          <table:table-cell table:formula="of:=AVERAGE([.B12:.D12])" office:value-type="float" office:value="8.24738666666667" calcext:value-type="float">
            <text:p>8.2473866667</text:p>
          </table:table-cell>
          <table:table-cell table:formula="of:=LN([.A12])" office:value-type="float" office:value="3.80666248977032" calcext:value-type="float">
            <text:p>3.8066624898</text:p>
          </table:table-cell>
          <table:table-cell table:formula="of:=LN([.E12])" office:value-type="float" office:value="2.10989638248834" calcext:value-type="float">
            <text:p>2.1098963825</text:p>
          </table:table-cell>
          <table:table-cell table:formula="of:=0.05/[.A12]" office:value-type="float" office:value="0.00111111111111111" calcext:value-type="float">
            <text:p>0.0011111111</text:p>
          </table:table-cell>
          <table:table-cell table:formula="of:=(MAX([.B12:.D12])-MIN([.B12:.D12]))/(2*[.E12])" office:value-type="float" office:value="0.000442564432531401" calcext:value-type="float">
            <text:p>0.0004425644</text:p>
          </table:table-cell>
          <table:table-cell table:formula="of:=100*[.I12]/[.G12]" office:value-type="float" office:value="0.0209756477239633" calcext:value-type="float">
            <text:p>0.020975647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.9523" calcext:value-type="float">
            <text:p>7.9523</text:p>
          </table:table-cell>
          <table:table-cell office:value-type="float" office:value="7.97362" calcext:value-type="float">
            <text:p>7.97362</text:p>
          </table:table-cell>
          <table:table-cell office:value-type="float" office:value="7.91035" calcext:value-type="float">
            <text:p>7.91035</text:p>
          </table:table-cell>
          <table:table-cell table:formula="of:=AVERAGE([.B13:.D13])" office:value-type="float" office:value="7.94542333333333" calcext:value-type="float">
            <text:p>7.9454233333</text:p>
          </table:table-cell>
          <table:table-cell table:formula="of:=LN([.A13])" office:value-type="float" office:value="3.91202300542815" calcext:value-type="float">
            <text:p>3.9120230054</text:p>
          </table:table-cell>
          <table:table-cell table:formula="of:=LN([.E13])" office:value-type="float" office:value="2.0725960815564" calcext:value-type="float">
            <text:p>2.0725960816</text:p>
          </table:table-cell>
          <table:table-cell table:formula="of:=0.05/[.A13]" office:value-type="float" office:value="0.001" calcext:value-type="float">
            <text:p>0.001</text:p>
          </table:table-cell>
          <table:table-cell table:formula="of:=(MAX([.B13:.D13])-MIN([.B13:.D13]))/(2*[.E13])" office:value-type="float" office:value="0.00398153737979979" calcext:value-type="float">
            <text:p>0.0039815374</text:p>
          </table:table-cell>
          <table:table-cell table:formula="of:=100*[.I13]/[.G13]" office:value-type="float" office:value="0.192103874712042" calcext:value-type="float">
            <text:p>0.192103874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.6941" calcext:value-type="float">
            <text:p>7.6941</text:p>
          </table:table-cell>
          <table:table-cell office:value-type="float" office:value="7.73877" calcext:value-type="float">
            <text:p>7.73877</text:p>
          </table:table-cell>
          <table:table-cell office:value-type="float" office:value="7.72263" calcext:value-type="float">
            <text:p>7.72263</text:p>
          </table:table-cell>
          <table:table-cell table:formula="of:=AVERAGE([.B14:.D14])" office:value-type="float" office:value="7.7185" calcext:value-type="float">
            <text:p>7.7185</text:p>
          </table:table-cell>
          <table:table-cell table:formula="of:=LN([.A14])" office:value-type="float" office:value="4.00733318523247" calcext:value-type="float">
            <text:p>4.0073331852</text:p>
          </table:table-cell>
          <table:table-cell table:formula="of:=LN([.E14])" office:value-type="float" office:value="2.04362004463976" calcext:value-type="float">
            <text:p>2.0436200446</text:p>
          </table:table-cell>
          <table:table-cell table:formula="of:=0.05/[.A14]" office:value-type="float" office:value="0.000909090909090909" calcext:value-type="float">
            <text:p>0.0009090909</text:p>
          </table:table-cell>
          <table:table-cell table:formula="of:=(MAX([.B14:.D14])-MIN([.B14:.D14]))/(2*[.E14])" office:value-type="float" office:value="0.00289369696184492" calcext:value-type="float">
            <text:p>0.002893697</text:p>
          </table:table-cell>
          <table:table-cell table:formula="of:=100*[.I14]/[.G14]" office:value-type="float" office:value="0.141596622593071" calcext:value-type="float">
            <text:p>0.141596622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.466" calcext:value-type="float">
            <text:p>7.466</text:p>
          </table:table-cell>
          <table:table-cell office:value-type="float" office:value="7.52331" calcext:value-type="float">
            <text:p>7.52331</text:p>
          </table:table-cell>
          <table:table-cell office:value-type="float" office:value="7.53058" calcext:value-type="float">
            <text:p>7.53058</text:p>
          </table:table-cell>
          <table:table-cell table:formula="of:=AVERAGE([.B15:.D15])" office:value-type="float" office:value="7.50663" calcext:value-type="float">
            <text:p>7.50663</text:p>
          </table:table-cell>
          <table:table-cell table:formula="of:=LN([.A15])" office:value-type="float" office:value="4.0943445622221" calcext:value-type="float">
            <text:p>4.0943445622</text:p>
          </table:table-cell>
          <table:table-cell table:formula="of:=LN([.E15])" office:value-type="float" office:value="2.01578663004438" calcext:value-type="float">
            <text:p>2.01578663</text:p>
          </table:table-cell>
          <table:table-cell table:formula="of:=0.05/[.A15]" office:value-type="float" office:value="0.000833333333333333" calcext:value-type="float">
            <text:p>0.0008333333</text:p>
          </table:table-cell>
          <table:table-cell table:formula="of:=(MAX([.B15:.D15])-MIN([.B15:.D15]))/(2*[.E15])" office:value-type="float" office:value="0.00430153078012372" calcext:value-type="float">
            <text:p>0.0043015308</text:p>
          </table:table-cell>
          <table:table-cell table:formula="of:=100*[.I15]/[.G15]" office:value-type="float" office:value="0.213392167405586" calcext:value-type="float">
            <text:p>0.213392167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.29255" calcext:value-type="float">
            <text:p>7.29255</text:p>
          </table:table-cell>
          <table:table-cell office:value-type="float" office:value="7.29502" calcext:value-type="float">
            <text:p>7.29502</text:p>
          </table:table-cell>
          <table:table-cell office:value-type="float" office:value="7.25327" calcext:value-type="float">
            <text:p>7.25327</text:p>
          </table:table-cell>
          <table:table-cell table:formula="of:=AVERAGE([.B16:.D16])" office:value-type="float" office:value="7.28028" calcext:value-type="float">
            <text:p>7.28028</text:p>
          </table:table-cell>
          <table:table-cell table:formula="of:=LN([.A16])" office:value-type="float" office:value="4.17438726989564" calcext:value-type="float">
            <text:p>4.1743872699</text:p>
          </table:table-cell>
          <table:table-cell table:formula="of:=LN([.E16])" office:value-type="float" office:value="1.98516932300743" calcext:value-type="float">
            <text:p>1.985169323</text:p>
          </table:table-cell>
          <table:table-cell table:formula="of:=0.05/[.A16]" office:value-type="float" office:value="0.000769230769230769" calcext:value-type="float">
            <text:p>0.0007692308</text:p>
          </table:table-cell>
          <table:table-cell table:formula="of:=(MAX([.B16:.D16])-MIN([.B16:.D16]))/(2*[.E16])" office:value-type="float" office:value="0.00286733477283843" calcext:value-type="float">
            <text:p>0.0028673348</text:p>
          </table:table-cell>
          <table:table-cell table:formula="of:=100*[.I16]/[.G16]" office:value-type="float" office:value="0.144437793774416" calcext:value-type="float">
            <text:p>0.144437793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.10159" calcext:value-type="float">
            <text:p>7.10159</text:p>
          </table:table-cell>
          <table:table-cell office:value-type="float" office:value="7.10706" calcext:value-type="float">
            <text:p>7.10706</text:p>
          </table:table-cell>
          <table:table-cell office:value-type="float" office:value="7.13302" calcext:value-type="float">
            <text:p>7.13302</text:p>
          </table:table-cell>
          <table:table-cell table:formula="of:=AVERAGE([.B17:.D17])" office:value-type="float" office:value="7.11389" calcext:value-type="float">
            <text:p>7.11389</text:p>
          </table:table-cell>
          <table:table-cell table:formula="of:=LN([.A17])" office:value-type="float" office:value="4.24849524204936" calcext:value-type="float">
            <text:p>4.248495242</text:p>
          </table:table-cell>
          <table:table-cell table:formula="of:=LN([.E17])" office:value-type="float" office:value="1.96204921093835" calcext:value-type="float">
            <text:p>1.9620492109</text:p>
          </table:table-cell>
          <table:table-cell table:formula="of:=0.05/[.A17]" office:value-type="float" office:value="0.000714285714285714" calcext:value-type="float">
            <text:p>0.0007142857</text:p>
          </table:table-cell>
          <table:table-cell table:formula="of:=(MAX([.B17:.D17])-MIN([.B17:.D17]))/(2*[.E17])" office:value-type="float" office:value="0.00220905861631261" calcext:value-type="float">
            <text:p>0.0022090586</text:p>
          </table:table-cell>
          <table:table-cell table:formula="of:=100*[.I17]/[.G17]" office:value-type="float" office:value="0.112589358309527" calcext:value-type="float">
            <text:p>0.112589358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.92967" calcext:value-type="float">
            <text:p>6.92967</text:p>
          </table:table-cell>
          <table:table-cell office:value-type="float" office:value="7.00826" calcext:value-type="float">
            <text:p>7.00826</text:p>
          </table:table-cell>
          <table:table-cell office:value-type="float" office:value="6.96176" calcext:value-type="float">
            <text:p>6.96176</text:p>
          </table:table-cell>
          <table:table-cell table:formula="of:=AVERAGE([.B18:.D18])" office:value-type="float" office:value="6.96656333333333" calcext:value-type="float">
            <text:p>6.9665633333</text:p>
          </table:table-cell>
          <table:table-cell table:formula="of:=LN([.A18])" office:value-type="float" office:value="4.31748811353631" calcext:value-type="float">
            <text:p>4.3174881135</text:p>
          </table:table-cell>
          <table:table-cell table:formula="of:=LN([.E18])" office:value-type="float" office:value="1.94112203765677" calcext:value-type="float">
            <text:p>1.9411220377</text:p>
          </table:table-cell>
          <table:table-cell table:formula="of:=0.05/[.A18]" office:value-type="float" office:value="0.000666666666666667" calcext:value-type="float">
            <text:p>0.0006666667</text:p>
          </table:table-cell>
          <table:table-cell table:formula="of:=(MAX([.B18:.D18])-MIN([.B18:.D18]))/(2*[.E18])" office:value-type="float" office:value="0.00564051428514013" calcext:value-type="float">
            <text:p>0.0056405143</text:p>
          </table:table-cell>
          <table:table-cell table:formula="of:=100*[.I18]/[.G18]" office:value-type="float" office:value="0.290580096239034" calcext:value-type="float">
            <text:p>0.290580096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.83857" calcext:value-type="float">
            <text:p>6.83857</text:p>
          </table:table-cell>
          <table:table-cell office:value-type="float" office:value="6.83443" calcext:value-type="float">
            <text:p>6.83443</text:p>
          </table:table-cell>
          <table:table-cell office:value-type="float" office:value="6.77846" calcext:value-type="float">
            <text:p>6.77846</text:p>
          </table:table-cell>
          <table:table-cell table:formula="of:=AVERAGE([.B19:.D19])" office:value-type="float" office:value="6.81715333333333" calcext:value-type="float">
            <text:p>6.8171533333</text:p>
          </table:table-cell>
          <table:table-cell table:formula="of:=LN([.A19])" office:value-type="float" office:value="4.38202663467388" calcext:value-type="float">
            <text:p>4.3820266347</text:p>
          </table:table-cell>
          <table:table-cell table:formula="of:=LN([.E19])" office:value-type="float" office:value="1.91944198491533" calcext:value-type="float">
            <text:p>1.9194419849</text:p>
          </table:table-cell>
          <table:table-cell table:formula="of:=0.05/[.A19]" office:value-type="float" office:value="0.000625" calcext:value-type="float">
            <text:p>0.000625</text:p>
          </table:table-cell>
          <table:table-cell table:formula="of:=(MAX([.B19:.D19])-MIN([.B19:.D19]))/(2*[.E19])" office:value-type="float" office:value="0.00440873169935055" calcext:value-type="float">
            <text:p>0.0044087317</text:p>
          </table:table-cell>
          <table:table-cell table:formula="of:=100*[.I19]/[.G19]" office:value-type="float" office:value="0.229688197611507" calcext:value-type="float">
            <text:p>0.229688197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.70792" calcext:value-type="float">
            <text:p>6.70792</text:p>
          </table:table-cell>
          <table:table-cell office:value-type="float" office:value="6.64582" calcext:value-type="float">
            <text:p>6.64582</text:p>
          </table:table-cell>
          <table:table-cell office:value-type="float" office:value="6.69902" calcext:value-type="float">
            <text:p>6.69902</text:p>
          </table:table-cell>
          <table:table-cell table:formula="of:=AVERAGE([.B20:.D20])" office:value-type="float" office:value="6.68425333333333" calcext:value-type="float">
            <text:p>6.6842533333</text:p>
          </table:table-cell>
          <table:table-cell table:formula="of:=LN([.A20])" office:value-type="float" office:value="4.44265125649032" calcext:value-type="float">
            <text:p>4.4426512565</text:p>
          </table:table-cell>
          <table:table-cell table:formula="of:=LN([.E20])" office:value-type="float" office:value="1.89975451147112" calcext:value-type="float">
            <text:p>1.8997545115</text:p>
          </table:table-cell>
          <table:table-cell table:formula="of:=0.05/[.A20]" office:value-type="float" office:value="0.000588235294117647" calcext:value-type="float">
            <text:p>0.0005882353</text:p>
          </table:table-cell>
          <table:table-cell table:formula="of:=(MAX([.B20:.D20])-MIN([.B20:.D20]))/(2*[.E20])" office:value-type="float" office:value="0.00464524584147014" calcext:value-type="float">
            <text:p>0.0046452458</text:p>
          </table:table-cell>
          <table:table-cell table:formula="of:=100*[.I20]/[.G20]" office:value-type="float" office:value="0.244518216086403" calcext:value-type="float">
            <text:p>0.244518216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.57331" calcext:value-type="float">
            <text:p>6.57331</text:p>
          </table:table-cell>
          <table:table-cell office:value-type="float" office:value="6.52995" calcext:value-type="float">
            <text:p>6.52995</text:p>
          </table:table-cell>
          <table:table-cell office:value-type="float" office:value="6.51706" calcext:value-type="float">
            <text:p>6.51706</text:p>
          </table:table-cell>
          <table:table-cell table:formula="of:=AVERAGE([.B21:.D21])" office:value-type="float" office:value="6.54010666666667" calcext:value-type="float">
            <text:p>6.5401066667</text:p>
          </table:table-cell>
          <table:table-cell table:formula="of:=LN([.A21])" office:value-type="float" office:value="4.49980967033027" calcext:value-type="float">
            <text:p>4.4998096703</text:p>
          </table:table-cell>
          <table:table-cell table:formula="of:=LN([.E21])" office:value-type="float" office:value="1.87795347522397" calcext:value-type="float">
            <text:p>1.8779534752</text:p>
          </table:table-cell>
          <table:table-cell table:formula="of:=0.05/[.A21]" office:value-type="float" office:value="0.000555555555555556" calcext:value-type="float">
            <text:p>0.0005555556</text:p>
          </table:table-cell>
          <table:table-cell table:formula="of:=(MAX([.B21:.D21])-MIN([.B21:.D21]))/(2*[.E21])" office:value-type="float" office:value="0.00430038857674088" calcext:value-type="float">
            <text:p>0.0043003886</text:p>
          </table:table-cell>
          <table:table-cell table:formula="of:=100*[.I21]/[.G21]" office:value-type="float" office:value="0.228993350126951" calcext:value-type="float">
            <text:p>0.228993350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.4844" calcext:value-type="float">
            <text:p>6.4844</text:p>
          </table:table-cell>
          <table:table-cell office:value-type="float" office:value="6.43281" calcext:value-type="float">
            <text:p>6.43281</text:p>
          </table:table-cell>
          <table:table-cell office:value-type="float" office:value="6.45552" calcext:value-type="float">
            <text:p>6.45552</text:p>
          </table:table-cell>
          <table:table-cell table:formula="of:=AVERAGE([.B22:.D22])" office:value-type="float" office:value="6.45757666666667" calcext:value-type="float">
            <text:p>6.4575766667</text:p>
          </table:table-cell>
          <table:table-cell table:formula="of:=LN([.A22])" office:value-type="float" office:value="4.55387689160054" calcext:value-type="float">
            <text:p>4.5538768916</text:p>
          </table:table-cell>
          <table:table-cell table:formula="of:=LN([.E22])" office:value-type="float" office:value="1.86525411841706" calcext:value-type="float">
            <text:p>1.8652541184</text:p>
          </table:table-cell>
          <table:table-cell table:formula="of:=0.05/[.A22]" office:value-type="float" office:value="0.000526315789473684" calcext:value-type="float">
            <text:p>0.0005263158</text:p>
          </table:table-cell>
          <table:table-cell table:formula="of:=(MAX([.B22:.D22])-MIN([.B22:.D22]))/(2*[.E22])" office:value-type="float" office:value="0.0039945325207134" calcext:value-type="float">
            <text:p>0.0039945325</text:p>
          </table:table-cell>
          <table:table-cell table:formula="of:=100*[.I22]/[.G22]" office:value-type="float" office:value="0.214154869369936" calcext:value-type="float">
            <text:p>0.214154869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.37265" calcext:value-type="float">
            <text:p>6.37265</text:p>
          </table:table-cell>
          <table:table-cell office:value-type="float" office:value="6.36023" calcext:value-type="float">
            <text:p>6.36023</text:p>
          </table:table-cell>
          <table:table-cell office:value-type="float" office:value="6.34335" calcext:value-type="float">
            <text:p>6.34335</text:p>
          </table:table-cell>
          <table:table-cell table:formula="of:=AVERAGE([.B23:.D23])" office:value-type="float" office:value="6.35874333333333" calcext:value-type="float">
            <text:p>6.3587433333</text:p>
          </table:table-cell>
          <table:table-cell table:formula="of:=LN([.A23])" office:value-type="float" office:value="4.60517018598809" calcext:value-type="float">
            <text:p>4.605170186</text:p>
          </table:table-cell>
          <table:table-cell table:formula="of:=LN([.E23])" office:value-type="float" office:value="1.8498307687302" calcext:value-type="float">
            <text:p>1.8498307687</text:p>
          </table:table-cell>
          <table:table-cell table:formula="of:=0.05/[.A23]" office:value-type="float" office:value="0.0005" calcext:value-type="float">
            <text:p>0.0005</text:p>
          </table:table-cell>
          <table:table-cell table:formula="of:=(MAX([.B23:.D23])-MIN([.B23:.D23]))/(2*[.E23])" office:value-type="float" office:value="0.00230391434785595" calcext:value-type="float">
            <text:p>0.0023039143</text:p>
          </table:table-cell>
          <table:table-cell table:formula="of:=100*[.I23]/[.G23]" office:value-type="float" office:value="0.124547303829174" calcext:value-type="float">
            <text:p>0.1245473038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.30046" calcext:value-type="float">
            <text:p>6.30046</text:p>
          </table:table-cell>
          <table:table-cell office:value-type="float" office:value="6.29205" calcext:value-type="float">
            <text:p>6.29205</text:p>
          </table:table-cell>
          <table:table-cell office:value-type="float" office:value="6.31123" calcext:value-type="float">
            <text:p>6.31123</text:p>
          </table:table-cell>
          <table:table-cell table:formula="of:=AVERAGE([.B24:.D24])" office:value-type="float" office:value="6.30124666666667" calcext:value-type="float">
            <text:p>6.3012466667</text:p>
          </table:table-cell>
          <table:table-cell table:formula="of:=LN([.A24])" office:value-type="float" office:value="4.65396035015752" calcext:value-type="float">
            <text:p>4.6539603502</text:p>
          </table:table-cell>
          <table:table-cell table:formula="of:=LN([.E24])" office:value-type="float" office:value="1.84074749741899" calcext:value-type="float">
            <text:p>1.8407474974</text:p>
          </table:table-cell>
          <table:table-cell table:formula="of:=0.05/[.A24]" office:value-type="float" office:value="0.000476190476190476" calcext:value-type="float">
            <text:p>0.0004761905</text:p>
          </table:table-cell>
          <table:table-cell table:formula="of:=(MAX([.B24:.D24])-MIN([.B24:.D24]))/(2*[.E24])" office:value-type="float" office:value="0.0015219210590074" calcext:value-type="float">
            <text:p>0.0015219211</text:p>
          </table:table-cell>
          <table:table-cell table:formula="of:=100*[.I24]/[.G24]" office:value-type="float" office:value="0.0826795125969948" calcext:value-type="float">
            <text:p>0.0826795126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.21199" calcext:value-type="float">
            <text:p>6.21199</text:p>
          </table:table-cell>
          <table:table-cell office:value-type="float" office:value="6.27697" calcext:value-type="float">
            <text:p>6.27697</text:p>
          </table:table-cell>
          <table:table-cell office:value-type="float" office:value="6.26269" calcext:value-type="float">
            <text:p>6.26269</text:p>
          </table:table-cell>
          <table:table-cell table:formula="of:=AVERAGE([.B25:.D25])" office:value-type="float" office:value="6.25055" calcext:value-type="float">
            <text:p>6.25055</text:p>
          </table:table-cell>
          <table:table-cell table:formula="of:=LN([.A25])" office:value-type="float" office:value="4.70048036579242" calcext:value-type="float">
            <text:p>4.7004803658</text:p>
          </table:table-cell>
          <table:table-cell table:formula="of:=LN([.E25])" office:value-type="float" office:value="1.83266945987654" calcext:value-type="float">
            <text:p>1.8326694599</text:p>
          </table:table-cell>
          <table:table-cell table:formula="of:=0.05/[.A25]" office:value-type="float" office:value="0.000454545454545455" calcext:value-type="float">
            <text:p>0.0004545455</text:p>
          </table:table-cell>
          <table:table-cell table:formula="of:=(MAX([.B25:.D25])-MIN([.B25:.D25]))/(2*[.E25])" office:value-type="float" office:value="0.00519794258105289" calcext:value-type="float">
            <text:p>0.0051979426</text:p>
          </table:table-cell>
          <table:table-cell table:formula="of:=100*[.I25]/[.G25]" office:value-type="float" office:value="0.283626845694425" calcext:value-type="float">
            <text:p>0.2836268457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.12059" calcext:value-type="float">
            <text:p>6.12059</text:p>
          </table:table-cell>
          <table:table-cell office:value-type="float" office:value="6.19571" calcext:value-type="float">
            <text:p>6.19571</text:p>
          </table:table-cell>
          <table:table-cell office:value-type="float" office:value="6.24053" calcext:value-type="float">
            <text:p>6.24053</text:p>
          </table:table-cell>
          <table:table-cell table:formula="of:=AVERAGE([.B26:.D26])" office:value-type="float" office:value="6.18561" calcext:value-type="float">
            <text:p>6.18561</text:p>
          </table:table-cell>
          <table:table-cell table:formula="of:=LN([.A26])" office:value-type="float" office:value="4.74493212836325" calcext:value-type="float">
            <text:p>4.7449321284</text:p>
          </table:table-cell>
          <table:table-cell table:formula="of:=LN([.E26])" office:value-type="float" office:value="1.82222562668861" calcext:value-type="float">
            <text:p>1.8222256267</text:p>
          </table:table-cell>
          <table:table-cell table:formula="of:=0.05/[.A26]" office:value-type="float" office:value="0.000434782608695652" calcext:value-type="float">
            <text:p>0.0004347826</text:p>
          </table:table-cell>
          <table:table-cell table:formula="of:=(MAX([.B26:.D26])-MIN([.B26:.D26]))/(2*[.E26])" office:value-type="float" office:value="0.00969508261917577" calcext:value-type="float">
            <text:p>0.0096950826</text:p>
          </table:table-cell>
          <table:table-cell table:formula="of:=100*[.I26]/[.G26]" office:value-type="float" office:value="0.532046222881515" calcext:value-type="float">
            <text:p>0.532046222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6.18227" calcext:value-type="float">
            <text:p>6.18227</text:p>
          </table:table-cell>
          <table:table-cell office:value-type="float" office:value="6.20675" calcext:value-type="float">
            <text:p>6.20675</text:p>
          </table:table-cell>
          <table:table-cell office:value-type="float" office:value="6.19795" calcext:value-type="float">
            <text:p>6.19795</text:p>
          </table:table-cell>
          <table:table-cell table:formula="of:=AVERAGE([.B27:.D27])" office:value-type="float" office:value="6.19565666666667" calcext:value-type="float">
            <text:p>6.1956566667</text:p>
          </table:table-cell>
          <table:table-cell table:formula="of:=LN([.A27])" office:value-type="float" office:value="4.78749174278205" calcext:value-type="float">
            <text:p>4.7874917428</text:p>
          </table:table-cell>
          <table:table-cell table:formula="of:=LN([.E27])" office:value-type="float" office:value="1.82384850892549" calcext:value-type="float">
            <text:p>1.8238485089</text:p>
          </table:table-cell>
          <table:table-cell table:formula="of:=0.05/[.A27]" office:value-type="float" office:value="0.000416666666666667" calcext:value-type="float">
            <text:p>0.0004166667</text:p>
          </table:table-cell>
          <table:table-cell table:formula="of:=(MAX([.B27:.D27])-MIN([.B27:.D27]))/(2*[.E27])" office:value-type="float" office:value="0.00197557751478594" calcext:value-type="float">
            <text:p>0.0019755775</text:p>
          </table:table-cell>
          <table:table-cell table:formula="of:=100*[.I27]/[.G27]" office:value-type="float" office:value="0.108319167141236" calcext:value-type="float">
            <text:p>0.108319167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.16761" calcext:value-type="float">
            <text:p>6.16761</text:p>
          </table:table-cell>
          <table:table-cell office:value-type="float" office:value="6.16677" calcext:value-type="float">
            <text:p>6.16677</text:p>
          </table:table-cell>
          <table:table-cell office:value-type="float" office:value="6.15384" calcext:value-type="float">
            <text:p>6.15384</text:p>
          </table:table-cell>
          <table:table-cell table:formula="of:=AVERAGE([.B28:.D28])" office:value-type="float" office:value="6.16274" calcext:value-type="float">
            <text:p>6.16274</text:p>
          </table:table-cell>
          <table:table-cell table:formula="of:=LN([.A28])" office:value-type="float" office:value="4.8283137373023" calcext:value-type="float">
            <text:p>4.8283137373</text:p>
          </table:table-cell>
          <table:table-cell table:formula="of:=LN([.E28])" office:value-type="float" office:value="1.81852148384373" calcext:value-type="float">
            <text:p>1.8185214838</text:p>
          </table:table-cell>
          <table:table-cell table:formula="of:=0.05/[.A28]" office:value-type="float" office:value="0.0004" calcext:value-type="float">
            <text:p>0.0004</text:p>
          </table:table-cell>
          <table:table-cell table:formula="of:=(MAX([.B28:.D28])-MIN([.B28:.D28]))/(2*[.E28])" office:value-type="float" office:value="0.00111719786977871" calcext:value-type="float">
            <text:p>0.0011171979</text:p>
          </table:table-cell>
          <table:table-cell table:formula="of:=100*[.I28]/[.G28]" office:value-type="float" office:value="0.0614344059008495" calcext:value-type="float">
            <text:p>0.0614344059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.15439" calcext:value-type="float">
            <text:p>6.15439</text:p>
          </table:table-cell>
          <table:table-cell office:value-type="float" office:value="6.15327" calcext:value-type="float">
            <text:p>6.15327</text:p>
          </table:table-cell>
          <table:table-cell office:value-type="float" office:value="6.13395" calcext:value-type="float">
            <text:p>6.13395</text:p>
          </table:table-cell>
          <table:table-cell table:formula="of:=AVERAGE([.B29:.D29])" office:value-type="float" office:value="6.14720333333333" calcext:value-type="float">
            <text:p>6.1472033333</text:p>
          </table:table-cell>
          <table:table-cell table:formula="of:=LN([.A29])" office:value-type="float" office:value="4.86753445045558" calcext:value-type="float">
            <text:p>4.8675344505</text:p>
          </table:table-cell>
          <table:table-cell table:formula="of:=LN([.E29])" office:value-type="float" office:value="1.81599723584425" calcext:value-type="float">
            <text:p>1.8159972358</text:p>
          </table:table-cell>
          <table:table-cell table:formula="of:=0.05/[.A29]" office:value-type="float" office:value="0.000384615384615385" calcext:value-type="float">
            <text:p>0.0003846154</text:p>
          </table:table-cell>
          <table:table-cell table:formula="of:=(MAX([.B29:.D29])-MIN([.B29:.D29]))/(2*[.E29])" office:value-type="float" office:value="0.00166254464767445" calcext:value-type="float">
            <text:p>0.0016625446</text:p>
          </table:table-cell>
          <table:table-cell table:formula="of:=100*[.I29]/[.G29]" office:value-type="float" office:value="0.0915499547498783" calcext:value-type="float">
            <text:p>0.0915499547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.07866" calcext:value-type="float">
            <text:p>6.07866</text:p>
          </table:table-cell>
          <table:table-cell office:value-type="float" office:value="6.10725" calcext:value-type="float">
            <text:p>6.10725</text:p>
          </table:table-cell>
          <table:table-cell office:value-type="float" office:value="6.10588" calcext:value-type="float">
            <text:p>6.10588</text:p>
          </table:table-cell>
          <table:table-cell table:formula="of:=AVERAGE([.B30:.D30])" office:value-type="float" office:value="6.09726333333333" calcext:value-type="float">
            <text:p>6.0972633333</text:p>
          </table:table-cell>
          <table:table-cell table:formula="of:=LN([.A30])" office:value-type="float" office:value="4.90527477843843" calcext:value-type="float">
            <text:p>4.9052747784</text:p>
          </table:table-cell>
          <table:table-cell table:formula="of:=LN([.E30])" office:value-type="float" office:value="1.8078400366332" calcext:value-type="float">
            <text:p>1.8078400366</text:p>
          </table:table-cell>
          <table:table-cell table:formula="of:=0.05/[.A30]" office:value-type="float" office:value="0.00037037037037037" calcext:value-type="float">
            <text:p>0.0003703704</text:p>
          </table:table-cell>
          <table:table-cell table:formula="of:=(MAX([.B30:.D30])-MIN([.B30:.D30]))/(2*[.E30])" office:value-type="float" office:value="0.00234449444258868" calcext:value-type="float">
            <text:p>0.0023444944</text:p>
          </table:table-cell>
          <table:table-cell table:formula="of:=100*[.I30]/[.G30]" office:value-type="float" office:value="0.129684839094222" calcext:value-type="float">
            <text:p>0.129684839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.10386" calcext:value-type="float">
            <text:p>6.10386</text:p>
          </table:table-cell>
          <table:table-cell office:value-type="float" office:value="6.11336" calcext:value-type="float">
            <text:p>6.11336</text:p>
          </table:table-cell>
          <table:table-cell office:value-type="float" office:value="6.06441" calcext:value-type="float">
            <text:p>6.06441</text:p>
          </table:table-cell>
          <table:table-cell table:formula="of:=AVERAGE([.B31:.D31])" office:value-type="float" office:value="6.09387666666667" calcext:value-type="float">
            <text:p>6.0938766667</text:p>
          </table:table-cell>
          <table:table-cell table:formula="of:=LN([.A31])" office:value-type="float" office:value="4.9416424226093" calcext:value-type="float">
            <text:p>4.9416424226</text:p>
          </table:table-cell>
          <table:table-cell table:formula="of:=LN([.E31])" office:value-type="float" office:value="1.80728444187277" calcext:value-type="float">
            <text:p>1.8072844419</text:p>
          </table:table-cell>
          <table:table-cell table:formula="of:=0.05/[.A31]" office:value-type="float" office:value="0.000357142857142857" calcext:value-type="float">
            <text:p>0.0003571429</text:p>
          </table:table-cell>
          <table:table-cell table:formula="of:=(MAX([.B31:.D31])-MIN([.B31:.D31]))/(2*[.E31])" office:value-type="float" office:value="0.00401632677173757" calcext:value-type="float">
            <text:p>0.0040163268</text:p>
          </table:table-cell>
          <table:table-cell table:formula="of:=100*[.I31]/[.G31]" office:value-type="float" office:value="0.222229920132312" calcext:value-type="float">
            <text:p>0.222229920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6.05542" calcext:value-type="float">
            <text:p>6.05542</text:p>
          </table:table-cell>
          <table:table-cell office:value-type="float" office:value="6.11714" calcext:value-type="float">
            <text:p>6.11714</text:p>
          </table:table-cell>
          <table:table-cell office:value-type="float" office:value="6.08319" calcext:value-type="float">
            <text:p>6.08319</text:p>
          </table:table-cell>
          <table:table-cell table:formula="of:=AVERAGE([.B32:.D32])" office:value-type="float" office:value="6.08525" calcext:value-type="float">
            <text:p>6.08525</text:p>
          </table:table-cell>
          <table:table-cell table:formula="of:=LN([.A32])" office:value-type="float" office:value="4.97673374242057" calcext:value-type="float">
            <text:p>4.9767337424</text:p>
          </table:table-cell>
          <table:table-cell table:formula="of:=LN([.E32])" office:value-type="float" office:value="1.80586781022989" calcext:value-type="float">
            <text:p>1.8058678102</text:p>
          </table:table-cell>
          <table:table-cell table:formula="of:=0.05/[.A32]" office:value-type="float" office:value="0.000344827586206897" calcext:value-type="float">
            <text:p>0.0003448276</text:p>
          </table:table-cell>
          <table:table-cell table:formula="of:=(MAX([.B32:.D32])-MIN([.B32:.D32]))/(2*[.E32])" office:value-type="float" office:value="0.0050712789121236" calcext:value-type="float">
            <text:p>0.0050712789</text:p>
          </table:table-cell>
          <table:table-cell table:formula="of:=100*[.I32]/[.G32]" office:value-type="float" office:value="0.280822266358357" calcext:value-type="float">
            <text:p>0.280822266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.06677" calcext:value-type="float">
            <text:p>6.06677</text:p>
          </table:table-cell>
          <table:table-cell office:value-type="float" office:value="6.0186" calcext:value-type="float">
            <text:p>6.0186</text:p>
          </table:table-cell>
          <table:table-cell office:value-type="float" office:value="6.04311" calcext:value-type="float">
            <text:p>6.04311</text:p>
          </table:table-cell>
          <table:table-cell table:formula="of:=AVERAGE([.B33:.D33])" office:value-type="float" office:value="6.04282666666667" calcext:value-type="float">
            <text:p>6.0428266667</text:p>
          </table:table-cell>
          <table:table-cell table:formula="of:=LN([.A33])" office:value-type="float" office:value="5.01063529409626" calcext:value-type="float">
            <text:p>5.0106352941</text:p>
          </table:table-cell>
          <table:table-cell table:formula="of:=LN([.E33])" office:value-type="float" office:value="1.79887189364299" calcext:value-type="float">
            <text:p>1.7988718936</text:p>
          </table:table-cell>
          <table:table-cell table:formula="of:=0.05/[.A33]" office:value-type="float" office:value="0.000333333333333333" calcext:value-type="float">
            <text:p>0.0003333333</text:p>
          </table:table-cell>
          <table:table-cell table:formula="of:=(MAX([.B33:.D33])-MIN([.B33:.D33]))/(2*[.E33])" office:value-type="float" office:value="0.00398571750086051" calcext:value-type="float">
            <text:p>0.0039857175</text:p>
          </table:table-cell>
          <table:table-cell table:formula="of:=100*[.I33]/[.G33]" office:value-type="float" office:value="0.221567612176586" calcext:value-type="float">
            <text:p>0.2215676122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6.00607" calcext:value-type="float">
            <text:p>6.00607</text:p>
          </table:table-cell>
          <table:table-cell office:value-type="float" office:value="6.04486" calcext:value-type="float">
            <text:p>6.04486</text:p>
          </table:table-cell>
          <table:table-cell office:value-type="float" office:value="6.03163" calcext:value-type="float">
            <text:p>6.03163</text:p>
          </table:table-cell>
          <table:table-cell table:formula="of:=AVERAGE([.B34:.D34])" office:value-type="float" office:value="6.02752" calcext:value-type="float">
            <text:p>6.02752</text:p>
          </table:table-cell>
          <table:table-cell table:formula="of:=LN([.A34])" office:value-type="float" office:value="5.04342511691925" calcext:value-type="float">
            <text:p>5.0434251169</text:p>
          </table:table-cell>
          <table:table-cell table:formula="of:=LN([.E34])" office:value-type="float" office:value="1.79633564919294" calcext:value-type="float">
            <text:p>1.7963356492</text:p>
          </table:table-cell>
          <table:table-cell table:formula="of:=0.05/[.A34]" office:value-type="float" office:value="0.00032258064516129" calcext:value-type="float">
            <text:p>0.0003225806</text:p>
          </table:table-cell>
          <table:table-cell table:formula="of:=(MAX([.B34:.D34])-MIN([.B34:.D34]))/(2*[.E34])" office:value-type="float" office:value="0.00321774129326818" calcext:value-type="float">
            <text:p>0.0032177413</text:p>
          </table:table-cell>
          <table:table-cell table:formula="of:=100*[.I34]/[.G34]" office:value-type="float" office:value="0.179128065220653" calcext:value-type="float">
            <text:p>0.1791280652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.03023" calcext:value-type="float">
            <text:p>6.03023</text:p>
          </table:table-cell>
          <table:table-cell office:value-type="float" office:value="6.03339" calcext:value-type="float">
            <text:p>6.03339</text:p>
          </table:table-cell>
          <table:table-cell office:value-type="float" office:value="6.02019" calcext:value-type="float">
            <text:p>6.02019</text:p>
          </table:table-cell>
          <table:table-cell table:formula="of:=AVERAGE([.B35:.D35])" office:value-type="float" office:value="6.02793666666667" calcext:value-type="float">
            <text:p>6.0279366667</text:p>
          </table:table-cell>
          <table:table-cell table:formula="of:=LN([.A35])" office:value-type="float" office:value="5.07517381523383" calcext:value-type="float">
            <text:p>5.0751738152</text:p>
          </table:table-cell>
          <table:table-cell table:formula="of:=LN([.E35])" office:value-type="float" office:value="1.79640477418395" calcext:value-type="float">
            <text:p>1.7964047742</text:p>
          </table:table-cell>
          <table:table-cell table:formula="of:=0.05/[.A35]" office:value-type="float" office:value="0.0003125" calcext:value-type="float">
            <text:p>0.0003125</text:p>
          </table:table-cell>
          <table:table-cell table:formula="of:=(MAX([.B35:.D35])-MIN([.B35:.D35]))/(2*[.E35])" office:value-type="float" office:value="0.00109490201456436" calcext:value-type="float">
            <text:p>0.001094902</text:p>
          </table:table-cell>
          <table:table-cell table:formula="of:=100*[.I35]/[.G35]" office:value-type="float" office:value="0.0609496272944243" calcext:value-type="float">
            <text:p>0.0609496273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.01895" calcext:value-type="float">
            <text:p>6.01895</text:p>
          </table:table-cell>
          <table:table-cell office:value-type="float" office:value="5.99831" calcext:value-type="float">
            <text:p>5.99831</text:p>
          </table:table-cell>
          <table:table-cell office:value-type="float" office:value="6.02612" calcext:value-type="float">
            <text:p>6.02612</text:p>
          </table:table-cell>
          <table:table-cell table:formula="of:=AVERAGE([.B36:.D36])" office:value-type="float" office:value="6.01446" calcext:value-type="float">
            <text:p>6.01446</text:p>
          </table:table-cell>
          <table:table-cell table:formula="of:=LN([.A36])" office:value-type="float" office:value="5.10594547390058" calcext:value-type="float">
            <text:p>5.1059454739</text:p>
          </table:table-cell>
          <table:table-cell table:formula="of:=LN([.E36])" office:value-type="float" office:value="1.79416656983548" calcext:value-type="float">
            <text:p>1.7941665698</text:p>
          </table:table-cell>
          <table:table-cell table:formula="of:=0.05/[.A36]" office:value-type="float" office:value="0.000303030303030303" calcext:value-type="float">
            <text:p>0.0003030303</text:p>
          </table:table-cell>
          <table:table-cell table:formula="of:=(MAX([.B36:.D36])-MIN([.B36:.D36]))/(2*[.E36])" office:value-type="float" office:value="0.00231192825291046" calcext:value-type="float">
            <text:p>0.0023119283</text:p>
          </table:table-cell>
          <table:table-cell table:formula="of:=100*[.I36]/[.G36]" office:value-type="float" office:value="0.128858060994998" calcext:value-type="float">
            <text:p>0.12885806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5.98695" calcext:value-type="float">
            <text:p>5.98695</text:p>
          </table:table-cell>
          <table:table-cell office:value-type="float" office:value="5.96534" calcext:value-type="float">
            <text:p>5.96534</text:p>
          </table:table-cell>
          <table:table-cell office:value-type="float" office:value="5.98054" calcext:value-type="float">
            <text:p>5.98054</text:p>
          </table:table-cell>
          <table:table-cell table:formula="of:=AVERAGE([.B37:.D37])" office:value-type="float" office:value="5.97761" calcext:value-type="float">
            <text:p>5.97761</text:p>
          </table:table-cell>
          <table:table-cell table:formula="of:=LN([.A37])" office:value-type="float" office:value="5.13579843705026" calcext:value-type="float">
            <text:p>5.1357984371</text:p>
          </table:table-cell>
          <table:table-cell table:formula="of:=LN([.E37])" office:value-type="float" office:value="1.78802082252314" calcext:value-type="float">
            <text:p>1.7880208225</text:p>
          </table:table-cell>
          <table:table-cell table:formula="of:=0.05/[.A37]" office:value-type="float" office:value="0.000294117647058824" calcext:value-type="float">
            <text:p>0.0002941176</text:p>
          </table:table-cell>
          <table:table-cell table:formula="of:=(MAX([.B37:.D37])-MIN([.B37:.D37]))/(2*[.E37])" office:value-type="float" office:value="0.0018075786141953" calcext:value-type="float">
            <text:p>0.0018075786</text:p>
          </table:table-cell>
          <table:table-cell table:formula="of:=100*[.I37]/[.G37]" office:value-type="float" office:value="0.101093823484928" calcext:value-type="float">
            <text:p>0.101093823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5.9834" calcext:value-type="float">
            <text:p>5.9834</text:p>
          </table:table-cell>
          <table:table-cell office:value-type="float" office:value="5.99208" calcext:value-type="float">
            <text:p>5.99208</text:p>
          </table:table-cell>
          <table:table-cell office:value-type="float" office:value="5.9733" calcext:value-type="float">
            <text:p>5.9733</text:p>
          </table:table-cell>
          <table:table-cell table:formula="of:=AVERAGE([.B38:.D38])" office:value-type="float" office:value="5.98292666666667" calcext:value-type="float">
            <text:p>5.9829266667</text:p>
          </table:table-cell>
          <table:table-cell table:formula="of:=LN([.A38])" office:value-type="float" office:value="5.16478597392351" calcext:value-type="float">
            <text:p>5.1647859739</text:p>
          </table:table-cell>
          <table:table-cell table:formula="of:=LN([.E38])" office:value-type="float" office:value="1.78890985738253" calcext:value-type="float">
            <text:p>1.7889098574</text:p>
          </table:table-cell>
          <table:table-cell table:formula="of:=0.05/[.A38]" office:value-type="float" office:value="0.000285714285714286" calcext:value-type="float">
            <text:p>0.0002857143</text:p>
          </table:table-cell>
          <table:table-cell table:formula="of:=(MAX([.B38:.D38])-MIN([.B38:.D38]))/(2*[.E38])" office:value-type="float" office:value="0.00156946600270321" calcext:value-type="float">
            <text:p>0.001569466</text:p>
          </table:table-cell>
          <table:table-cell table:formula="of:=100*[.I38]/[.G38]" office:value-type="float" office:value="0.0877330960096335" calcext:value-type="float">
            <text:p>0.087733096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.99283" calcext:value-type="float">
            <text:p>5.99283</text:p>
          </table:table-cell>
          <table:table-cell office:value-type="float" office:value="5.97257" calcext:value-type="float">
            <text:p>5.97257</text:p>
          </table:table-cell>
          <table:table-cell office:value-type="float" office:value="6.00987" calcext:value-type="float">
            <text:p>6.00987</text:p>
          </table:table-cell>
          <table:table-cell table:formula="of:=AVERAGE([.B39:.D39])" office:value-type="float" office:value="5.99175666666667" calcext:value-type="float">
            <text:p>5.9917566667</text:p>
          </table:table-cell>
          <table:table-cell table:formula="of:=LN([.A39])" office:value-type="float" office:value="5.19295685089021" calcext:value-type="float">
            <text:p>5.1929568509</text:p>
          </table:table-cell>
          <table:table-cell table:formula="of:=LN([.E39])" office:value-type="float" office:value="1.7903846356885" calcext:value-type="float">
            <text:p>1.7903846357</text:p>
          </table:table-cell>
          <table:table-cell table:formula="of:=0.05/[.A39]" office:value-type="float" office:value="0.000277777777777778" calcext:value-type="float">
            <text:p>0.0002777778</text:p>
          </table:table-cell>
          <table:table-cell table:formula="of:=(MAX([.B39:.D39])-MIN([.B39:.D39]))/(2*[.E39])" office:value-type="float" office:value="0.0031126097132338" calcext:value-type="float">
            <text:p>0.0031126097</text:p>
          </table:table-cell>
          <table:table-cell table:formula="of:=100*[.I39]/[.G39]" office:value-type="float" office:value="0.173851453547402" calcext:value-type="float">
            <text:p>0.173851453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.93682" calcext:value-type="float">
            <text:p>5.93682</text:p>
          </table:table-cell>
          <table:table-cell office:value-type="float" office:value="5.95015" calcext:value-type="float">
            <text:p>5.95015</text:p>
          </table:table-cell>
          <table:table-cell office:value-type="float" office:value="5.92632" calcext:value-type="float">
            <text:p>5.92632</text:p>
          </table:table-cell>
          <table:table-cell table:formula="of:=AVERAGE([.B40:.D40])" office:value-type="float" office:value="5.93776333333333" calcext:value-type="float">
            <text:p>5.9377633333</text:p>
          </table:table-cell>
          <table:table-cell table:formula="of:=LN([.A40])" office:value-type="float" office:value="5.22035582507832" calcext:value-type="float">
            <text:p>5.2203558251</text:p>
          </table:table-cell>
          <table:table-cell table:formula="of:=LN([.E40])" office:value-type="float" office:value="1.78133251925448" calcext:value-type="float">
            <text:p>1.7813325193</text:p>
          </table:table-cell>
          <table:table-cell table:formula="of:=0.05/[.A40]" office:value-type="float" office:value="0.00027027027027027" calcext:value-type="float">
            <text:p>0.0002702703</text:p>
          </table:table-cell>
          <table:table-cell table:formula="of:=(MAX([.B40:.D40])-MIN([.B40:.D40]))/(2*[.E40])" office:value-type="float" office:value="0.00200664784551304" calcext:value-type="float">
            <text:p>0.0020066478</text:p>
          </table:table-cell>
          <table:table-cell table:formula="of:=100*[.I40]/[.G40]" office:value-type="float" office:value="0.11264869550312" calcext:value-type="float">
            <text:p>0.112648695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5.92423" calcext:value-type="float">
            <text:p>5.92423</text:p>
          </table:table-cell>
          <table:table-cell office:value-type="float" office:value="5.91023" calcext:value-type="float">
            <text:p>5.91023</text:p>
          </table:table-cell>
          <table:table-cell office:value-type="float" office:value="5.87655" calcext:value-type="float">
            <text:p>5.87655</text:p>
          </table:table-cell>
          <table:table-cell table:formula="of:=AVERAGE([.B41:.D41])" office:value-type="float" office:value="5.90367" calcext:value-type="float">
            <text:p>5.90367</text:p>
          </table:table-cell>
          <table:table-cell table:formula="of:=LN([.A41])" office:value-type="float" office:value="5.24702407216049" calcext:value-type="float">
            <text:p>5.2470240722</text:p>
          </table:table-cell>
          <table:table-cell table:formula="of:=LN([.E41])" office:value-type="float" office:value="1.77557419142708" calcext:value-type="float">
            <text:p>1.7755741914</text:p>
          </table:table-cell>
          <table:table-cell table:formula="of:=0.05/[.A41]" office:value-type="float" office:value="0.000263157894736842" calcext:value-type="float">
            <text:p>0.0002631579</text:p>
          </table:table-cell>
          <table:table-cell table:formula="of:=(MAX([.B41:.D41])-MIN([.B41:.D41]))/(2*[.E41])" office:value-type="float" office:value="0.00403816608990676" calcext:value-type="float">
            <text:p>0.0040381661</text:p>
          </table:table-cell>
          <table:table-cell table:formula="of:=100*[.I41]/[.G41]" office:value-type="float" office:value="0.227428744425552" calcext:value-type="float">
            <text:p>0.2274287444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5.9491" calcext:value-type="float">
            <text:p>5.9491</text:p>
          </table:table-cell>
          <table:table-cell office:value-type="float" office:value="5.87687" calcext:value-type="float">
            <text:p>5.87687</text:p>
          </table:table-cell>
          <table:table-cell office:value-type="float" office:value="5.91014" calcext:value-type="float">
            <text:p>5.91014</text:p>
          </table:table-cell>
          <table:table-cell table:formula="of:=AVERAGE([.B42:.D42])" office:value-type="float" office:value="5.91203666666667" calcext:value-type="float">
            <text:p>5.9120366667</text:p>
          </table:table-cell>
          <table:table-cell table:formula="of:=LN([.A42])" office:value-type="float" office:value="5.27299955856375" calcext:value-type="float">
            <text:p>5.2729995586</text:p>
          </table:table-cell>
          <table:table-cell table:formula="of:=LN([.E42])" office:value-type="float" office:value="1.77699038570154" calcext:value-type="float">
            <text:p>1.7769903857</text:p>
          </table:table-cell>
          <table:table-cell table:formula="of:=0.05/[.A42]" office:value-type="float" office:value="0.000256410256410256" calcext:value-type="float">
            <text:p>0.0002564103</text:p>
          </table:table-cell>
          <table:table-cell table:formula="of:=(MAX([.B42:.D42])-MIN([.B42:.D42]))/(2*[.E42])" office:value-type="float" office:value="0.00610872395356135" calcext:value-type="float">
            <text:p>0.006108724</text:p>
          </table:table-cell>
          <table:table-cell table:formula="of:=100*[.I42]/[.G42]" office:value-type="float" office:value="0.343767979991049" calcext:value-type="float">
            <text:p>0.3437679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.94123" calcext:value-type="float">
            <text:p>5.94123</text:p>
          </table:table-cell>
          <table:table-cell office:value-type="float" office:value="5.87565" calcext:value-type="float">
            <text:p>5.87565</text:p>
          </table:table-cell>
          <table:table-cell office:value-type="float" office:value="5.87462" calcext:value-type="float">
            <text:p>5.87462</text:p>
          </table:table-cell>
          <table:table-cell table:formula="of:=AVERAGE([.B43:.D43])" office:value-type="float" office:value="5.89716666666667" calcext:value-type="float">
            <text:p>5.8971666667</text:p>
          </table:table-cell>
          <table:table-cell table:formula="of:=LN([.A43])" office:value-type="float" office:value="5.29831736654804" calcext:value-type="float">
            <text:p>5.2983173665</text:p>
          </table:table-cell>
          <table:table-cell table:formula="of:=LN([.E43])" office:value-type="float" office:value="1.77447200957754" calcext:value-type="float">
            <text:p>1.7744720096</text:p>
          </table:table-cell>
          <table:table-cell table:formula="of:=0.05/[.A43]" office:value-type="float" office:value="0.00025" calcext:value-type="float">
            <text:p>0.00025</text:p>
          </table:table-cell>
          <table:table-cell table:formula="of:=(MAX([.B43:.D43])-MIN([.B43:.D43]))/(2*[.E43])" office:value-type="float" office:value="0.00564762739168526" calcext:value-type="float">
            <text:p>0.0056476274</text:p>
          </table:table-cell>
          <table:table-cell table:formula="of:=100*[.I43]/[.G43]" office:value-type="float" office:value="0.318270863738776" calcext:value-type="float">
            <text:p>0.3182708637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5.92821" calcext:value-type="float">
            <text:p>5.92821</text:p>
          </table:table-cell>
          <table:table-cell office:value-type="float" office:value="5.93377" calcext:value-type="float">
            <text:p>5.93377</text:p>
          </table:table-cell>
          <table:table-cell office:value-type="float" office:value="5.88367" calcext:value-type="float">
            <text:p>5.88367</text:p>
          </table:table-cell>
          <table:table-cell table:formula="of:=AVERAGE([.B44:.D44])" office:value-type="float" office:value="5.91521666666667" calcext:value-type="float">
            <text:p>5.9152166667</text:p>
          </table:table-cell>
          <table:table-cell table:formula="of:=LN([.A44])" office:value-type="float" office:value="5.32300997913841" calcext:value-type="float">
            <text:p>5.3230099791</text:p>
          </table:table-cell>
          <table:table-cell table:formula="of:=LN([.E44])" office:value-type="float" office:value="1.77752812679612" calcext:value-type="float">
            <text:p>1.7775281268</text:p>
          </table:table-cell>
          <table:table-cell table:formula="of:=0.05/[.A44]" office:value-type="float" office:value="0.00024390243902439" calcext:value-type="float">
            <text:p>0.0002439024</text:p>
          </table:table-cell>
          <table:table-cell table:formula="of:=(MAX([.B44:.D44])-MIN([.B44:.D44]))/(2*[.E44])" office:value-type="float" office:value="0.00423484065108911" calcext:value-type="float">
            <text:p>0.0042348407</text:p>
          </table:table-cell>
          <table:table-cell table:formula="of:=100*[.I44]/[.G44]" office:value-type="float" office:value="0.238243242807198" calcext:value-type="float">
            <text:p>0.2382432428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.90936" calcext:value-type="float">
            <text:p>5.90936</text:p>
          </table:table-cell>
          <table:table-cell office:value-type="float" office:value="5.87927" calcext:value-type="float">
            <text:p>5.87927</text:p>
          </table:table-cell>
          <table:table-cell office:value-type="float" office:value="5.88493" calcext:value-type="float">
            <text:p>5.88493</text:p>
          </table:table-cell>
          <table:table-cell table:formula="of:=AVERAGE([.B45:.D45])" office:value-type="float" office:value="5.89118666666667" calcext:value-type="float">
            <text:p>5.8911866667</text:p>
          </table:table-cell>
          <table:table-cell table:formula="of:=LN([.A45])" office:value-type="float" office:value="5.34710753071747" calcext:value-type="float">
            <text:p>5.3471075307</text:p>
          </table:table-cell>
          <table:table-cell table:formula="of:=LN([.E45])" office:value-type="float" office:value="1.77345744879134" calcext:value-type="float">
            <text:p>1.7734574488</text:p>
          </table:table-cell>
          <table:table-cell table:formula="of:=0.05/[.A45]" office:value-type="float" office:value="0.000238095238095238" calcext:value-type="float">
            <text:p>0.0002380952</text:p>
          </table:table-cell>
          <table:table-cell table:formula="of:=(MAX([.B45:.D45])-MIN([.B45:.D45]))/(2*[.E45])" office:value-type="float" office:value="0.00255381485111096" calcext:value-type="float">
            <text:p>0.0025538149</text:p>
          </table:table-cell>
          <table:table-cell table:formula="of:=100*[.I45]/[.G45]" office:value-type="float" office:value="0.144002036973114" calcext:value-type="float">
            <text:p>0.144002037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5.87064" calcext:value-type="float">
            <text:p>5.87064</text:p>
          </table:table-cell>
          <table:table-cell office:value-type="float" office:value="5.85094" calcext:value-type="float">
            <text:p>5.85094</text:p>
          </table:table-cell>
          <table:table-cell office:value-type="float" office:value="5.8397" calcext:value-type="float">
            <text:p>5.8397</text:p>
          </table:table-cell>
          <table:table-cell table:formula="of:=AVERAGE([.B46:.D46])" office:value-type="float" office:value="5.85376" calcext:value-type="float">
            <text:p>5.85376</text:p>
          </table:table-cell>
          <table:table-cell table:formula="of:=LN([.A46])" office:value-type="float" office:value="5.37063802812766" calcext:value-type="float">
            <text:p>5.3706380281</text:p>
          </table:table-cell>
          <table:table-cell table:formula="of:=LN([.E46])" office:value-type="float" office:value="1.7670841898208" calcext:value-type="float">
            <text:p>1.7670841898</text:p>
          </table:table-cell>
          <table:table-cell table:formula="of:=0.05/[.A46]" office:value-type="float" office:value="0.000232558139534884" calcext:value-type="float">
            <text:p>0.0002325581</text:p>
          </table:table-cell>
          <table:table-cell table:formula="of:=(MAX([.B46:.D46])-MIN([.B46:.D46]))/(2*[.E46])" office:value-type="float" office:value="0.00264274585907179" calcext:value-type="float">
            <text:p>0.0026427459</text:p>
          </table:table-cell>
          <table:table-cell table:formula="of:=100*[.I46]/[.G46]" office:value-type="float" office:value="0.149554043564829" calcext:value-type="float">
            <text:p>0.1495540436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5.88046" calcext:value-type="float">
            <text:p>5.88046</text:p>
          </table:table-cell>
          <table:table-cell office:value-type="float" office:value="5.82047" calcext:value-type="float">
            <text:p>5.82047</text:p>
          </table:table-cell>
          <table:table-cell office:value-type="float" office:value="5.82745" calcext:value-type="float">
            <text:p>5.82745</text:p>
          </table:table-cell>
          <table:table-cell table:formula="of:=AVERAGE([.B47:.D47])" office:value-type="float" office:value="5.84279333333333" calcext:value-type="float">
            <text:p>5.8427933333</text:p>
          </table:table-cell>
          <table:table-cell table:formula="of:=LN([.A47])" office:value-type="float" office:value="5.39362754635236" calcext:value-type="float">
            <text:p>5.3936275464</text:p>
          </table:table-cell>
          <table:table-cell table:formula="of:=LN([.E47])" office:value-type="float" office:value="1.76520899298841" calcext:value-type="float">
            <text:p>1.765208993</text:p>
          </table:table-cell>
          <table:table-cell table:formula="of:=0.05/[.A47]" office:value-type="float" office:value="0.000227272727272727" calcext:value-type="float">
            <text:p>0.0002272727</text:p>
          </table:table-cell>
          <table:table-cell table:formula="of:=(MAX([.B47:.D47])-MIN([.B47:.D47]))/(2*[.E47])" office:value-type="float" office:value="0.00513367464648758" calcext:value-type="float">
            <text:p>0.0051336746</text:p>
          </table:table-cell>
          <table:table-cell table:formula="of:=100*[.I47]/[.G47]" office:value-type="float" office:value="0.290825316825319" calcext:value-type="float">
            <text:p>0.2908253168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5.82611" calcext:value-type="float">
            <text:p>5.82611</text:p>
          </table:table-cell>
          <table:table-cell office:value-type="float" office:value="5.82581" calcext:value-type="float">
            <text:p>5.82581</text:p>
          </table:table-cell>
          <table:table-cell office:value-type="float" office:value="5.88136" calcext:value-type="float">
            <text:p>5.88136</text:p>
          </table:table-cell>
          <table:table-cell table:formula="of:=AVERAGE([.B48:.D48])" office:value-type="float" office:value="5.84442666666667" calcext:value-type="float">
            <text:p>5.8444266667</text:p>
          </table:table-cell>
          <table:table-cell table:formula="of:=LN([.A48])" office:value-type="float" office:value="5.41610040220442" calcext:value-type="float">
            <text:p>5.4161004022</text:p>
          </table:table-cell>
          <table:table-cell table:formula="of:=LN([.E48])" office:value-type="float" office:value="1.76548850057772" calcext:value-type="float">
            <text:p>1.7654885006</text:p>
          </table:table-cell>
          <table:table-cell table:formula="of:=0.05/[.A48]" office:value-type="float" office:value="0.000222222222222222" calcext:value-type="float">
            <text:p>0.0002222222</text:p>
          </table:table-cell>
          <table:table-cell table:formula="of:=(MAX([.B48:.D48])-MIN([.B48:.D48]))/(2*[.E48])" office:value-type="float" office:value="0.00475239088179738" calcext:value-type="float">
            <text:p>0.0047523909</text:p>
          </table:table-cell>
          <table:table-cell table:formula="of:=100*[.I48]/[.G48]" office:value-type="float" office:value="0.269182771807477" calcext:value-type="float">
            <text:p>0.2691827718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5.87184" calcext:value-type="float">
            <text:p>5.87184</text:p>
          </table:table-cell>
          <table:table-cell office:value-type="float" office:value="5.88903" calcext:value-type="float">
            <text:p>5.88903</text:p>
          </table:table-cell>
          <table:table-cell office:value-type="float" office:value="5.92599" calcext:value-type="float">
            <text:p>5.92599</text:p>
          </table:table-cell>
          <table:table-cell table:formula="of:=AVERAGE([.B49:.D49])" office:value-type="float" office:value="5.89562" calcext:value-type="float">
            <text:p>5.89562</text:p>
          </table:table-cell>
          <table:table-cell table:formula="of:=LN([.A49])" office:value-type="float" office:value="5.4380793089232" calcext:value-type="float">
            <text:p>5.4380793089</text:p>
          </table:table-cell>
          <table:table-cell table:formula="of:=LN([.E49])" office:value-type="float" office:value="1.77420970233512" calcext:value-type="float">
            <text:p>1.7742097023</text:p>
          </table:table-cell>
          <table:table-cell table:formula="of:=0.05/[.A49]" office:value-type="float" office:value="0.000217391304347826" calcext:value-type="float">
            <text:p>0.0002173913</text:p>
          </table:table-cell>
          <table:table-cell table:formula="of:=(MAX([.B49:.D49])-MIN([.B49:.D49]))/(2*[.E49])" office:value-type="float" office:value="0.00459239231836523" calcext:value-type="float">
            <text:p>0.0045923923</text:p>
          </table:table-cell>
          <table:table-cell table:formula="of:=100*[.I49]/[.G49]" office:value-type="float" office:value="0.258841573931254" calcext:value-type="float">
            <text:p>0.2588415739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5.93425" calcext:value-type="float">
            <text:p>5.93425</text:p>
          </table:table-cell>
          <table:table-cell office:value-type="float" office:value="5.92332" calcext:value-type="float">
            <text:p>5.92332</text:p>
          </table:table-cell>
          <table:table-cell office:value-type="float" office:value="5.89069" calcext:value-type="float">
            <text:p>5.89069</text:p>
          </table:table-cell>
          <table:table-cell table:formula="of:=AVERAGE([.B50:.D50])" office:value-type="float" office:value="5.91608666666667" calcext:value-type="float">
            <text:p>5.9160866667</text:p>
          </table:table-cell>
          <table:table-cell table:formula="of:=LN([.A50])" office:value-type="float" office:value="5.45958551414416" calcext:value-type="float">
            <text:p>5.4595855141</text:p>
          </table:table-cell>
          <table:table-cell table:formula="of:=LN([.E50])" office:value-type="float" office:value="1.77767519427923" calcext:value-type="float">
            <text:p>1.7776751943</text:p>
          </table:table-cell>
          <table:table-cell table:formula="of:=0.05/[.A50]" office:value-type="float" office:value="0.000212765957446808" calcext:value-type="float">
            <text:p>0.000212766</text:p>
          </table:table-cell>
          <table:table-cell table:formula="of:=(MAX([.B50:.D50])-MIN([.B50:.D50]))/(2*[.E50])" office:value-type="float" office:value="0.00368148765005698" calcext:value-type="float">
            <text:p>0.0036814877</text:p>
          </table:table-cell>
          <table:table-cell table:formula="of:=100*[.I50]/[.G50]" office:value-type="float" office:value="0.2070956304" calcext:value-type="float">
            <text:p>0.2070956304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6.01783" calcext:value-type="float">
            <text:p>6.01783</text:p>
          </table:table-cell>
          <table:table-cell office:value-type="float" office:value="5.97154" calcext:value-type="float">
            <text:p>5.97154</text:p>
          </table:table-cell>
          <table:table-cell office:value-type="float" office:value="5.98008" calcext:value-type="float">
            <text:p>5.98008</text:p>
          </table:table-cell>
          <table:table-cell table:formula="of:=AVERAGE([.B51:.D51])" office:value-type="float" office:value="5.98981666666667" calcext:value-type="float">
            <text:p>5.9898166667</text:p>
          </table:table-cell>
          <table:table-cell table:formula="of:=LN([.A51])" office:value-type="float" office:value="5.48063892334199" calcext:value-type="float">
            <text:p>5.4806389233</text:p>
          </table:table-cell>
          <table:table-cell table:formula="of:=LN([.E51])" office:value-type="float" office:value="1.79006080509247" calcext:value-type="float">
            <text:p>1.7900608051</text:p>
          </table:table-cell>
          <table:table-cell table:formula="of:=0.05/[.A51]" office:value-type="float" office:value="0.000208333333333333" calcext:value-type="float">
            <text:p>0.0002083333</text:p>
          </table:table-cell>
          <table:table-cell table:formula="of:=(MAX([.B51:.D51])-MIN([.B51:.D51]))/(2*[.E51])" office:value-type="float" office:value="0.00386405816538625" calcext:value-type="float">
            <text:p>0.0038640582</text:p>
          </table:table-cell>
          <table:table-cell table:formula="of:=100*[.I51]/[.G51]" office:value-type="float" office:value="0.215861838569592" calcext:value-type="float">
            <text:p>0.2158618386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6.04742" calcext:value-type="float">
            <text:p>6.04742</text:p>
          </table:table-cell>
          <table:table-cell office:value-type="float" office:value="6.06368" calcext:value-type="float">
            <text:p>6.06368</text:p>
          </table:table-cell>
          <table:table-cell office:value-type="float" office:value="6.00621" calcext:value-type="float">
            <text:p>6.00621</text:p>
          </table:table-cell>
          <table:table-cell table:formula="of:=AVERAGE([.B52:.D52])" office:value-type="float" office:value="6.03910333333333" calcext:value-type="float">
            <text:p>6.0391033333</text:p>
          </table:table-cell>
          <table:table-cell table:formula="of:=LN([.A52])" office:value-type="float" office:value="5.50125821054473" calcext:value-type="float">
            <text:p>5.5012582105</text:p>
          </table:table-cell>
          <table:table-cell table:formula="of:=LN([.E52])" office:value-type="float" office:value="1.79825554618009" calcext:value-type="float">
            <text:p>1.7982555462</text:p>
          </table:table-cell>
          <table:table-cell table:formula="of:=0.05/[.A52]" office:value-type="float" office:value="0.000204081632653061" calcext:value-type="float">
            <text:p>0.0002040816</text:p>
          </table:table-cell>
          <table:table-cell table:formula="of:=(MAX([.B52:.D52])-MIN([.B52:.D52]))/(2*[.E52])" office:value-type="float" office:value="0.00475815670207107" calcext:value-type="float">
            <text:p>0.0047581567</text:p>
          </table:table-cell>
          <table:table-cell table:formula="of:=100*[.I52]/[.G52]" office:value-type="float" office:value="0.264598472234855" calcext:value-type="float">
            <text:p>0.2645984722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6.1549" calcext:value-type="float">
            <text:p>6.1549</text:p>
          </table:table-cell>
          <table:table-cell office:value-type="float" office:value="6.10834" calcext:value-type="float">
            <text:p>6.10834</text:p>
          </table:table-cell>
          <table:table-cell office:value-type="float" office:value="6.13617" calcext:value-type="float">
            <text:p>6.13617</text:p>
          </table:table-cell>
          <table:table-cell table:formula="of:=AVERAGE([.B53:.D53])" office:value-type="float" office:value="6.13313666666667" calcext:value-type="float">
            <text:p>6.1331366667</text:p>
          </table:table-cell>
          <table:table-cell table:formula="of:=LN([.A53])" office:value-type="float" office:value="5.52146091786225" calcext:value-type="float">
            <text:p>5.5214609179</text:p>
          </table:table-cell>
          <table:table-cell table:formula="of:=LN([.E53])" office:value-type="float" office:value="1.81370631021534" calcext:value-type="float">
            <text:p>1.8137063102</text:p>
          </table:table-cell>
          <table:table-cell table:formula="of:=0.05/[.A53]" office:value-type="float" office:value="0.0002" calcext:value-type="float">
            <text:p>0.0002</text:p>
          </table:table-cell>
          <table:table-cell table:formula="of:=(MAX([.B53:.D53])-MIN([.B53:.D53]))/(2*[.E53])" office:value-type="float" office:value="0.00379577388622783" calcext:value-type="float">
            <text:p>0.0037957739</text:p>
          </table:table-cell>
          <table:table-cell table:formula="of:=100*[.I53]/[.G53]" office:value-type="float" office:value="0.209282719305154" calcext:value-type="float">
            <text:p>0.2092827193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6.24576" calcext:value-type="float">
            <text:p>6.24576</text:p>
          </table:table-cell>
          <table:table-cell office:value-type="float" office:value="6.18534" calcext:value-type="float">
            <text:p>6.18534</text:p>
          </table:table-cell>
          <table:table-cell office:value-type="float" office:value="6.25957" calcext:value-type="float">
            <text:p>6.25957</text:p>
          </table:table-cell>
          <table:table-cell table:formula="of:=AVERAGE([.B54:.D54])" office:value-type="float" office:value="6.23022333333333" calcext:value-type="float">
            <text:p>6.2302233333</text:p>
          </table:table-cell>
          <table:table-cell table:formula="of:=LN([.A54])" office:value-type="float" office:value="5.54126354515843" calcext:value-type="float">
            <text:p>5.5412635452</text:p>
          </table:table-cell>
          <table:table-cell table:formula="of:=LN([.E54])" office:value-type="float" office:value="1.82941218020392" calcext:value-type="float">
            <text:p>1.8294121802</text:p>
          </table:table-cell>
          <table:table-cell table:formula="of:=0.05/[.A54]" office:value-type="float" office:value="0.000196078431372549" calcext:value-type="float">
            <text:p>0.0001960784</text:p>
          </table:table-cell>
          <table:table-cell table:formula="of:=(MAX([.B54:.D54])-MIN([.B54:.D54]))/(2*[.E54])" office:value-type="float" office:value="0.00595725032863991" calcext:value-type="float">
            <text:p>0.0059572503</text:p>
          </table:table-cell>
          <table:table-cell table:formula="of:=100*[.I54]/[.G54]" office:value-type="float" office:value="0.325637403812183" calcext:value-type="float">
            <text:p>0.3256374038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6.35564" calcext:value-type="float">
            <text:p>6.35564</text:p>
          </table:table-cell>
          <table:table-cell office:value-type="float" office:value="6.37151" calcext:value-type="float">
            <text:p>6.37151</text:p>
          </table:table-cell>
          <table:table-cell office:value-type="float" office:value="6.3712" calcext:value-type="float">
            <text:p>6.3712</text:p>
          </table:table-cell>
          <table:table-cell table:formula="of:=AVERAGE([.B55:.D55])" office:value-type="float" office:value="6.36611666666667" calcext:value-type="float">
            <text:p>6.3661166667</text:p>
          </table:table-cell>
          <table:table-cell table:formula="of:=LN([.A55])" office:value-type="float" office:value="5.56068163101553" calcext:value-type="float">
            <text:p>5.560681631</text:p>
          </table:table-cell>
          <table:table-cell table:formula="of:=LN([.E55])" office:value-type="float" office:value="1.85098965521831" calcext:value-type="float">
            <text:p>1.8509896552</text:p>
          </table:table-cell>
          <table:table-cell table:formula="of:=0.05/[.A55]" office:value-type="float" office:value="0.000192307692307692" calcext:value-type="float">
            <text:p>0.0001923077</text:p>
          </table:table-cell>
          <table:table-cell table:formula="of:=(MAX([.B55:.D55])-MIN([.B55:.D55]))/(2*[.E55])" office:value-type="float" office:value="0.00124644275552597" calcext:value-type="float">
            <text:p>0.0012464428</text:p>
          </table:table-cell>
          <table:table-cell table:formula="of:=100*[.I55]/[.G55]" office:value-type="float" office:value="0.0673392610278506" calcext:value-type="float">
            <text:p>0.067339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minutes number:style="long"/>
      <number:text>:</number:text>
      <number:seconds number:style="long"/>
      <number:text>.</number:text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fill-character> </loext:fill-character>
      <number:text>-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2_20_1_20_kHz" style:display-name="PageStyle_D2 1 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_20_30kHz" style:display-name="PageStyle_D2 30kH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2_20_5kHz" style:display-name="PageStyle_D2 5kH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2_20_100kHz" style:display-name="PageStyle_D2 100kHz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7-11-20T16:06:16.093808942</dc:date>
    <meta:generator>LibreOffice/5.1.6.2.0$Linux_X86_64 LibreOffice_project/10$Build-2</meta:generator>
    <meta:editing-duration>PT6M23S</meta:editing-duration>
    <meta:editing-cycles>1</meta:editing-cycles>
    <meta:document-statistic meta:table-count="5" meta:cell-count="1297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4.818cm" svg:height="17.728cm" xlink:href=".." xlink:type="simple" chart:class="chart:scatter" chart:style-name="ch1">
        <chart:legend chart:legend-position="end" svg:x="22.687cm" svg:y="8.591cm" style:legend-expansion="high" chart:style-name="ch2"/>
        <chart:plot-area chart:style-name="ch3" table:cell-range-address="'D2 1 kHz'.F4:'D2 1 kHz'.F29 'D2 1 kHz'.H4:'D2 1 kHz'.H29" svg:x="0.496cm" svg:y="0.354cm" svg:width="21.695cm" svg:height="17.02cm">
          <chartooo:coordinate-region svg:x="1.382cm" svg:y="0.528cm" svg:width="20.715cm" svg:height="16.2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2 1 kHz'.H4:'D2 1 kHz'.H29" chart:class="chart:scatter">
            <chart:domain table:cell-range-address="'D2 1 kHz'.F4:'D2 1 kHz'.F29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258509299405">
                <text:p>2.30258509299405</text:p>
                <draw:g>
                  <svg:desc>'D2 1 kHz'.F4:'D2 1 kHz'.F29</svg:desc>
                </draw:g>
              </table:table-cell>
              <table:table-cell office:value-type="float" office:value="3.24637036205759">
                <text:p>3.24637036205759</text:p>
                <draw:g>
                  <svg:desc>'D2 1 kHz'.H4:'D2 1 kHz'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3.17702691436128">
                <text:p>3.17702691436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3.16013875383974">
                <text:p>3.16013875383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3.1911551322676">
                <text:p>3.1911551322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4702407216049">
                <text:p>5.24702407216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34710753071747">
                <text:p>5.34710753071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9362754635236">
                <text:p>5.39362754635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380793089232">
                <text:p>5.438079308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48063892334199">
                <text:p>5.48063892334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52146091786225">
                <text:p>5.52146091786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56068163101553">
                <text:p>5.560681631015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15cm" svg:height="7.62cm" xlink:href=".." xlink:type="simple" chart:class="chart:scatter" chart:style-name="ch1">
        <chart:title svg:x="5.428cm" svg:y="0.288cm" chart:style-name="ch2">
          <text:p>5 kHz</text:p>
        </chart:title>
        <chart:legend chart:legend-position="end" svg:x="11.681cm" svg:y="3.537cm" style:legend-expansion="high" chart:style-name="ch3"/>
        <chart:plot-area chart:style-name="ch4" table:cell-range-address="'D2 5kHz'.F4:'D2 5kHz'.G23 'D2 5kHz'.G1:'D2 5kHz'.G2" chart:data-source-has-labels="row" svg:x="0.25cm" svg:y="1.457cm" svg:width="11.181cm" svg:height="6.011cm">
          <chartooo:coordinate-region svg:x="0.951cm" svg:y="1.63cm" svg:width="10.253cm" svg:height="5.2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2 5kHz'.G4:'D2 5kHz'.G23" chart:label-cell-address="'D2 5kHz'.G1:'D2 5kHz'.G2" chart:class="chart:scatter">
            <chart:domain table:cell-range-address="'D2 5kHz'.F4:'D2 5kHz'.F23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2 5kHz'.G1:'D2 5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30258509299405">
                <text:p>2.30258509299405</text:p>
                <draw:g>
                  <svg:desc>'D2 5kHz'.F4:'D2 5kHz'.F23</svg:desc>
                </draw:g>
              </table:table-cell>
              <table:table-cell office:value-type="float" office:value="2.64973818093781">
                <text:p>2.64973818093781</text:p>
                <draw:g>
                  <svg:desc>'D2 5kHz'.G4:'D2 5kHz'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37723172956585">
                <text:p>2.37723172956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22297967858276">
                <text:p>2.22297967858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1206638560614">
                <text:p>2.1206638560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03969232222503">
                <text:p>2.03969232222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1.97252101353874">
                <text:p>1.97252101353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1.9217974754107">
                <text:p>1.9217974754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1.87866371084927">
                <text:p>1.87866371084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1.83679019460236">
                <text:p>1.83679019460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1.80426154710432">
                <text:p>1.80426154710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1.78667154767911">
                <text:p>1.78667154767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1.77215748846768">
                <text:p>1.77215748846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1.76998580070574">
                <text:p>1.76998580070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1.75541124873685">
                <text:p>1.75541124873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1.75123777683482">
                <text:p>1.75123777683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1.74210751715941">
                <text:p>1.74210751715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1.74322902132943">
                <text:p>1.74322902132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1.73705510057805">
                <text:p>1.737055100578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4702407216049">
                <text:p>5.24702407216049</text:p>
              </table:table-cell>
              <table:table-cell office:value-type="float" office:value="1.72804964166613">
                <text:p>1.72804964166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29831736654804">
                <text:p>5.29831736654804</text:p>
              </table:table-cell>
              <table:table-cell office:value-type="float" office:value="1.72880665315837">
                <text:p>1.728806653158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